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vnd.sun.star.oleobject" manifest:full-path="Obj0013E8CE"/>
  <manifest:file-entry manifest:media-type="application/binary" manifest:full-path="layout-cache"/>
  <manifest:file-entry manifest:media-type="application/x-openoffice-wmf;windows_formatname=&quot;Image WMF&quot;" manifest:full-path="ObjectReplacements/Obj0013E8CE"/>
  <manifest:file-entry manifest:media-type="application/x-openoffice-wmf;windows_formatname=&quot;Image WMF&quot;" manifest:full-path="ObjectReplacements/Obj0013F032"/>
  <manifest:file-entry manifest:media-type="application/x-openoffice-wmf;windows_formatname=&quot;Image WMF&quot;" manifest:full-path="ObjectReplacements/Obj0013F03E"/>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0013F032"/>
  <manifest:file-entry manifest:media-type="application/vnd.sun.star.oleobject" manifest:full-path="Obj0013F03E"/>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Courier1" svg:font-family="Courier" style:font-family-generic="modern" style:font-pitch="fixed"/>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4.2875in" fo:margin-left="0.3847in" fo:margin-right="0.3271in" table:align="margins" style:may-break-between-rows="false" style:writing-mode="lr-tb"/>
    </style:style>
    <style:style style:name="Table1.A" style:family="table-column">
      <style:table-column-properties style:column-width="0.9333in" style:rel-column-width="14262*"/>
    </style:style>
    <style:style style:name="Table1.B" style:family="table-column">
      <style:table-column-properties style:column-width="1.5632in" style:rel-column-width="23894*"/>
    </style:style>
    <style:style style:name="Table1.C" style:family="table-column">
      <style:table-column-properties style:column-width="1.791in" style:rel-column-width="27379*"/>
    </style:style>
    <style:style style:name="Table1.A1" style:family="table-cell">
      <style:table-cell-properties style:vertical-align="top" fo:background-color="transparent" fo:padding-left="0.0833in" fo:padding-right="0.0833in" fo:padding-top="0in" fo:padding-bottom="0in" fo:border-left="0.0007in solid #000000" fo:border-right="none" fo:border-top="0.0007in solid #000000" fo:border-bottom="0.0007in solid #000000">
        <style:background-image/>
      </style:table-cell-properties>
    </style:style>
    <style:style style:name="Table1.C1" style:family="table-cell">
      <style:table-cell-properties style:vertical-align="top" fo:background-color="transparent" fo:padding-left="0.0833in" fo:padding-right="0.0833in" fo:padding-top="0in" fo:padding-bottom="0in" fo:border="0.0007in solid #000000">
        <style:background-image/>
      </style:table-cell-properties>
    </style:style>
    <style:style style:name="Table1.A2" style:family="table-cell">
      <style:table-cell-properties style:vertical-align="top" fo:background-color="transparent" fo:padding-left="0.0833in" fo:padding-right="0.0833in" fo:padding-top="0in" fo:padding-bottom="0in" fo:border-left="0.0007in solid #000000" fo:border-right="none" fo:border-top="none" fo:border-bottom="0.0007in solid #000000">
        <style:background-image/>
      </style:table-cell-properties>
    </style:style>
    <style:style style:name="Table1.C2" style:family="table-cell">
      <style:table-cell-properties style:vertical-align="top" fo:background-color="transparent" fo:padding-left="0.0833in" fo:padding-right="0.0833in" fo:padding-top="0in" fo:padding-bottom="0in" fo:border-left="0.0007in solid #000000" fo:border-right="0.0007in solid #000000" fo:border-top="none" fo:border-bottom="0.0007in solid #000000">
        <style:background-image/>
      </style:table-cell-properties>
    </style:style>
    <style:style style:name="P1" style:family="paragraph" style:parent-style-name="Standard">
      <style:text-properties fo:font-size="6pt" style:font-size-asian="6pt" style:font-size-complex="6pt"/>
    </style:style>
    <style:style style:name="P2" style:family="paragraph" style:parent-style-name="Standard">
      <style:paragraph-properties fo:margin-left="0in" fo:margin-right="0in" fo:text-indent="0in" style:auto-text-indent="false"/>
      <style:text-properties fo:font-weight="bold" style:font-weight-asian="bold"/>
    </style:style>
    <style:style style:name="P3" style:family="paragraph" style:parent-style-name="Standard">
      <style:paragraph-properties fo:margin-left="0in" fo:margin-right="0in" fo:text-indent="0in" style:auto-text-indent="false">
        <style:tab-stops>
          <style:tab-stop style:position="0.6957in"/>
        </style:tab-stops>
      </style:paragraph-properties>
      <style:text-properties fo:font-weight="bold" style:font-weight-asian="bold"/>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text-align="center" style:justify-single-word="false"/>
    </style:style>
    <style:style style:name="P6" style:family="paragraph" style:parent-style-name="referenceitem">
      <style:text-properties fo:font-size="9pt" style:font-size-asian="9pt" style:font-size-complex="9pt"/>
    </style:style>
    <style:style style:name="P7" style:family="paragraph" style:parent-style-name="title" style:master-page-name="Standard"/>
    <style:style style:name="P8" style:family="paragraph" style:parent-style-name="author">
      <style:paragraph-properties fo:text-align="start" style:justify-single-word="false">
        <style:tab-stops>
          <style:tab-stop style:position="1.3965in" style:type="center"/>
          <style:tab-stop style:position="3.4945in" style:type="center"/>
        </style:tab-stops>
      </style:paragraph-properties>
    </style:style>
    <style:style style:name="P9" style:family="paragraph" style:parent-style-name="abstract">
      <style:paragraph-properties fo:margin-left="0.3957in" fo:margin-right="0.3957in" fo:margin-top="0.0835in" fo:margin-bottom="0.0835in" fo:text-indent="0in" style:auto-text-indent="false"/>
    </style:style>
    <style:style style:name="P10" style:family="paragraph" style:parent-style-name="p1a">
      <style:paragraph-properties fo:margin-left="0in" fo:margin-right="0in" fo:text-indent="0.1598in" style:auto-text-indent="false"/>
    </style:style>
    <style:style style:name="P11" style:family="paragraph" style:parent-style-name="Standard">
      <style:paragraph-properties fo:margin-left="0in" fo:margin-right="0in" fo:text-indent="0.1598in" style:auto-text-indent="false"/>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style:font-style-asian="normal" style:font-style-complex="normal"/>
    </style:style>
    <style:style style:name="P14" style:family="paragraph" style:parent-style-name="Standard">
      <style:paragraph-properties fo:text-align="justify" style:justify-single-word="false"/>
    </style:style>
    <style:style style:name="P15" style:family="paragraph" style:parent-style-name="p1a">
      <style:text-properties fo:font-style="italic" style:font-style-asian="italic" style:font-style-complex="italic"/>
    </style:style>
    <style:style style:name="P16" style:family="paragraph" style:parent-style-name="Standard">
      <style:paragraph-properties fo:text-align="end" style:justify-single-word="false"/>
    </style:style>
    <style:style style:name="P17" style:family="paragraph" style:parent-style-name="Bullet_20_Item" style:list-style-name="L2"/>
    <style:style style:name="P18" style:family="paragraph" style:parent-style-name="Bullet_20_Item" style:list-style-name="L3"/>
    <style:style style:name="P19" style:family="paragraph" style:parent-style-name="Standard">
      <style:text-properties fo:font-style="italic" style:font-style-asian="italic" style:font-style-complex="italic"/>
    </style:style>
    <style:style style:name="P20" style:family="paragraph" style:parent-style-name="quote">
      <style:paragraph-properties fo:text-align="justify" style:justify-single-word="false"/>
    </style:style>
    <style:style style:name="P21" style:family="paragraph" style:parent-style-name="heading1">
      <style:text-properties fo:language="en" fo:country="US"/>
    </style:style>
    <style:style style:name="P22" style:family="paragraph" style:parent-style-name="referenceitem">
      <style:text-properties style:font-name="Times New Roman1" fo:font-size="10pt" fo:font-style="normal" style:font-name-asian="Times New Roman1" style:font-size-asian="10pt" style:font-style-asian="normal" style:font-name-complex="Times New Roman1" style:font-size-complex="10pt" style:font-style-complex="normal"/>
    </style:style>
    <style:style style:name="P23" style:family="paragraph" style:parent-style-name="referenceitem">
      <style:text-properties style:font-name="Times New Roman1" fo:font-size="9pt" fo:font-style="normal" style:font-name-asian="Times New Roman1" style:font-size-asian="9pt" style:font-style-asian="normal" style:font-name-complex="Times New Roman1" style:font-size-complex="9pt" style:font-style-complex="normal"/>
    </style:style>
    <style:style style:name="T1" style:family="text">
      <style:text-properties fo:font-weight="bold" style:font-weight-asian="bold" style:font-weight-complex="bold"/>
    </style:style>
    <style:style style:name="T2" style:family="text">
      <style:text-properties style:font-name="Courier1"/>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use-window-font-color="true" style:font-name="Times" fo:font-size="10pt" fo:language="en" fo:country="US" style:font-name-asian="Times New Roman" style:font-size-asian="10pt" style:font-name-complex="Times" style:font-size-complex="9pt" style:language-complex="ar" style:country-complex="SA"/>
    </style:style>
    <style:style style:name="T6" style:family="text">
      <style:text-properties fo:font-style="italic" style:font-style-asian="italic"/>
    </style:style>
    <style:style style:name="T7" style:family="text">
      <style:text-properties fo:font-style="italic"/>
    </style:style>
    <style:style style:name="T8" style:family="text">
      <style:text-properties fo:font-style="normal"/>
    </style:style>
    <style:style style:name="T9" style:family="text">
      <style:text-properties fo:font-style="italic" style:font-style-asian="normal" style:font-style-complex="normal"/>
    </style:style>
    <style:style style:name="T10" style:family="text">
      <style:text-properties style:use-window-font-color="true" style:font-name="Times" fo:font-size="10pt" fo:language="en" fo:country="US" fo:font-style="normal" style:font-name-asian="Times New Roman" style:font-size-asian="10pt" style:font-name-complex="Times" style:font-size-complex="9pt" style:language-complex="ar" style:country-complex="SA"/>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style:use-window-font-color="true" style:font-name="Times" fo:font-size="10pt" fo:language="en" fo:country="US" fo:font-style="italic" style:font-name-asian="Times New Roman" style:font-size-asian="10pt" style:font-style-asian="italic" style:font-name-complex="Times" style:font-size-complex="9pt" style:language-complex="ar" style:country-complex="SA" style:font-style-complex="italic"/>
    </style:style>
    <style:style style:name="T13" style:family="text">
      <style:text-properties style:font-style-complex="italic"/>
    </style:style>
    <style:style style:name="T14" style:family="text">
      <style:text-properties style:use-window-font-color="true" style:font-name="Times" fo:font-size="10pt" fo:language="en" fo:country="US" fo:font-style="italic" style:font-name-asian="Times New Roman" style:font-size-asian="10pt" style:font-style-asian="italic" style:font-name-complex="Times" style:font-size-complex="9pt" style:language-complex="ar" style:country-complex="SA"/>
    </style:style>
    <style:style style:name="T15" style:family="text" style:parent-style-name="code">
      <style:text-properties fo:font-style="normal" style:font-style-asian="normal" style:font-style-complex="normal"/>
    </style:style>
    <style:style style:name="T16" style:family="text">
      <style:text-properties style:use-window-font-color="true" style:font-name="Times" fo:font-size="10pt" fo:language="en" fo:country="US" fo:font-style="normal" style:font-name-asian="Times New Roman" style:font-size-asian="10pt" style:font-style-asian="normal" style:font-name-complex="Times" style:font-size-complex="9pt" style:language-complex="ar" style:country-complex="SA"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parent-style-name="keyword">
      <style:text-properties style:text-underline-style="solid" style:text-underline-width="auto" style:text-underline-color="font-color"/>
    </style:style>
    <style:style style:name="T19" style:family="text" style:parent-style-name="code_20_object_20_Char">
      <style:text-properties fo:language="en" fo:country="US"/>
    </style:style>
    <style:style style:name="T20" style:family="text" style:parent-style-name="code_20_method_20_Char">
      <style:text-properties fo:language="en" fo:country="US"/>
    </style:style>
    <style:style style:name="T21" style:family="text" style:parent-style-name="code_20_variable_20_Char">
      <style:text-properties fo:language="en" fo:country="US"/>
    </style:style>
    <style:style style:name="T22" style:family="text" style:parent-style-name="code">
      <style:text-properties fo:language="en" fo:country="US"/>
    </style:style>
    <style:style style:name="T23" style:family="text" style:parent-style-name="code">
      <style:text-properties fo:font-style="normal" fo:font-weight="normal" style:font-style-asian="normal" style:font-weight-asian="normal" style:font-style-complex="normal" style:font-weight-complex="normal"/>
    </style:style>
    <style:style style:name="T24" style:family="text" style:parent-style-name="code">
      <style:text-properties fo:font-weight="normal" style:font-weight-asian="normal" style:font-weight-complex="normal"/>
    </style:style>
    <style:style style:name="T25" style:family="text" style:parent-style-name="code_20_variable_20_Char">
      <style:text-properties fo:font-weight="normal" style:font-weight-asian="normal" style:font-weight-complex="normal"/>
    </style:style>
    <style:style style:name="T26" style:family="text" style:parent-style-name="code">
      <style:text-properties style:use-window-font-color="true" style:font-name="Courier" fo:font-size="9pt" fo:letter-spacing="-0.0043in" fo:language="en" fo:country="US" fo:background-color="transparent" style:font-name-asian="Times New Roman" style:font-size-asian="9pt" style:font-name-complex="Courier" style:font-size-complex="8pt" style:language-complex="ar" style:country-complex="SA"/>
    </style:style>
    <style:style style:name="T27" style:family="text">
      <style:text-properties fo:language="en" fo:country="US"/>
    </style:style>
    <style:style style:name="T28" style:family="text" style:parent-style-name="code">
      <style:text-properties style:text-underline-style="solid" style:text-underline-width="auto" style:text-underline-color="font-color"/>
    </style:style>
    <style:style style:name="T29" style:family="text" style:parent-style-name="Internet_20_link">
      <style:text-properties fo:language="en" fo:country="US"/>
    </style:style>
    <style:style style:name="T30" style:family="text">
      <style:text-properties fo:language="none" fo:country="none" fo:font-weight="normal" fo:background-color="transparent" style:font-weight-complex="normal"/>
    </style:style>
    <style:style style:name="T31" style:family="text">
      <style:text-properties fo:font-style="normal" style:text-underline-style="solid" style:text-underline-width="auto" style:text-underline-color="font-color" fo:font-weight="normal" style:font-style-asian="normal" style:font-weight-asian="normal" style:font-weight-complex="normal"/>
    </style:style>
    <style:style style:name="T32" style:family="text">
      <style:text-properties style:use-window-font-color="true" style:font-name="Times" fo:language="en" fo:country="US" style:font-name-asian="Times New Roman" style:font-name-complex="Times" style:language-complex="ar" style:country-complex="SA"/>
    </style:style>
    <style:style style:name="T33" style:family="text">
      <style:text-properties fo:font-size="9pt" style:font-size-asian="9pt" style:font-size-complex="9pt"/>
    </style:style>
    <style:style style:name="T34" style:family="text">
      <style:text-properties style:use-window-font-color="true" style:font-name="Times" fo:font-size="9pt" fo:language="en" fo:country="US" style:font-name-asian="Times New Roman" style:font-size-asian="9pt" style:font-name-complex="Times" style:font-size-complex="9pt" style:language-complex="ar" style:country-complex="SA"/>
    </style:style>
    <style:style style:name="T35" style:family="text">
      <style:text-properties fo:font-size="9pt" fo:font-style="italic" style:font-size-asian="9pt" style:font-style-asian="italic" style:font-size-complex="9pt" style:font-style-complex="italic"/>
    </style:style>
    <style:style style:name="T36" style:family="text" style:parent-style-name="Internet_20_link">
      <style:text-properties fo:font-size="9pt" fo:language="en" fo:country="US" style:font-size-asian="9pt" style:font-size-complex="9pt"/>
    </style:style>
    <style:style style:name="T37" style:family="text" style:parent-style-name="Internet_20_link">
      <style:text-properties fo:font-size="9pt" style:font-size-asian="9pt" style:font-size-complex="9pt"/>
    </style:style>
    <style:style style:name="T38" style:family="text">
      <style:text-properties fo:font-size="9pt" style:font-size-asian="9pt" style:font-size-complex="9pt"/>
    </style:style>
    <style:style style:name="T39" style:family="text">
      <style:text-properties fo:font-size="9pt" fo:language="en" fo:country="US" style:font-size-asian="9pt" style:font-size-complex="9pt"/>
    </style:style>
    <style:style style:name="T40" style:family="text">
      <style:text-properties fo:font-size="9pt" fo:language="en" fo:country="US" style:font-size-asian="9pt" style:font-size-complex="9pt"/>
    </style:style>
    <style:style style:name="T41" style:family="text">
      <style:text-properties fo:font-size="9pt" style:font-name-asian="Times New Roman" style:font-size-asian="9pt" style:font-name-complex="Times" style:font-size-complex="9pt" style:language-complex="ar" style:country-complex="SA"/>
    </style:style>
    <style:style style:name="T42" style:family="text">
      <style:text-properties style:font-name="Times New Roman"/>
    </style:style>
    <style:style style:name="T43" style:family="text">
      <style:text-properties fo:language="en" fo:country="US" fo:font-style="normal" style:font-style-asian="normal" style:font-style-complex="normal"/>
    </style:style>
    <style:style style:name="T44" style:family="text">
      <style:text-properties fo:language="en" fo:country="US" fo:font-style="italic" style:font-style-asian="italic" style:font-style-complex="italic"/>
    </style:style>
    <style:style style:name="T45" style:family="text">
      <style:text-properties fo:font-size="9pt" fo:font-style="normal" style:font-size-asian="9pt" style:font-style-asian="normal" style:font-size-complex="9pt" style:font-style-complex="normal"/>
    </style:style>
    <style:style style:name="T46" style:family="text">
      <style:text-properties fo:font-size="9pt" fo:font-weight="bold" style:font-size-asian="9pt" style:font-weight-asian="bold" style:font-size-complex="9pt" style:font-weight-complex="bold"/>
    </style:style>
    <style:style style:name="T47" style:family="text">
      <style:text-properties fo:font-size="9pt" fo:language="en" fo:country="US" fo:font-style="italic" style:font-size-asian="9pt" style:font-style-asian="italic" style:font-size-complex="9pt" style:font-style-complex="italic"/>
    </style:style>
    <style:style style:name="T48" style:family="text">
      <style:text-properties style:use-window-font-color="true" fo:font-size="9pt" fo:language="en" fo:country="US" style:font-size-asian="9pt" style:font-size-complex="9pt" style:language-complex="ar" style:country-complex="SA"/>
    </style:style>
    <style:style style:name="T49" style:family="text">
      <style:text-properties style:use-window-font-color="true" fo:language="en" fo:country="US" style:language-complex="ar" style:country-complex="SA"/>
    </style:style>
    <style:style style:name="T50" style:family="text">
      <style:text-properties fo:font-weight="normal" style:font-weight-asian="normal" style:font-weight-complex="normal"/>
    </style:style>
    <style:style style:name="T51" style:family="text" style:parent-style-name="Internet_20_link">
      <style:text-properties fo:color="#0000ff" fo:font-size="9pt" style:text-underline-style="solid" style:text-underline-width="auto" style:text-underline-color="font-color" fo:background-color="transparent" style:font-size-asian="9pt" style:font-size-complex="9pt"/>
    </style:style>
    <style:style style:name="T52" style:family="text" style:parent-style-name="Internet_20_link">
      <style:text-properties fo:color="#0000ff" fo:font-size="9pt" fo:language="en" fo:country="US" style:text-underline-style="solid" style:text-underline-width="auto" style:text-underline-color="font-color" fo:background-color="transparent" style:font-size-asian="9pt" style:font-size-complex="9pt"/>
    </style:style>
    <style:style style:name="fr1" style:family="graphic" style:parent-style-name="Frame">
      <style:graphic-properties style:vertical-pos="from-top" style:vertical-rel="page" style:horizontal-pos="from-left" style:horizontal-rel="paragraph"/>
    </style:style>
    <style:style style:name="fr2" style:family="graphic" style:parent-style-name="OLE">
      <style:graphic-properties fo:margin-left="0in" fo:margin-right="0in" style:wrap="parallel" style:number-wrapped-paragraphs="no-limit" style:wrap-contour="false" style:vertical-pos="top" style:vertical-rel="paragraph" style:horizontal-pos="right" style:horizontal-rel="paragraph" fo:padding-left="0.1102in" fo:padding-right="0.1102in" fo:padding-top="0.0602in" fo:padding-bottom="0.0602in" fo:border="none" draw:visible-area-left="0in" draw:visible-area-top="0in" draw:visible-area-width="3.4992in" draw:visible-area-height="1.689in" draw:draw-aspect="content"/>
    </style:style>
    <style:style style:name="fr3" style:family="graphic" style:parent-style-name="Frame">
      <style:graphic-properties style:vertical-pos="from-top" style:vertical-rel="paragraph" style:horizontal-pos="from-left" style:horizontal-rel="paragraph" fo:padding-left="0.2402in" fo:padding-right="0in" fo:padding-top="0in" fo:padding-bottom="0.0799in" fo:border="0.0008in solid #ffffff"/>
    </style:style>
    <style:style style:name="fr4" style:family="graphic" style:parent-style-name="OLE">
      <style:graphic-properties fo:margin-left="0.1256in" fo:margin-right="0in" style:wrap="parallel" style:number-wrapped-paragraphs="no-limit" style:wrap-contour="false" style:vertical-pos="from-top" style:vertical-rel="paragraph" style:horizontal-pos="from-left" style:horizontal-rel="paragraph" fo:padding="0.0102in" fo:border="none" draw:visible-area-left="0in" draw:visible-area-top="0in" draw:visible-area-width="2.6059in" draw:visible-area-height="1.5236in" draw:draw-aspect="content"/>
    </style:style>
    <style:style style:name="fr5" style:family="graphic" style:parent-style-name="Frame">
      <style:graphic-properties style:vertical-pos="top" style:vertical-rel="paragraph-content" style:horizontal-pos="right" style:horizontal-rel="paragraph" fo:padding-left="0.2402in" fo:padding-right="0in" fo:padding-top="0in" fo:padding-bottom="0.0799in" fo:border="0.0008in solid #ffffff"/>
    </style:style>
    <style:style style:name="fr6" style:family="graphic" style:parent-style-name="OLE">
      <style:graphic-properties style:run-through="foreground" style:protect="none" style:wrap="parallel" style:number-wrapped-paragraphs="no-limit" style:wrap-contour="false" style:vertical-pos="top" style:vertical-rel="paragraph" style:horizontal-pos="right" style:horizontal-rel="paragraph" fo:background-color="#ffffff" style:background-transparency="100%" draw:visible-area-left="0in" draw:visible-area-top="0in" draw:visible-area-width="2.3091in" draw:visible-area-height="1.8665in" draw:draw-aspect="content">
        <style:background-image/>
      </style:graphic-properties>
    </style:style>
    <text:list-style style:name="L1">
      <text:list-level-style-number text:level="1" style:num-suffix="." style:num-format="1">
        <style:list-level-properties text:min-label-width="0.5in"/>
      </text:list-level-style-number>
      <text:list-level-style-number text:level="2" style:num-suffix="." style:num-format="1" text:display-levels="2">
        <style:list-level-properties text:min-label-width="0.5in"/>
      </text:list-level-style-number>
      <text:list-level-style-number text:level="3" style:num-format=""/>
      <text:list-level-style-number text:level="4" text:style-name="WW8Num2z3" style:num-format="1" text:start-value="0"/>
      <text:list-level-style-number text:level="5" text:style-name="WW8Num2z3" style:num-format="1" text:start-value="0"/>
      <text:list-level-style-number text:level="6" text:style-name="WW8Num2z3" style:num-format="1" text:start-value="0"/>
      <text:list-level-style-number text:level="7" text:style-name="WW8Num2z3" style:num-format="1" text:start-value="0"/>
      <text:list-level-style-number text:level="8" text:style-name="WW8Num2z3" style:num-format="1" text:start-value="0"/>
      <text:list-level-style-number text:level="9" text:style-name="WW8Num2z3" style:num-format="1" text:start-value="0"/>
      <text:list-level-style-number text:level="10" style:num-format=""/>
    </text:list-style>
    <text:list-style style:name="L2">
      <text:list-level-style-bullet text:level="1" text:style-name="Bullet_20_Symbols" style:num-suffix="." text:bullet-char="">
        <style:list-level-properties text:space-before="0.1594in" text:min-label-width="0.1598in"/>
        <style:text-properties style:font-name="StarSymbol"/>
      </text:list-level-style-bullet>
      <text:list-level-style-bullet text:level="2" text:style-name="WW8Num29z1" style:num-suffix="." text:bullet-char="o">
        <style:list-level-properties text:space-before="0.9075in" text:min-label-width="0.25in"/>
        <style:text-properties style:font-name="Courier New"/>
      </text:list-level-style-bullet>
      <text:list-level-style-bullet text:level="3" text:style-name="WW8Num29z2" style:num-suffix="." text:bullet-char="">
        <style:list-level-properties text:space-before="1.4075in" text:min-label-width="0.25in"/>
        <style:text-properties style:font-name="Wingdings"/>
      </text:list-level-style-bullet>
      <text:list-level-style-bullet text:level="4" text:style-name="WW8Num29z3" style:num-suffix="." text:bullet-char="">
        <style:list-level-properties text:space-before="1.9075in" text:min-label-width="0.25in"/>
        <style:text-properties style:font-name="Symbol"/>
      </text:list-level-style-bullet>
      <text:list-level-style-bullet text:level="5" text:style-name="WW8Num29z1" style:num-suffix="." text:bullet-char="o">
        <style:list-level-properties text:space-before="2.4075in" text:min-label-width="0.25in"/>
        <style:text-properties style:font-name="Courier New"/>
      </text:list-level-style-bullet>
      <text:list-level-style-bullet text:level="6" text:style-name="WW8Num29z2" style:num-suffix="." text:bullet-char="">
        <style:list-level-properties text:space-before="2.9075in" text:min-label-width="0.25in"/>
        <style:text-properties style:font-name="Wingdings"/>
      </text:list-level-style-bullet>
      <text:list-level-style-bullet text:level="7" text:style-name="WW8Num29z3" style:num-suffix="." text:bullet-char="">
        <style:list-level-properties text:space-before="3.4075in" text:min-label-width="0.25in"/>
        <style:text-properties style:font-name="Symbol"/>
      </text:list-level-style-bullet>
      <text:list-level-style-bullet text:level="8" text:style-name="WW8Num29z1" style:num-suffix="." text:bullet-char="o">
        <style:list-level-properties text:space-before="3.9075in" text:min-label-width="0.25in"/>
        <style:text-properties style:font-name="Courier New"/>
      </text:list-level-style-bullet>
      <text:list-level-style-bullet text:level="9" text:style-name="WW8Num29z2" style:num-suffix="." text:bullet-char="">
        <style:list-level-properties text:space-before="4.40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L3">
      <text:list-level-style-bullet text:level="1" text:style-name="Bullet_20_Symbols" style:num-suffix="." text:bullet-char="">
        <style:list-level-properties text:space-before="0.1594in" text:min-label-width="0.1598in"/>
        <style:text-properties style:font-name="StarSymbol"/>
      </text:list-level-style-bullet>
      <text:list-level-style-bullet text:level="2" text:style-name="WW8Num29z1" style:num-suffix="." text:bullet-char="o">
        <style:list-level-properties text:space-before="0.9075in" text:min-label-width="0.25in"/>
        <style:text-properties style:font-name="Courier New"/>
      </text:list-level-style-bullet>
      <text:list-level-style-bullet text:level="3" text:style-name="WW8Num29z2" style:num-suffix="." text:bullet-char="">
        <style:list-level-properties text:space-before="1.4075in" text:min-label-width="0.25in"/>
        <style:text-properties style:font-name="Wingdings"/>
      </text:list-level-style-bullet>
      <text:list-level-style-bullet text:level="4" text:style-name="WW8Num29z3" style:num-suffix="." text:bullet-char="">
        <style:list-level-properties text:space-before="1.9075in" text:min-label-width="0.25in"/>
        <style:text-properties style:font-name="Symbol"/>
      </text:list-level-style-bullet>
      <text:list-level-style-bullet text:level="5" text:style-name="WW8Num29z1" style:num-suffix="." text:bullet-char="o">
        <style:list-level-properties text:space-before="2.4075in" text:min-label-width="0.25in"/>
        <style:text-properties style:font-name="Courier New"/>
      </text:list-level-style-bullet>
      <text:list-level-style-bullet text:level="6" text:style-name="WW8Num29z2" style:num-suffix="." text:bullet-char="">
        <style:list-level-properties text:space-before="2.9075in" text:min-label-width="0.25in"/>
        <style:text-properties style:font-name="Wingdings"/>
      </text:list-level-style-bullet>
      <text:list-level-style-bullet text:level="7" text:style-name="WW8Num29z3" style:num-suffix="." text:bullet-char="">
        <style:list-level-properties text:space-before="3.4075in" text:min-label-width="0.25in"/>
        <style:text-properties style:font-name="Symbol"/>
      </text:list-level-style-bullet>
      <text:list-level-style-bullet text:level="8" text:style-name="WW8Num29z1" style:num-suffix="." text:bullet-char="o">
        <style:list-level-properties text:space-before="3.9075in" text:min-label-width="0.25in"/>
        <style:text-properties style:font-name="Courier New"/>
      </text:list-level-style-bullet>
      <text:list-level-style-bullet text:level="9" text:style-name="WW8Num29z2" style:num-suffix="." text:bullet-char="">
        <style:list-level-properties text:space-before="4.4075in" text:min-label-width="0.25in"/>
        <style:text-properties style:font-name="Wingdings"/>
      </text:list-level-style-bullet>
      <text:list-level-style-number text:level="10" style:num-suffix="." style:num-format="1">
        <style:list-level-properties text:space-before="1.7724in" text:min-label-width="0.1965in"/>
      </text:list-level-style-number>
    </text:list-style>
  </office:automatic-styles>
  <office:body>
    <office:text>
      <office:forms form:automatic-focus="false" form:apply-design-mode="false">
        <form:form form:name="searchform" form:apply-filter="true" form:method="post" form:control-implementation="ooo:com.sun.star.form.component.Form" office:target-frame="" xlink:href="http://peoplefinder.portal.hp.com/peoplefinder/peoplefinder.a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tracked-changes>
        <text:changed-region text:id="ct93123512">
          <text:deletion>
            <office:change-info>
              <dc:creator>unknown</dc:creator>
              <dc:date>2004-10-23T01:01:00</dc:date>
            </office:change-info>
            <text:p text:style-name="Standard"/>
            <text:p text:style-name="Standard"/>
          </text:deletion>
        </text:changed-region>
        <text:changed-region text:id="ct93123616">
          <text:deletion>
            <office:change-info>
              <dc:creator>unknown</dc:creator>
              <dc:date>2004-10-23T01:01:00</dc:date>
            </office:change-info>
            <text:p text:style-name="Standard"/>
            <text:p text:style-name="Standard"/>
          </text:deletion>
        </text:changed-region>
        <text:changed-region text:id="ct93115080">
          <text:deletion>
            <office:change-info>
              <dc:creator>unknown</dc:creator>
              <dc:date>2004-10-23T00:34:00</dc:date>
            </office:change-info>
            <text:p text:style-name="code"><text:span text:style-name="code">^</text:span></text:p>
          </text:deletion>
        </text:changed-region>
        <text:changed-region text:id="ct93115560">
          <text:deletion>
            <office:change-info>
              <dc:creator>unknown</dc:creator>
              <dc:date>2004-10-23T00:35:00</dc:date>
            </office:change-info>
            <text:p text:style-name="code"><text:span text:style-name="code">^</text:span></text:p>
          </text:deletion>
        </text:changed-region>
        <text:changed-region text:id="ct93115424">
          <text:insertion>
            <office:change-info>
              <dc:creator>unknown</dc:creator>
              <dc:date>2004-10-23T00:35:00</dc:date>
            </office:change-info>
          </text:insertion>
        </text:changed-region>
        <text:changed-region text:id="ct93115288">
          <text:deletion>
            <office:change-info>
              <dc:creator>unknown</dc:creator>
              <dc:date>2004-10-23T00:36:00</dc:date>
            </office:change-info>
            <text:p text:style-name="code"><text:span text:style-name="code">^</text:span></text:p>
          </text:deletion>
        </text:changed-region>
        <text:changed-region text:id="ct93115184">
          <text:insertion>
            <office:change-info>
              <dc:creator>unknown</dc:creator>
              <dc:date>2004-10-23T00:36:00</dc:date>
            </office:change-info>
          </text:insertion>
        </text:changed-region>
        <text:changed-region text:id="ct93114944">
          <text:deletion>
            <office:change-info>
              <dc:creator>unknown</dc:creator>
              <dc:date>2004-10-23T00:36:00</dc:date>
            </office:change-info>
            <text:p text:style-name="code"><text:span text:style-name="code">^</text:span></text:p>
          </text:deletion>
        </text:changed-region>
        <text:changed-region text:id="ct93114808">
          <text:insertion>
            <office:change-info>
              <dc:creator>unknown</dc:creator>
              <dc:date>2004-10-23T00:36:00</dc:date>
            </office:change-info>
          </text:insertion>
        </text:changed-region>
        <text:changed-region text:id="ct93114672">
          <text:insertion>
            <office:change-info>
              <dc:creator>unknown</dc:creator>
              <dc:date>2004-10-23T00:36:00</dc:date>
            </office:change-info>
          </text:insertion>
        </text:changed-region>
        <text:changed-region text:id="ct93114536">
          <text:deletion>
            <office:change-info>
              <dc:creator>unknown</dc:creator>
              <dc:date>2004-10-23T00:37:00</dc:date>
            </office:change-info>
            <text:p text:style-name="code"><text:span text:style-name="code">}</text:span></text:p>
          </text:deletion>
        </text:changed-region>
        <text:changed-region text:id="ct93114432">
          <text:insertion>
            <office:change-info>
              <dc:creator>unknown</dc:creator>
              <dc:date>2004-10-23T00:37:00</dc:date>
            </office:change-info>
          </text:insertion>
        </text:changed-region>
        <text:changed-region text:id="ct93114328">
          <text:deletion>
            <office:change-info>
              <dc:creator>unknown</dc:creator>
              <dc:date>2004-10-23T00:37:00</dc:date>
            </office:change-info>
            <text:p text:style-name="code"><text:span text:style-name="code">}</text:span></text:p>
          </text:deletion>
        </text:changed-region>
        <text:changed-region text:id="ct93111672">
          <text:insertion>
            <office:change-info>
              <dc:creator>unknown</dc:creator>
              <dc:date>2004-10-23T00:37:00</dc:date>
            </office:change-info>
          </text:insertion>
        </text:changed-region>
        <text:changed-region text:id="ct93111128">
          <text:deletion>
            <office:change-info>
              <dc:creator>unknown</dc:creator>
              <dc:date>2004-10-23T00:37:00</dc:date>
            </office:change-info>
            <text:p text:style-name="code"><text:span text:style-name="code">}</text:span></text:p>
          </text:deletion>
        </text:changed-region>
        <text:changed-region text:id="ct92995488">
          <text:insertion>
            <office:change-info>
              <dc:creator>unknown</dc:creator>
              <dc:date>2004-10-23T00:37:00</dc:date>
            </office:change-info>
          </text:insertion>
        </text:changed-region>
        <text:changed-region text:id="ct93111400">
          <text:insertion>
            <office:change-info>
              <dc:creator>unknown</dc:creator>
              <dc:date>2004-10-23T00:37:00</dc:date>
            </office:change-info>
          </text:insertion>
        </text:changed-region>
        <text:changed-region text:id="ct93249224">
          <text:insertion>
            <office:change-info>
              <dc:creator>unknown</dc:creator>
              <dc:date>2004-10-23T00:38:00</dc:date>
            </office:change-info>
          </text:insertion>
        </text:changed-region>
        <text:changed-region text:id="ct93250960">
          <text:deletion>
            <office:change-info>
              <dc:creator>unknown</dc:creator>
              <dc:date>2004-10-23T00:39:00</dc:date>
            </office:change-info>
            <text:p text:style-name="Standard">The prefix “<text:span text:style-name="code">^</text:span>” acts like the <text:span text:style-name="keyword">return</text:span> keyword of many languages. </text:p>
          </text:deletion>
        </text:changed-region>
        <text:changed-region text:id="ct93251064">
          <text:deletion>
            <office:change-info>
              <dc:creator>unknown</dc:creator>
              <dc:date>2004-10-23T00:40:00</dc:date>
            </office:change-info>
            <text:p text:style-name="code"><text:span text:style-name="code">^</text:span></text:p>
          </text:deletion>
        </text:changed-region>
        <text:changed-region text:id="ct93251200">
          <text:deletion>
            <office:change-info>
              <dc:creator>unknown</dc:creator>
              <dc:date>2004-10-23T00:40:00</dc:date>
            </office:change-info>
            <text:p text:style-name="code"><text:span text:style-name="code"><text:s/></text:span></text:p>
          </text:deletion>
        </text:changed-region>
        <text:changed-region text:id="ct93251336">
          <text:insertion>
            <office:change-info>
              <dc:creator>unknown</dc:creator>
              <dc:date>2004-10-23T00:41:00</dc:date>
            </office:change-info>
          </text:insertion>
        </text:changed-region>
        <text:changed-region text:id="ct93251472">
          <text:deletion>
            <office:change-info>
              <dc:creator>unknown</dc:creator>
              <dc:date>2004-10-23T00:40:00</dc:date>
            </office:change-info>
            <text:p text:style-name="code"><text:span text:style-name="code">}</text:span></text:p>
          </text:deletion>
        </text:changed-region>
        <text:changed-region text:id="ct93251608">
          <text:insertion>
            <office:change-info>
              <dc:creator>unknown</dc:creator>
              <dc:date>2004-10-23T00:40:00</dc:date>
            </office:change-info>
          </text:insertion>
        </text:changed-region>
        <text:changed-region text:id="ct93251744">
          <text:insertion>
            <office:change-info>
              <dc:creator>unknown</dc:creator>
              <dc:date>2004-10-23T00:41:00</dc:date>
            </office:change-info>
          </text:insertion>
        </text:changed-region>
        <text:changed-region text:id="ct93252016">
          <text:deletion>
            <office:change-info>
              <dc:creator>unknown</dc:creator>
              <dc:date>2004-10-23T00:43:00</dc:date>
            </office:change-info>
            <text:p text:style-name="code"><text:span text:style-name="code">}</text:span></text:p>
          </text:deletion>
        </text:changed-region>
        <text:changed-region text:id="ct93252152">
          <text:insertion>
            <office:change-info>
              <dc:creator>unknown</dc:creator>
              <dc:date>2004-10-23T00:43:00</dc:date>
            </office:change-info>
          </text:insertion>
        </text:changed-region>
        <text:changed-region text:id="ct93791936">
          <text:insertion>
            <office:change-info>
              <dc:creator>unknown</dc:creator>
              <dc:date>2004-10-23T00:43:00</dc:date>
            </office:change-info>
          </text:insertion>
        </text:changed-region>
        <text:changed-region text:id="ct93791192">
          <text:deletion>
            <office:change-info>
              <dc:creator>unknown</dc:creator>
              <dc:date>2004-10-23T00:43:00</dc:date>
            </office:change-info>
            <text:p text:style-name="code"><text:span text:style-name="code">}</text:span></text:p>
          </text:deletion>
        </text:changed-region>
        <text:changed-region text:id="ct93790680">
          <text:insertion>
            <office:change-info>
              <dc:creator>unknown</dc:creator>
              <dc:date>2004-10-23T00:43:00</dc:date>
            </office:change-info>
          </text:insertion>
        </text:changed-region>
        <text:changed-region text:id="ct93789896">
          <text:insertion>
            <office:change-info>
              <dc:creator>unknown</dc:creator>
              <dc:date>2004-10-23T00:43:00</dc:date>
            </office:change-info>
          </text:insertion>
        </text:changed-region>
        <text:changed-region text:id="ct93789384">
          <text:deletion>
            <office:change-info>
              <dc:creator>unknown</dc:creator>
              <dc:date>2004-10-23T00:42:00</dc:date>
            </office:change-info>
            <text:p text:style-name="code"><text:span text:style-name="code">^</text:span></text:p>
          </text:deletion>
        </text:changed-region>
        <text:changed-region text:id="ct93788600">
          <text:insertion>
            <office:change-info>
              <dc:creator>unknown</dc:creator>
              <dc:date>2004-10-23T00:42:00</dc:date>
            </office:change-info>
          </text:insertion>
        </text:changed-region>
        <text:changed-region text:id="ct93787304">
          <text:deletion>
            <office:change-info>
              <dc:creator>unknown</dc:creator>
              <dc:date>2004-10-23T00:43:00</dc:date>
            </office:change-info>
            <text:p text:style-name="code"><text:span text:style-name="code">}</text:span></text:p>
          </text:deletion>
        </text:changed-region>
        <text:changed-region text:id="ct93784872">
          <text:insertion>
            <office:change-info>
              <dc:creator>unknown</dc:creator>
              <dc:date>2004-10-23T00:43:00</dc:date>
            </office:change-info>
          </text:insertion>
        </text:changed-region>
        <text:changed-region text:id="ct93784360">
          <text:insertion>
            <office:change-info>
              <dc:creator>unknown</dc:creator>
              <dc:date>2004-10-23T00:43:00</dc:date>
            </office:change-info>
          </text:insertion>
        </text:changed-region>
        <text:changed-region text:id="ct93720776">
          <text:deletion>
            <office:change-info>
              <dc:creator>unknown</dc:creator>
              <dc:date>2004-10-23T00:44:00</dc:date>
            </office:change-info>
            <text:p text:style-name="code"><text:span text:style-name="code">^</text:span></text:p>
          </text:deletion>
        </text:changed-region>
        <text:changed-region text:id="ct93721864">
          <text:deletion>
            <office:change-info>
              <dc:creator>unknown</dc:creator>
              <dc:date>2004-10-23T00:44:00</dc:date>
            </office:change-info>
            <text:p text:style-name="code"><text:span text:style-name="code">^</text:span></text:p>
          </text:deletion>
        </text:changed-region>
        <text:changed-region text:id="ct93722000">
          <text:insertion>
            <office:change-info>
              <dc:creator>unknown</dc:creator>
              <dc:date>2004-10-23T00:45:00</dc:date>
            </office:change-info>
          </text:insertion>
        </text:changed-region>
        <text:changed-region text:id="ct93722136">
          <text:insertion>
            <office:change-info>
              <dc:creator>unknown</dc:creator>
              <dc:date>2004-10-23T00:44:00</dc:date>
            </office:change-info>
          </text:insertion>
        </text:changed-region>
        <text:changed-region text:id="ct93722432">
          <text:deletion>
            <office:change-info>
              <dc:creator>unknown</dc:creator>
              <dc:date>2004-10-23T00:45:00</dc:date>
            </office:change-info>
            <text:p text:style-name="code"><text:span text:style-name="code">}</text:span></text:p>
          </text:deletion>
        </text:changed-region>
        <text:changed-region text:id="ct93722760">
          <text:insertion>
            <office:change-info>
              <dc:creator>unknown</dc:creator>
              <dc:date>2004-10-23T00:45:00</dc:date>
            </office:change-info>
          </text:insertion>
        </text:changed-region>
        <text:changed-region text:id="ct93723088">
          <text:deletion>
            <office:change-info>
              <dc:creator>unknown</dc:creator>
              <dc:date>2004-10-23T00:45:00</dc:date>
            </office:change-info>
            <text:p text:style-name="code"><text:span text:style-name="code">}</text:span></text:p>
          </text:deletion>
        </text:changed-region>
        <text:changed-region text:id="ct93723416">
          <text:insertion>
            <office:change-info>
              <dc:creator>unknown</dc:creator>
              <dc:date>2004-10-23T00:45:00</dc:date>
            </office:change-info>
          </text:insertion>
        </text:changed-region>
        <text:changed-region text:id="ct93723744">
          <text:deletion>
            <office:change-info>
              <dc:creator>unknown</dc:creator>
              <dc:date>2004-10-23T00:45:00</dc:date>
            </office:change-info>
            <text:p text:style-name="code"><text:span text:style-name="code">}</text:span></text:p>
          </text:deletion>
        </text:changed-region>
        <text:changed-region text:id="ct93724072">
          <text:insertion>
            <office:change-info>
              <dc:creator>unknown</dc:creator>
              <dc:date>2004-10-23T00:45:00</dc:date>
            </office:change-info>
          </text:insertion>
        </text:changed-region>
        <text:changed-region text:id="ct93725296">
          <text:insertion>
            <office:change-info>
              <dc:creator>unknown</dc:creator>
              <dc:date>2004-10-23T00:45:00</dc:date>
            </office:change-info>
          </text:insertion>
        </text:changed-region>
        <text:changed-region text:id="ct93725592">
          <text:insertion>
            <office:change-info>
              <dc:creator>unknown</dc:creator>
              <dc:date>2004-10-23T00:46:00</dc:date>
            </office:change-info>
          </text:insertion>
        </text:changed-region>
        <text:changed-region text:id="ct93731520">
          <text:deletion>
            <office:change-info>
              <dc:creator>unknown</dc:creator>
              <dc:date>2004-10-23T00:47:00</dc:date>
            </office:change-info>
            <text:p text:style-name="code"><text:span text:style-name="code">^</text:span></text:p>
          </text:deletion>
        </text:changed-region>
        <text:changed-region text:id="ct93734480">
          <text:insertion>
            <office:change-info>
              <dc:creator>unknown</dc:creator>
              <dc:date>2004-10-23T00:47:00</dc:date>
            </office:change-info>
          </text:insertion>
        </text:changed-region>
        <text:changed-region text:id="ct93736472">
          <text:insertion>
            <office:change-info>
              <dc:creator>unknown</dc:creator>
              <dc:date>2004-11-05T16:46:00</dc:date>
            </office:change-info>
          </text:insertion>
        </text:changed-region>
        <text:changed-region text:id="ct93828536">
          <text:deletion>
            <office:change-info>
              <dc:creator>unknown</dc:creator>
              <dc:date>2004-11-05T16:45:00</dc:date>
            </office:change-info>
            <text:p text:style-name="P6">[Roy02] P. Van Roy, S. Haridi, “Concepts, Techniques, and Models of Computer Programming” MIT Press, in preparation. <text:a xlink:type="simple" xlink:href="http://www.info.ucl.ac.be/people/PVR/book.html">http://www.info.ucl.ac.be/people/PVR/book.html</text:a></text:p>
            <text:p text:style-name="P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7" svg:x="1.7508in" svg:y="2.0547in" svg:width="4.9992in" draw:z-index="2">
        <draw:text-box fo:min-height="1.7807in">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2">Model Term</text:p>
              </table:table-cell>
              <table:table-cell table:style-name="Table1.A1" office:value-type="string">
                <text:p text:style-name="P3">Capability OS Terms</text:p>
              </table:table-cell>
              <table:table-cell table:style-name="Table1.C1" office:value-type="string">
                <text:p text:style-name="P2">Object Language Terms</text:p>
              </table:table-cell>
            </table:table-row>
            <table:table-row>
              <table:table-cell table:style-name="Table1.A2" office:value-type="string">
                <text:p text:style-name="P4">instance</text:p>
              </table:table-cell>
              <table:table-cell table:style-name="Table1.A2" office:value-type="string">
                <text:p text:style-name="P4">process, domain</text:p>
              </table:table-cell>
              <table:table-cell table:style-name="Table1.C2" office:value-type="string">
                <text:p text:style-name="P4">instance, closure</text:p>
              </table:table-cell>
            </table:table-row>
            <table:table-row>
              <table:table-cell table:style-name="Table1.A2" office:value-type="string">
                <text:p text:style-name="P4">code</text:p>
              </table:table-cell>
              <table:table-cell table:style-name="Table1.A2" office:value-type="string">
                <text:p text:style-name="P4">non-kernel program</text:p>
                <text:p text:style-name="P4">+ literal data</text:p>
              </table:table-cell>
              <table:table-cell table:style-name="Table1.C2" office:value-type="string">
                <text:p text:style-name="P4">lambda expression,</text:p>
                <text:p text:style-name="P4">class file, method table</text:p>
              </table:table-cell>
            </table:table-row>
            <table:table-row>
              <table:table-cell table:style-name="Table1.A2" office:value-type="string">
                <text:p text:style-name="P4">state</text:p>
              </table:table-cell>
              <table:table-cell table:style-name="Table1.A2" office:value-type="string">
                <text:p text:style-name="P4">address space + c-list</text:p>
                <text:p text:style-name="P4">(capability list)</text:p>
              </table:table-cell>
              <table:table-cell table:style-name="Table1.C2" office:value-type="string">
                <text:p text:style-name="P4">environment, </text:p>
                <text:p text:style-name="P4">instance variable frame</text:p>
              </table:table-cell>
            </table:table-row>
            <table:table-row>
              <table:table-cell table:style-name="Table1.A2" office:value-type="string">
                <text:p text:style-name="P4">index</text:p>
              </table:table-cell>
              <table:table-cell table:style-name="Table1.A2" office:value-type="string">
                <text:p text:style-name="P4">virtual memory address, </text:p>
                <text:p text:style-name="P4">c-list index</text:p>
              </table:table-cell>
              <table:table-cell table:style-name="Table1.C2" office:value-type="string">
                <text:p text:style-name="P4">lexical name, variable offset,</text:p>
                <text:p text:style-name="P4">argument position</text:p>
              </table:table-cell>
            </table:table-row>
            <table:table-row>
              <table:table-cell table:style-name="Table1.A2" office:value-type="string">
                <text:p text:style-name="P4">loader</text:p>
              </table:table-cell>
              <table:table-cell table:style-name="Table1.A2" office:value-type="string">
                <text:p text:style-name="P4">domain creator, <text:span text:style-name="code">exec</text:span></text:p>
              </table:table-cell>
              <table:table-cell table:style-name="Table1.C2" office:value-type="string">
                <text:p text:style-name="P4"><text:span text:style-name="code">eval</text:span>, ClassLoader</text:p>
              </table:table-cell>
            </table:table-row>
          </table:table>
          <text:p text:style-name="P5"><text:span text:style-name="T1">Table 1</text:span>: Object / Capability Corresponding Concepts</text:p>
        </draw:text-box>
      </draw:frame>
      <text:p text:style-name="P7">Paradigm Regained:<text:line-break/>Abstraction Mechanisms for Access Control</text:p>
      <text:p text:style-name="P8"><text:tab/>Mark S. Miller<text:tab/>Jonathan S. Shapiro<text:line-break/><text:tab/>Hewlett Packard Laboratories,<text:tab/>Johns Hopkins University<text:line-break/><text:tab/>Johns Hopkins University<text:tab/><text:span text:style-name="T2">shap@cs.jhu.edu<text:line-break/><text:tab/>markm@caplet.com</text:span></text:p>
      <text:p text:style-name="P9"><text:span text:style-name="T1">Abstract.</text:span> Access control systems must be evaluated in part on how well they enable one to distribute the access rights needed for cooperation, while simultaneously limiting the propagation of rights which would create vulnerabilities. Analysis to date implicitly assumes access is controlled only by manipulating a system's protection state—the arrangement of the access graph. Because of the limitations of this analysis, capability systems have been “proven” unable to enforce some basic policies: revocation, confinement, and the *-properties (explained in the text).</text:p>
      <text:p text:style-name="P9">In actual practice, programmers build <text:span text:style-name="T3">access abstractions—</text:span><text:span text:style-name="T4">programs that help control access, extending the kinds of access control that can be expressed</text:span>. Working in Dennis and van Horn's original capability model, we show how <text:span text:style-name="T4">abstractions were used in actual capability systems to enforce the above policies. These simple, often tractable programs limited the rights of arbitrarily complex, untrusted programs</text:span>. When analysis includes the possibility of access abstractions, as it must, the original capability model is shown to be stronger than is commonly supposed.</text:p>
      <text:h text:style-name="heading1" text:outline-level="1">Introduction </text:h>
      <text:p text:style-name="p1a">We live in a world of insecure computing. Viruses regularly roam our networks causing damage. By exploiting a single bug in an ordinary server or application, an attacker may compromise a whole system. Bugs tend to grow with code size, so vulnerability usually <text:span text:style-name="T3">increases</text:span><text:span text:style-name="T4"> over the life of a given software system.</text:span> Lacking a readily available solution, users have turned to the perpetual stopgaps of virus checkers and firewalls. These stopgaps cannot solve the problem—they provide the defender no fundamental advantage over the attacker.</text:p>
      <text:p text:style-name="P10">In large measure, these problems are failures of access control. All widely-deployed operating systems today—including Windows, UNIX variants, Macintosh, and PalmOS<text:span text:style-name="T5">—</text:span>routinely allow programs to execute with excessive and largely unnecessary authority. For example, when you run Solitaire, it needs only to render into its window, receive UI events, and perhaps save a game state to a file you specify. Under the <text:span text:style-name="T3">Principle of Least Authority</text:span> (POLA—closely related to the Principle of Least Privilege [Saltzer75]), it would be limited to exactly these rights. Instead, today, it runs with all of your authority. It can scan your email for interesting tidbits and sell them on eBay to the highest bidder; all the while playing only within the rules of your system. Because applications are run with such excessive authority, they serve as powerful platforms from which viruses and human attackers penetrate systems and compromise data. The flaws exploited are not bugs in the usual sense. Each operating system is functioning as specified, and each specification is a valid embodiment of its access control paradigm. The flaws lie in the access control paradigm.</text:p>
      <text:p text:style-name="P10">By <text:span text:style-name="T3">access control paradigm </text:span><text:span text:style-name="T4">we mean an </text:span>access control model plus a way of thinking<text:span text:style-name="T5">—</text:span>a sense of what the model means, or could mean, to its practitioners, and of how its elements should be used.</text:p>
      <text:p text:style-name="P11">For purposes of analysis, we pick a frame of reference—a boundary between a <text:span text:style-name="T6">base</text:span> system (e.g., a “kernel” or “TCB”) creating the rules of permissible action, <text:span text:style-name="T4">and</text:span> programs running on that base, able to act only in permitted ways. In this paper, “program” refers only to programs running on the base, whose access is controlled by its rules.</text:p>
      <text:p text:style-name="P10">Whether to enable cooperation or to limit vulnerability, we care about <text:span text:style-name="T7">authority</text:span><text:span text:style-name="T8"> rather than </text:span><text:span text:style-name="T7">permissions</text:span><text:span text:style-name="T8">. </text:span><text:span text:style-name="T4">P</text:span><text:span text:style-name="T8">ermissions determine what actions an individual program may perform on objects it can directly access. Authority describes effects a program may cause on objects it can access, either directly by permission, or indirectly by permitted interactions with other programs. To understand authority, we must reason about the interaction of </text:span><text:span text:style-name="T4">program behavior</text:span><text:span text:style-name="T8"> and the arrangement of permissions. </text:span><text:span text:style-name="T4">While Dennis and van Horn's 1966 paper, </text:span><text:span text:style-name="T9">Programming Semantics for Multiprogrammed Computations</text:span><text:span text:style-name="T4"> [Dennis66] clearly suggested both the need and a basis for a unified semantic view of permissions and program behavior, we are unaware of any formal analysis pursuing this approach in the security, programming language, or operating system literature.</text:span></text:p>
      <text:p text:style-name="P12">Over the last 30 years, the formal security literature has reasoned about bounds on authority exclusively from the evolution of state in protection graphs—the arrangement of permissions. This implicitly assumes all programs are hostile. While conservatively safe, this approach omits consideration of security enforcing programs. Like the access it controls, security policy emerges from the interaction between the behavior of programs and the underlying protection primitives. This omission has resulted in false negatives—mistaken infeasibility results—diverting attention from the possibility that an effective access control model has existed for 37 years.</text:p>
      <text:p text:style-name="P13"><text:span text:style-name="T8">In this paper, we offer a new look at the original capability model proposed by Dennis and van Horn [Dennis66]</text:span><text:span text:style-name="T10">—</text:span><text:span text:style-name="T8">here called </text:span><text:span text:style-name="T7">object-capabilities</text:span><text:span text:style-name="T8">. Our emphasis</text:span><text:span text:style-name="T10">—</text:span><text:span text:style-name="T8">which was also their emphasis</text:span><text:span text:style-name="T10">—</text:span><text:span text:style-name="T8">is on expressing policy by using abstraction to extend the expressiveness of object-capabilities. Using abstraction, object-capability practitioners have solved problems like revocation (withdrawing previously granted rights), overt confinement (cooperatively isolating an untrusted subsystem),</text:span><text:span text:style-name="T8"><text:note text:id="ftn1" text:note-class="footnote"><text:note-citation>1</text:note-citation><text:note-body><text:p text:style-name="Footnote">Semantic models, specifications, and correct programs deal only in <text:span text:style-name="T6">overt</text:span> causation. Since this paper examines only models, not implementations, we ignore covert and side channels. In this paper, except where noted, the “overt” qualifier should be assumed. </text:p></text:note-body></text:note></text:span><text:span text:style-name="T8"> and the *-properties (enabling one-way communication between clearance levels). We show the logic of these solutions, using only functionality available in Dennis and van Horn's 1966 Supervisor, hereafter referred to as “DVH.” In the process, we show that many policies that have been “proven” impossible are in fact straightforward.</text:span></text:p>
      <text:p text:style-name="Standard">The balance of this paper proceeds as follows. In “Terminology and Distinctions”, we explain our distinction between <text:span text:style-name="T3">permission </text:span>and <text:span text:style-name="T3">authority</text:span>. In “How Much Authority Does ‘<text:span text:style-name="code">cp</text:span>’ Need?”, we use a pair of Unix shell examples to contrast two paradigms of access control. In “The Object-Capability Paradigm”, we explain the relationship between the object-capability paradigm and the object paradigm. We introduce the object-capability language <text:span text:style-name="T11">E</text:span>, which we use to show access control abstractions. In “Confinement”, we show how object-capability systems confine <text:span text:style-name="T3">programs</text:span> rather than <text:span text:style-name="T12">uncontrolled</text:span><text:span text:style-name="T3"> subjects</text:span>. We show how confinement enables a further pattern of abstraction, which we use to implement the *-properties.</text:p>
      <text:h text:style-name="heading1" text:outline-level="1"><text:s/>Terminology and Distinctions</text:h>
      <text:p text:style-name="p1a"><draw:frame draw:style-name="fr2" draw:name="Object1" text:anchor-type="paragraph" svg:width="2.7244in" svg:height="1.3138in" draw:z-index="3"><draw:object-ole xlink:href="./Obj0013F03E" xlink:type="simple" xlink:show="embed" xlink:actuate="onLoad"/><draw:image xlink:href="./ObjectReplacements/Obj0013F03E" xlink:type="simple" xlink:show="embed" xlink:actuate="onLoad"/></draw:frame>A <text:span text:style-name="T3">direct access right</text:span> to an <text:span text:style-name="T6">object</text:span> gives a <text:span text:style-name="T3">subject</text:span> <text:span text:style-name="T6">permission</text:span> to <text:span text:style-name="T6">invoke</text:span> the <text:span text:style-name="T3">behavior</text:span> of that <text:span text:style-name="T13">object</text:span>. Here, Alice has direct access to <text:span text:style-name="code">/etc/passwd</text:span>, so she has permission to invoke any of its operations. She <text:span text:style-name="T6">accesses</text:span> the object, <text:span text:style-name="T6">invoking</text:span> its <text:span text:style-name="code">read()</text:span> operation.</text:p>
      <text:p text:style-name="Standard">By <text:span text:style-name="T3">subject</text:span> we mean the finest-grain unit of computation on a given system that may be given distinct direct access rights. Depending on the system, this could be anything from: all processes run by a given user account, all processes running a given program, an individual process, all instances of a given class, or an individual instance. To encourage anthropomorphism we use human names for subjects. </text:p>
      <text:p text:style-name="Standard">By <text:span text:style-name="T3">object</text:span>, we mean the finest-grain unit to which separate direct access rights may be provided, such as a file, a memory page, or another subject, depending on the system. Without loss of generality, we model restricted access to an object, such as read-only access to <text:span text:style-name="code">/etc/passwd</text:span>, as simple access to another object whose behavior embodies the restriction, such as access to the read-only facet of <text:span text:style-name="code">/etc/passwd</text:span> which responds only to queries.</text:p>
      <text:p text:style-name="Standard">Any discussion of access must carefully distinguish between <text:span text:style-name="T3">permission</text:span> and <text:span text:style-name="T3">authority</text:span> (adapted from Bishop and Snyder’s distinction between <text:span text:style-name="T3">de jure</text:span> and <text:span text:style-name="T3">de facto</text:span> transfer [Bishop79]). Alice can directly read <text:span text:style-name="code">/etc/passwd</text:span> by calling <text:span text:style-name="code">read(…)</text:span> when the system's protection state says she has adequate <text:span text:style-name="T3">permission</text:span>. Bob (unshown), who does not have permission, can indirectly read <text:span text:style-name="code">/etc/passwd</text:span> so long as Alice sends him copies of the text. When Alice and Bob arrange this relying only on the “legal” overt rules of the system, we say Alice is providing Bob with an <text:span text:style-name="T3">indirect access right</text:span> to read <text:span text:style-name="code">/etc/passwd</text:span>, that she is acting as his proxy, and that Bob thereby has <text:span text:style-name="T3">authority</text:span> to read it. Bob’s authority derives from the arrangement of permissions (Alice's read permission, Alice’s permission to talk to Bob), and from the behavior of subjects and objects on permitted causal pathways (Alice's proxying behavior). The thin black arrows in our access diagrams depict permissions. We will explain the resulting authority relationships in the text.</text:p>
      <text:p text:style-name="Standard">The protection state of a system is the <text:span text:style-name="T4">arrangement</text:span> of permissions at some instant in time, i.e., the topology of the access graph. Whether Bob currently has permission to access <text:span text:style-name="code">/etc/passwd</text:span> depends only on the current arrangements of permissions. Whether Bob eventually gains permission depends on this arrangement and on the state and behavior of all subjects and objects that might cause Bob to be granted permission. We <text:span text:style-name="T5">cannot</text:span> generally predict if Bob will gain this permission, but a conservative bound can give us a reliable “no” or “maybe”.</text:p>
      <text:p text:style-name="Standard">From a given system’s <text:span text:style-name="T6">update rules</text:span>—rules governing permission to alter permissions—one might be able to calculate a bound on possible future arrangements by reasoning only from the current arrangement.<text:span text:style-name="Footnote_20_Symbol"><text:note text:id="ftn2" text:note-class="footnote"><text:note-citation>2</text:note-citation><text:note-body><text:p text:style-name="Footnote">The Harrison Ruzzo Ullman paper [Harrison76] is often misunderstood to say this calculation is never decidable. HRU actually says it is possible (indeed, depressingly easy) to design a set of update rules which are undecidable. At least three protection systems have been shown to be decidably safe [Jones76, Shapiro00, Motwani00].</text:p></text:note-body></text:note></text:span> This corresponds to Bishop and Snyder's potential <text:span text:style-name="T3">de jure</text:span> analysis, and gives us an <text:span text:style-name="T6">arrangement-only bound on permission</text:span>. With more knowledge, one can set tighter bounds. By taking the state and behavior of some subjects and objects into account, we may calculate a tighter <text:span text:style-name="T6">partially behavioral bound on</text:span><text:span text:style-name="T14"> </text:span><text:span text:style-name="T6">permission</text:span>.</text:p>
      <text:p text:style-name="Standard"><text:s/>Bob’s eventual authority to <text:span text:style-name="code">/etc/passwd</text:span> depends on the arrangement of permissions, and on the state and behavior of all subjects and objects on permitted causal pathways between Bob and <text:span text:style-name="code">/etc/passwd</text:span>. One can derive a bound on possible overt causality by reasoning only from the current arrangement of permissions. This corresponds to Bishop and Snyder's potential <text:span text:style-name="T3">de facto</text:span> analysis, and gives us an <text:span text:style-name="T6">arrangement-only bound on authority</text:span>. Likewise, by taking some state and behavior into account, we may calculate a tighter <text:span text:style-name="T6">partially behavioral bound on authority</text:span>. </text:p>
      <text:p text:style-name="Standard">Systems have many levels of abstraction. At any moment our frame of reference is a boundary between a <text:span text:style-name="T6">base</text:span> system that creates rules <text:span text:style-name="T4">and</text:span> the subjects hosted on that base, restricted to play by those rules. By definition, a <text:span text:style-name="T13">base</text:span> system manipulates only permissions. Subjects extend the expressiveness of a base system by building abstractions whose behavior further limits the authority it provides to others. Taking this behavior into account, one can calculate usefully tighter bounds on authority. As our description ascends levels of abstraction [Neumann80], the authority manipulated by the extensions of one level becomes the permissions manipulated by the primitives of the next higher base. Permission is relative to a frame of reference. Authority is invariant.</text:p>
      <text:p text:style-name="Standard">It is unclear whether Saltzer and Schroeder’s <text:span text:style-name="T3">Principle of Least Privilege</text:span> is best interpreted as least permission or least authority. As we will see, there is an enormous difference between the two.<text:change text:change-id="ct93123512"/><text:change text:change-id="ct93123616"/></text:p>
      <text:h text:style-name="heading1" text:outline-level="1">How Much Authority Does “<text:span text:style-name="code">cp</text:span>” Need?</text:h>
      <text:p text:style-name="p1a">Consider how the following Unix shell command works:</text:p>
      <text:p text:style-name="code"><text:span text:style-name="code">$ cp foo.txt bar.txt</text:span></text:p>
      <text:p text:style-name="Standard">Here, your shell passes to the <text:span text:style-name="code">cp</text:span> program the two strings <text:span text:style-name="code">“foo.txt”</text:span> and <text:span text:style-name="code">“bar.txt”</text:span>. By these strings, you mean particular files in your file system—your namespace of files. In order for <text:span text:style-name="code">cp</text:span> to open the files you name, it must use your namespace, and it must be able to read and write any file you might name that you can read and write. Not only does <text:span text:style-name="code">cp</text:span> operate with all your authority, it must. Given this way of using names, <text:span text:style-name="code">cp</text:span>'s <text:span text:style-name="T3">least authority</text:span> still includes all of your authority to the file system. So long as we normally install and run applications in this manner, both security and reliability are hopeless.</text:p>
      <text:p text:style-name="P12">By contrast, consider:</text:p>
      <text:p text:style-name="code"><text:span text:style-name="code">$ cat &lt; foo.txt &gt; bar.txt</text:span></text:p>
      <text:p text:style-name="Standard">This shell command brings about the same end effect. Although <text:span text:style-name="code">cat</text:span> also runs with all your authority, for this example at least, it does not need to. As with function calls in any lexically scoped language (even FORTRAN), the names used to designate arguments are evaluated in the caller’s namespace prior to the call (here, by opening files). The callee gets direct access to the first-class anonymous objects passed in, and designates them with parameter “names” bound in its own private name space (here, file descriptor numbers). <text:span text:style-name="T4">The file descriptors are granted only to this individual process, so only this process can use these file descriptors to access these files. In this case, the two file descriptors passed in are all the authority </text:span><text:span text:style-name="T15">cat</text:span><text:span text:style-name="T4"> needs to perform this request. </text:span></text:p>
      <text:p text:style-name="Standard">Today's widely deployed systems use both styles of access control. They grant permission to open a file on a per-account basis, creating the pools of authority on which viruses grow. These same systems flexibly grant access to a file descriptor on a per-process basis. Ironically, only their support of the first style is explained <text:span text:style-name="T3">as</text:span><text:span text:style-name="T4"> their access control system. Object-capability systems differ from current systems more by the elimination of the first style than by the elaboration of the second.</text:span></text:p>
      <text:p text:style-name="Standard">If support for the first style were eliminated and <text:span text:style-name="code">cat</text:span> ran with access <text:span text:style-name="T3">only</text:span> to the file descriptors passed in, it could still do its job, and we could more easily reason about our vulnerabilities to its malice or bugs. In our experience of object-capability programming, these radical reductions of authority and vulnerability mostly happen naturally.</text:p>
      <text:h text:style-name="heading1" text:outline-level="1">The Object-Capability Paradigm</text:h>
      <text:p text:style-name="p1a">In the object model of computation [Goldberg76, Hewitt73], there is no distinction between subjects and objects. A <text:span text:style-name="T4">non-primitive object, or </text:span><text:span text:style-name="T3">instance</text:span><text:span text:style-name="T4">,</text:span> is a combination of code and state, where <text:span text:style-name="T3">state</text:span> is a mutable collection of <text:span text:style-name="T3">references</text:span> to objects. The <text:span text:style-name="T3">computational system</text:span> is the dynamic reference graph of objects. Objects—behaving according to their code—interact by sending messages on references. Messages carry references as arguments, thereby changing the connectivity of the reference graph.</text:p>
      <text:p text:style-name="P14"><draw:frame draw:style-name="fr3" draw:name="Frame2" text:anchor-type="paragraph" svg:x="2.8307in" svg:y="0.1043in" svg:width="2.1484in" style:rel-width="42%" draw:z-index="4"><draw:text-box fo:min-height="0.552in"><text:p text:style-name="P15">Matter tells space how to curve. </text:p><text:p text:style-name="P15">Space tells matter how to move. </text:p><text:p text:style-name="P16">—John Archibald Wheeler</text:p></draw:text-box></draw:frame>The <text:span text:style-name="T3">object-capability </text:span>model uses the reference graph <text:span text:style-name="T3">as</text:span> the access graph, requiring that objects can interact <text:span text:style-name="T3">only</text:span> by sending messages on references. To get from objects to object-capabilities we need merely prohibit certain primitive abilities which are not part of the object model anyway, but which the object model by itself doesn't require us to prohibit—such as forged pointers, direct access to another's private state, and mutable static state [Kahn88, Rees96, Miller00]. For example, C++, with its ability to cast integers into pointers, is still within the object model but not the object-capability model. Smalltalk and Java fall outside the object-capability model because their mutable static variables enable objects to interact outside the reference graph.</text:p>
      <text:p text:style-name="Standard">Whereas the <text:span text:style-name="T3">functionality</text:span> of an object program depends only on the abilities provided by its underlying system, the <text:span text:style-name="T3">security</text:span> of an object-capability program depends on underlying inabilities as well. In a graph of mutually suspicious objects, one object's correctness depends not only on what the rules of the game say it can do, but also on what the rules say its potential adversaries cannot do.</text:p>
      <text:h text:style-name="heading2" text:outline-level="2">The Object-Capability Model </text:h>
      <text:p text:style-name="p1a">The following model is an idealization of various object languages and object-capability operating systems. All its access control abilities are present in DVH (Dennis and van Horn's Supervisor) and most other object-capability systems.<text:note text:id="ftn3" text:note-class="footnote"><text:note-citation>3</text:note-citation><text:note-body><text:p text:style-name="Footnote">Our object-capability model is essentially the untyped lambda calculus with applicative-order local side effects and a restricted form of <text:span text:style-name="code">eval</text:span>—the model Actors and Scheme are based on. This correspondence of objects, lambda calculus, and capabilities was noticed several times by 1973 [Goldberg76, Hewitt73, Morris73], and investigated explicitly in [Tribble95, Rees96]. </text:p></text:note-body></text:note> Object-capability systems differ regarding concurrency control, storage management, equality, typing, and the primitiveness of messages, so we avoid these issues in our model. Our model does assume reusable references, so it may not fit object-capability systems based on concurrent logic/constraint programming [Miller87, Kahn88, Roy02]. However, our examples may easily be adapted to any object-capability system despite these differences. </text:p>
      <text:p text:style-name="Standard"><text:span text:style-name="T4">The</text:span> static state of the reference graph is composed of the following elements.</text:p>
      <text:list text:style-name="L2">
        <text:list-item>
          <text:p text:style-name="P17">An object is either a <text:span text:style-name="T3">primitive</text:span><text:span text:style-name="T4"> or an </text:span><text:span text:style-name="T3">instance</text:span><text:span text:style-name="T4">. Later, we explain three kinds of primitives: </text:span><text:span text:style-name="T3">data</text:span><text:span text:style-name="T4">, </text:span><text:span text:style-name="T3">devices</text:span><text:span text:style-name="T4">, and a </text:span><text:span text:style-name="T12">loader</text:span><text:span text:style-name="T4">. Data is immutable.</text:span></text:p>
        </text:list-item>
        <text:list-item>
          <text:p text:style-name="P17">An <text:span text:style-name="T3">instance</text:span><text:span text:style-name="T4"> is a combination of </text:span><text:span text:style-name="T3">code</text:span><text:span text:style-name="T4"> and </text:span><text:span text:style-name="T3">state</text:span><text:span text:style-name="T4">. We say it is an </text:span><text:span text:style-name="T3">instance of</text:span><text:span text:style-name="T4"> the behavior described by its code. For example, we say an operating system process is an instance of its program.</text:span></text:p>
        </text:list-item>
        <text:list-item>
          <text:p text:style-name="P17"><text:span text:style-name="T4">An instance's </text:span><text:span text:style-name="T3">state</text:span> is a mutable map from <text:span text:style-name="T3">indexes</text:span> to <text:span text:style-name="T3">references</text:span>.</text:p>
        </text:list-item>
        <text:list-item>
          <text:p text:style-name="P17">A <text:span text:style-name="T3">reference</text:span> provides access to an object, indivisibly combining designation of the object, the permission to access it, and the means to access it. The permission arrows on our access diagrams now depict references. </text:p>
        </text:list-item>
        <text:list-item>
          <text:p text:style-name="P17">A <text:span text:style-name="T3">capability</text:span> is a reference to non-data.</text:p>
        </text:list-item>
        <text:list-item>
          <text:p text:style-name="P17"><text:span text:style-name="T3">Code</text:span> is some form of data (such as instructions) used to describe an instance's behavior to a loader, as explained below. Code also contains literal data.</text:p>
        </text:list-item>
        <text:list-item>
          <text:p text:style-name="P17">Code describes how a <text:span text:style-name="T3">receiving instance</text:span> (or “self”) reacts to an <text:span text:style-name="T3">incoming message</text:span>.</text:p>
        </text:list-item>
        <text:list-item>
          <text:p text:style-name="P17">While an instance is reacting, its<text:span text:style-name="T3"> addressable references</text:span> are those in the incoming message, in the receiving instance's state, and in the literal data of the receiving instance's code. The <text:span text:style-name="T3">directly accessible objects</text:span><text:span text:style-name="T4"> are those designated by addressable references.</text:span></text:p>
        </text:list-item>
        <text:list-item>
          <text:p text:style-name="P17">An <text:span text:style-name="T3">index</text:span> is some form of data used by code to indicate which addressable reference to use, or where in the receiving instance's state to store an addressable reference. <text:s/>Depending on the system, an <text:span text:style-name="T5">index</text:span> into state may be an instance variable name or offset, a virtual memory address, or a capability-list index (a c-list index, like a file descriptor number). An index into a message may be an argument position, argument keyword, or parameter name.</text:p>
        </text:list-item>
      </text:list>
      <text:p text:style-name="Standard"><draw:frame draw:style-name="fr4" draw:name="Object2" text:anchor-type="paragraph" svg:x="2.878in" svg:y="0in" svg:width="2.1457in" svg:height="1.2543in" draw:z-index="0"><draw:object-ole xlink:href="./Obj0013E8CE" xlink:type="simple" xlink:show="embed" xlink:actuate="onLoad"/><draw:image xlink:href="./ObjectReplacements/Obj0013E8CE" xlink:type="simple" xlink:show="embed" xlink:actuate="onLoad"/></draw:frame>Message passing and object creation dynamically change the graph's connectivity.</text:p>
      <text:p text:style-name="Standard">In the <text:span text:style-name="T4">initial conditions of Figure 2</text:span>, Bob and Carol are <text:span text:style-name="T3">directly accessible</text:span> to Alice. When Alice sends Bob the message<text:span text:style-name="T4"> “</text:span><text:span text:style-name="T15">foo(carol)</text:span><text:span text:style-name="T4">”, she is both accessing Bob and permitting Bob to access Carol.</text:span></text:p>
      <text:p text:style-name="Standard">Alice can cause effects on the world outside herself only by sending <text:span text:style-name="T4">messages</text:span> to objects directly accessible to her (Bob), where she may include, at distinct argument indexes, references to objects directly accessible to her (Carol). We model a call-return pattern as two messages. For example, Alice gains information from Bob by causing Bob (with a query) to cause her to be informed (with a return).</text:p>
      <text:p text:style-name="Standard">Bob is affected by the world outside himself only by the arrival of messages sent by those with access to him. On arrival, the arguments of the message (Carol) become directly accessible to Bob. Within the limits set by these rules, and by what Bob may feasibly know or compute, Bob reacts to an incoming message only according to his <text:span text:style-name="T4">code</text:span>. All computation happens only in reaction to messages.</text:p>
      <text:p text:style-name="Standard">We distinguish three kinds of primitive objects.</text:p>
      <text:list text:style-name="L3">
        <text:list-item>
          <text:p text:style-name="P18"><text:span text:style-name="T3">Data</text:span><text:span text:style-name="T4"> objects, such as the number 3. Access to these are knowledge limited rather than permission limited. If Alice can figure out which integer she wants, whether 3 or your private key, she can have it. Data provides only information, not access. Because data is immutable, we need not distinguish between a reference to data and the data itself. (In an OS context, we model user-mode compute instructions as data operations.)</text:span></text:p>
        </text:list-item>
        <text:list-item>
          <text:p text:style-name="P18"><text:span text:style-name="T3">Devices</text:span>. For purposes of analysis we divide the world into a <text:span text:style-name="T3">computational system</text:span> containing all objects of potential interest, and an <text:span text:style-name="T3">external world</text:span>. On the boundary are primitive <text:span text:style-name="T3">devices</text:span>, causally connected to the external world by unexplained means. A non-device object can only affect the external world by sending a message to an accessible output device. A non-device object can only be affected by the external world by receiving a message from an input device that has access to it.</text:p>
        </text:list-item>
        <text:list-item>
          <text:p text:style-name="P18"><text:span text:style-name="T16">A </text:span><text:span text:style-name="T12">loader</text:span><text:span text:style-name="T16"> makes new instances. The creation request to a loader has two arguments: code describing the behavior of the new instance, and an index =&gt; reference map providing </text:span><text:span text:style-name="T12">all</text:span><text:span text:style-name="T16"> the instance's initial state. A loader must ensure (whether by code verification or hardware protection) that the instance's behavior cannot violate the rules of our model. A</text:span> <text:span text:style-name="T5">loader</text:span> returns the <text:span text:style-name="T3">only</text:span> reference to the new <text:span text:style-name="T16">instance</text:span>. (Below, we use a loader to model nested lambda evaluation.) As a safe simplification of actual systems, this paper assumes a single, immutable, universally accessible loader.</text:p>
        </text:list-item>
      </text:list>
      <text:p text:style-name="Standard">By these rules, <text:span text:style-name="T3">only connectivity begets connectivity</text:span>—all access must derive from previous access. Two disjoint subgraphs cannot become connected as no one can introduce them. Arrangement-based analysis of bounds on permission proceeds by graph reachability arguments. Overt causation, carried only by messages, flows only along permitted pathways, so we may again use reachability arguments to reason about bounds on authority and causality. The transparency of garbage collection relies on such arguments.</text:p>
      <text:p text:style-name="Standard">The object-capability model recognizes the security properties latent in the object model. All the restrictions above are consistent with good object programming practice even when security is of no concern.</text:p>
      <text:h text:style-name="heading2" text:outline-level="2">A Taste of <text:span text:style-name="T3">E</text:span></text:h>
      <text:p text:style-name="p1a"><text:span text:style-name="T17">To illustrate how the object-capability model is used to solve access control problems, we use a subset of the </text:span><text:span text:style-name="T11">E</text:span><text:span text:style-name="T17"> language as our notation. This subset directly embodies our object-capability model. All the functionality it provides is present in DVH. Full </text:span><text:span text:style-name="T11">E</text:span> extends the capability paradigm beyond the model presented above. Using a cryptographic capability protocol among mutually suspicious machines, <text:span text:style-name="T11">E</text:span> creates a distributed persistent reference graph, supporting decentralized access control with somewhat weaker properties than are possible within a single machine. These issues are beyond the scope of this paper. For the rest of this paper, “<text:span text:style-name="T11">E</text:span>” refers to our subset of <text:span text:style-name="T11">E</text:span>.</text:p>
      <text:p text:style-name="Standard">In <text:span text:style-name="T11">E</text:span>, an instance is a single-parameter closure instantiated by lambda evaluation. The single (implicit) parameter is for the incoming message. A message send applies an object-as-<text:span text:style-name="T5">closure</text:span> to a message-as-argument. <text:span text:style-name="T11">E</text:span> combines Scheme-like semantics [Kelsey98] with syntax for message sending, method dispatch, and soft type checking, explained below. Here is a simple data abstraction.</text:p>
      <text:p text:style-name="code"><text:span text:style-name="T18">def</text:span><text:span text:style-name="code"> </text:span><text:span text:style-name="T19">pointMaker</text:span><text:span text:style-name="code"> {</text:span><text:line-break/><text:span text:style-name="code"> <text:s text:c="3"/></text:span><text:span text:style-name="T18">to</text:span><text:span text:style-name="code"> </text:span><text:span text:style-name="code_20_method_20_Char">make</text:span><text:span text:style-name="code">(</text:span><text:span text:style-name="code_20_variable_20_Char">x</text:span><text:span text:style-name="code_20_variable_20_Char"><text:span text:style-name="T15"> :int, </text:span></text:span><text:span text:style-name="code_20_variable_20_Char"><text:span text:style-name="code_20_variable_20_Char">y</text:span></text:span><text:span text:style-name="code_20_variable_20_Char"><text:span text:style-name="code_20_variable_20_Char"><text:span text:style-name="code"> </text:span></text:span></text:span><text:span text:style-name="code_20_variable_20_Char"><text:span text:style-name="code_20_variable_20_Char"><text:span text:style-name="code"><text:span text:style-name="T15">:int)</text:span></text:span></text:span></text:span><text:span text:style-name="code"> :any {<text:line-break/> <text:s text:c="7"/></text:span><text:change text:change-id="ct93115080"/><text:span text:style-name="T18">def</text:span><text:span text:style-name="code"> </text:span><text:span text:style-name="code_20_object_20_Char">point</text:span><text:span text:style-name="code"> {<text:line-break/> <text:s text:c="11"/></text:span><text:span text:style-name="T18">to</text:span><text:span text:style-name="code"> </text:span><text:span text:style-name="T20">getX</text:span><text:span text:style-name="code">() :int { </text:span><text:change text:change-id="ct93115560"/><text:change-start text:change-id="ct93115424"/><text:span text:style-name="code"><text:span text:style-name="keyword">return</text:span></text:span><text:span text:style-name="code"><text:span text:style-name="code"> </text:span></text:span><text:change-end text:change-id="ct93115424"/><text:span text:style-name="code"><text:span text:style-name="code">x }<text:line-break/> <text:s text:c="11"/></text:span></text:span><text:span text:style-name="T18">to</text:span><text:span text:style-name="code"> </text:span><text:span text:style-name="T20">getY</text:span><text:span text:style-name="code">() :int { </text:span><text:change text:change-id="ct93115288"/><text:change-start text:change-id="ct93115184"/><text:span text:style-name="code"><text:span text:style-name="keyword">return</text:span></text:span><text:span text:style-name="code"><text:span text:style-name="code"> </text:span></text:span><text:change-end text:change-id="ct93115184"/><text:span text:style-name="code"><text:span text:style-name="code">y }<text:line-break/> <text:s text:c="11"/></text:span></text:span><text:span text:style-name="T18">to</text:span><text:span text:style-name="code"> </text:span><text:span text:style-name="code_20_method_20_Char">add</text:span><text:span text:style-name="code">(</text:span><text:span text:style-name="T21">otherPt</text:span><text:span text:style-name="code">) :any {<text:line-break/> <text:s text:c="15"/></text:span><text:change text:change-id="ct93114944"/><text:change-start text:change-id="ct93114808"/><text:span text:style-name="code"><text:span text:style-name="keyword">return</text:span></text:span><text:span text:style-name="code"><text:span text:style-name="code"> </text:span></text:span><text:change-end text:change-id="ct93114808"/><text:span text:style-name="code"><text:span text:style-name="T22">pointMaker.make</text:span></text:span><text:span text:style-name="code"><text:span text:style-name="code">(</text:span></text:span><text:span text:style-name="code"><text:span text:style-name="T22">x.add</text:span></text:span><text:span text:style-name="code"><text:span text:style-name="code">(</text:span></text:span><text:span text:style-name="code"><text:span text:style-name="T22">otherPt.getX</text:span></text:span><text:span text:style-name="code"><text:span text:style-name="code">()),<text:line-break/> <text:s text:c="21"/></text:span></text:span><text:change-start text:change-id="ct93114672"/><text:span text:style-name="code"><text:span text:style-name="code"><text:s text:c="6"/></text:span></text:span><text:change-end text:change-id="ct93114672"/><text:span text:style-name="code"><text:span text:style-name="code"><text:s text:c="11"/></text:span></text:span><text:span text:style-name="code"><text:span text:style-name="T22">y.add</text:span></text:span><text:span text:style-name="code"><text:span text:style-name="code">(</text:span></text:span><text:span text:style-name="code"><text:span text:style-name="T22">otherPt.getY</text:span></text:span><text:span text:style-name="code"><text:span text:style-name="code">()))<text:line-break/></text:span></text:span><text:change text:change-id="ct93114536"/><text:change-start text:change-id="ct93114432"/><text:span text:style-name="code"><text:span text:style-name="code"> </text:span></text:span><text:change-end text:change-id="ct93114432"/><text:span text:style-name="code"><text:span text:style-name="code"><text:s text:c="3"/></text:span></text:span><text:change text:change-id="ct93114328"/><text:change-start text:change-id="ct93111672"/><text:span text:style-name="code"><text:span text:style-name="code"><text:s/></text:span></text:span><text:change-end text:change-id="ct93111672"/><text:span text:style-name="code"><text:span text:style-name="code"><text:s text:c="3"/></text:span></text:span><text:change text:change-id="ct93111128"/><text:change-start text:change-id="ct92995488"/><text:span text:style-name="code"><text:span text:style-name="code"><text:s/></text:span></text:span><text:change-end text:change-id="ct92995488"/><text:span text:style-name="code"><text:span text:style-name="code"><text:s text:c="3"/>}</text:span></text:span><text:change-start text:change-id="ct93111400"/><text:span text:style-name="code"><text:span text:style-name="code"><text:line-break/> <text:s text:c="7"/>}<text:line-break/> <text:s text:c="7"/></text:span></text:span><text:span text:style-name="code"><text:span text:style-name="code"><text:span text:style-name="keyword">return</text:span></text:span></text:span><text:span text:style-name="code"> p</text:span><text:change-end text:change-id="ct93111400"/><text:change-start text:change-id="ct93249224"/><text:span text:style-name="code">oint<text:line-break/> <text:s text:c="3"/>}<text:line-break/>}</text:span><text:change-end text:change-id="ct93249224"/></text:p>
      <text:p text:style-name="Standard">The expressions defining <text:span text:style-name="code">pointMaker</text:span> and <text:span text:style-name="code">point</text:span> are object definitions—both a lambda expression and a variable definition. An object definition evaluates to a closure whose behavior is described by its body, and it defines a variable (shown in bold italics) to hold this value. The body consists of <text:span text:style-name="keyword">to</text:span> clauses defining methods, followed by an optional <text:span text:style-name="keyword">match</text:span> clause as we will see later. Because an object is always applied to a message, the message parameter is implicit, as is the dispatch on the message name to select a method. <text:change text:change-id="ct93250960"/>The <text:span text:style-name="T23">pointMaker</text:span> has a single method, <text:span text:style-name="T24">make</text:span>, that defines and returns a new <text:span text:style-name="T23">point</text:span>. </text:p>
      <text:p text:style-name="Standard">Method definitions (shown in bold) and variable definitions (shown in italics) can have an optional soft type declaration [Cartwright91], shown as a “<text:span text:style-name="code">:</text:span>” followed by a guard expression. A guard determines which values may pass. The <text:span text:style-name="code">any</text:span> guard used above allows any value to pass as is.</text:p>
      <text:p text:style-name="Standard">The nested definition of <text:span text:style-name="code">point</text:span> uses <text:span text:style-name="code">x</text:span> and <text:span text:style-name="code">y</text:span> freely. These are its instance variables, and together form its state. The state maps from indexes <text:span text:style-name="code">“x”</text:span> and <text:span text:style-name="code">“y”</text:span> to the associated values from point’s creation context.</text:p>
      <text:p text:style-name="Standard">Using the loader described above, we can transform the above code to</text:p>
      <text:p text:style-name="code"><text:span text:style-name="T18">def</text:span><text:span text:style-name="code"> </text:span><text:span text:style-name="code_20_object_20_Char">pointMaker</text:span><text:span text:style-name="code"> {<text:line-break/> <text:s text:c="3"/></text:span><text:span text:style-name="T18">to</text:span><text:span text:style-name="code"> </text:span><text:span text:style-name="code_20_method_20_Char">make</text:span><text:span text:style-name="code_20_method_20_Char"><text:span text:style-name="T24">(</text:span></text:span><text:span text:style-name="code_20_method_20_Char"><text:span text:style-name="T25">x</text:span></text:span><text:span text:style-name="code_20_method_20_Char"><text:span text:style-name="code_20_variable_20_Char"><text:span text:style-name="T23"> :int, </text:span></text:span></text:span><text:span text:style-name="code_20_method_20_Char"><text:span text:style-name="T25">y</text:span></text:span><text:span text:style-name="code_20_method_20_Char"><text:span text:style-name="code_20_variable_20_Char"><text:span text:style-name="T24"> </text:span></text:span></text:span><text:span text:style-name="code_20_method_20_Char"><text:span text:style-name="code_20_variable_20_Char"><text:span text:style-name="T23">:int)</text:span></text:span></text:span><text:span text:style-name="code_20_method_20_Char"><text:span text:style-name="T24"> :any {</text:span></text:span><text:span text:style-name="code"><text:line-break/> <text:s text:c="7"/></text:span><text:change text:change-id="ct93251064"/><text:span text:style-name="T18">def</text:span><text:span text:style-name="code"> </text:span><text:span text:style-name="code_20_variable_20_Char">point</text:span><text:span text:style-name="code"> := </text:span><text:span text:style-name="code"><text:span text:style-name="T26">loader</text:span></text:span><text:span text:style-name="code"><text:span text:style-name="T22">.load</text:span></text:span><text:span text:style-name="code"><text:span text:style-name="code">(“def point {…}”,<text:line-break/> <text:s text:c="32"/></text:span></text:span><text:change text:change-id="ct93251200"/><text:span text:style-name="code"><text:span text:style-name="code">[“x” =&gt; x, “y” =&gt; y])</text:span></text:span><text:change-start text:change-id="ct93251336"/><text:span text:style-name="code"><text:span text:style-name="code"><text:line-break/> <text:s text:c="7"/></text:span></text:span><text:span text:style-name="code"><text:span text:style-name="code"><text:span text:style-name="keyword">return</text:span></text:span></text:span><text:span text:style-name="code"><text:span text:style-name="code"><text:span text:style-name="code"> point</text:span></text:span></text:span><text:change-end text:change-id="ct93251336"/><text:span text:style-name="code"><text:span text:style-name="code"><text:line-break/></text:span></text:span><text:change text:change-id="ct93251472"/><text:change-start text:change-id="ct93251608"/><text:span text:style-name="code"><text:span text:style-name="code"> </text:span></text:span><text:change-end text:change-id="ct93251608"/><text:span text:style-name="code"><text:span text:style-name="code"><text:s text:c="3"/>}</text:span></text:span><text:change-start text:change-id="ct93251744"/><text:span text:style-name="code"><text:span text:style-name="code"><text:line-break/></text:span></text:span><text:span text:style-name="code">}</text:span><text:change-end text:change-id="ct93251744"/></text:p>
      <text:p text:style-name="Standard">Rather than a source string, a realistic loader would accept some form of separately compiled code. </text:p>
      <text:p text:style-name="Standard">The expression <text:span text:style-name="code">[“x” =&gt; x, “y” =&gt; y]</text:span> builds a map of index =&gt; reference associations. All “linking” happens only by virtue of these associations—only connectivity begets connectivity.</text:p>
      <text:p text:style-name="Standard">Applying this transformation recursively would unnest all object definitions. Nested object definitions better explain instantiation in object languages. The <text:span text:style-name="T26">loader</text:span> better explains process or domain creation in operating systems<text:span text:style-name="T27">.</text:span> In <text:span text:style-name="T11">E</text:span>, we almost always use object definitions, but we use the <text:span text:style-name="T26">loader</text:span> below to achieve confinement.</text:p>
      <text:h text:style-name="heading2" text:outline-level="2">Revocation: Redell’s 1974 Caretaker Pattern</text:h>
      <text:p text:style-name="p1a"><draw:frame draw:style-name="fr5" draw:name="Frame1" text:anchor-type="paragraph" svg:width="2.4008in" style:rel-width="50%" draw:z-index="1"><draw:text-box fo:min-height="0.2in"><text:p text:style-name="P15">Capability systems modeled as unforgeable references present the other extreme, where delegation is trivial, and revocation is infeasible. </text:p><text:p text:style-name="P16">—Chander, Dean, Mitchell<text:line-break/>[Chander01]</text:p></draw:text-box></draw:frame>When Alice says <text:span text:style-name="T22">bob.foo</text:span><text:span text:style-name="code">(carol)</text:span>, she gives Bob unconditional, full, and perpetual access to Carol. Given the purpose of Alice's message to Bob, such access may dangerously exceed least authority. In order to practice POLA, Alice might need to somehow restrict the rights she grants to Bob. For example, she might want to ensure she can revoke access at a later time. But in a capability system, capabilities themselves are the only representation of permission, and they provide only unconditional, full, perpetual access to the objects they designate. </text:p>
      <text:p text:style-name="Standard">What is Alice to do? She can use (a slight simplification of) Redell’s Caretaker pattern for revoking access [Redell74], shown here using additional elements of <text:span text:style-name="T11">E</text:span> we explain below.</text:p>
      <text:p text:style-name="code"><text:span text:style-name="T18">def</text:span><text:span text:style-name="code"> </text:span><text:span text:style-name="T19">caretakerMaker</text:span><text:span text:style-name="code"> {<text:line-break/> <text:s text:c="3"/></text:span><text:span text:style-name="T18">to</text:span><text:span text:style-name="code"> </text:span><text:span text:style-name="code_20_method_20_Char">make</text:span><text:span text:style-name="code">(</text:span><text:span text:style-name="T18">var</text:span><text:span text:style-name="code"> </text:span><text:span text:style-name="code_20_variable_20_Char">target</text:span><text:span text:style-name="code">) :any {<text:line-break/> <text:s text:c="7"/></text:span><text:span text:style-name="T18">def</text:span><text:span text:style-name="code"> </text:span><text:span text:style-name="code_20_object_20_Char">caretaker</text:span><text:span text:style-name="code"> {<text:line-break/> <text:s text:c="11"/></text:span><text:span text:style-name="T18">match</text:span><text:span text:style-name="code"> [</text:span><text:span text:style-name="code_20_variable_20_Char">verb</text:span><text:span text:style-name="code_20_variable_20_Char"><text:span text:style-name="code"> </text:span></text:span><text:span text:style-name="code_20_variable_20_Char"><text:span text:style-name="T15">:String,</text:span></text:span><text:span text:style-name="T15"> </text:span><text:span text:style-name="T21">args</text:span><text:span text:style-name="code"> :any[]] {<text:line-break/> <text:s text:c="15"/></text:span><text:span text:style-name="T22">E.call</text:span><text:span text:style-name="code">(target, verb, args)<text:line-break/> <text:s text:c="7"/></text:span><text:change text:change-id="ct93252016"/><text:change-start text:change-id="ct93252152"/><text:span text:style-name="code"><text:s/></text:span><text:change-end text:change-id="ct93252152"/><text:span text:style-name="code"><text:s text:c="3"/>}</text:span><text:change-start text:change-id="ct93791936"/><text:span text:style-name="code"><text:line-break/> <text:s text:c="7"/>}</text:span><text:change-end text:change-id="ct93791936"/><text:span text:style-name="code"><text:line-break/> <text:s text:c="7"/></text:span><text:span text:style-name="T18">def</text:span><text:span text:style-name="code"> </text:span><text:span text:style-name="code_20_object_20_Char">revoker</text:span><text:span text:style-name="code"> {<text:line-break/> <text:s text:c="11"/></text:span><text:span text:style-name="T18">to</text:span><text:span text:style-name="code"> </text:span><text:span text:style-name="code_20_method_20_Char">revoke</text:span><text:span text:style-name="code">() :void {<text:line-break/> <text:s text:c="15"/>target := null<text:line-break/> <text:s text:c="7"/></text:span><text:change text:change-id="ct93791192"/><text:change-start text:change-id="ct93790680"/><text:span text:style-name="code"><text:s/></text:span><text:change-end text:change-id="ct93790680"/><text:span text:style-name="code"><text:s text:c="3"/>}</text:span><text:change-start text:change-id="ct93789896"/><text:span text:style-name="code"><text:line-break/> <text:s text:c="7"/>}</text:span><text:change-end text:change-id="ct93789896"/><text:span text:style-name="code"><text:line-break/> <text:s text:c="7"/></text:span><text:change text:change-id="ct93789384"/><text:change-start text:change-id="ct93788600"/><text:span text:style-name="code"><text:span text:style-name="keyword">return</text:span></text:span><text:span text:style-name="code"> </text:span><text:change-end text:change-id="ct93788600"/><text:span text:style-name="code">[caretaker, revoker]<text:line-break/></text:span><text:change text:change-id="ct93787304"/><text:change-start text:change-id="ct93784872"/><text:span text:style-name="code"> </text:span><text:change-end text:change-id="ct93784872"/><text:span text:style-name="code"><text:s text:c="3"/>}</text:span><text:change-start text:change-id="ct93784360"/><text:span text:style-name="code"><text:line-break/>}</text:span><text:change-end text:change-id="ct93784360"/></text:p>
      <text:p text:style-name="p1a">Instead of saying “<text:span text:style-name="code">bob.foo(carol)</text:span>”, Alice can instead say:</text:p>
      <text:p text:style-name="code"><text:span text:style-name="T18">def</text:span><text:span text:style-name="code"> [</text:span><text:span text:style-name="code_20_variable_20_Char">carol2</text:span><text:span text:style-name="code">, </text:span><text:span text:style-name="code_20_variable_20_Char">carol2Rvkr</text:span><text:span text:style-name="code">] := </text:span><text:span text:style-name="T22">caretakerMaker.make</text:span><text:span text:style-name="code">(carol)<text:line-break/>bob.foo(carol2)</text:span></text:p>
      <text:p text:style-name="Standard"><draw:frame draw:style-name="fr6" draw:name="Fig3" text:anchor-type="char" svg:width="2.3098in" svg:height="1.7902in" draw:z-index="5"><draw:object-ole xlink:href="./Obj0013F032" xlink:type="simple" xlink:show="embed" xlink:actuate="onLoad"/><draw:image xlink:href="./ObjectReplacements/Obj0013F032" xlink:type="simple" xlink:show="embed" xlink:actuate="onLoad"/></draw:frame>The Caretaker <text:span text:style-name="code">carol2</text:span> transparently forwards messages it receives to <text:span text:style-name="code">target</text:span>’s current value. The Revoker <text:span text:style-name="code">carol2R</text:span><text:span text:style-name="code"><text:span text:style-name="code">vkr</text:span></text:span> changes what that current value is. Alice can later revoke the effect of her grant to Bob by saying “<text:span text:style-name="code">carol2R</text:span><text:span text:style-name="code"><text:span text:style-name="code">vkr</text:span></text:span><text:span text:style-name="code">.revoke()</text:span>”. </text:p>
      <text:p text:style-name="Standard">Variables in <text:span text:style-name="T11">E</text:span> are non-assignable by default. The <text:span text:style-name="T28">var</text:span> keyword means <text:span text:style-name="T15">target</text:span> can be assigned. (<text:span text:style-name="keyword">var</text:span> is the opposite of Java's <text:span text:style-name="keyword">final</text:span>.) Within the scope of <text:span text:style-name="T15">target</text:span>’s definition, <text:span text:style-name="T24">make</text:span> defines two objects, <text:span text:style-name="T23">caretaker</text:span> and <text:span text:style-name="T23">revoker</text:span>, and returns them to its caller in a two element list. Alice receives this pair, defines <text:span text:style-name="T15">carol2</text:span> to be the new Caretaker, and defines <text:span text:style-name="T15">carol2Rvkr</text:span> to be the corresponding Revoker. Both objects use <text:span text:style-name="code">target</text:span> freely, so they both share access to the same assignable <text:span text:style-name="T15">target</text:span> variable (which is therefore a separate object).</text:p>
      <text:p text:style-name="Standard">What happens when Bob invokes <text:span text:style-name="code">carol2</text:span>, thinking he’s invoking the kind of thing Carol is? An object definition contains methods and an optional <text:span text:style-name="keyword">match</text:span> clause defining a matcher. If an incoming message (<text:span text:style-name="code">x.add(3)</text:span>) doesn’t match any of the methods, it is given to the matcher. The <text:span text:style-name="T15">verb</text:span> parameter is bound to the message name (<text:span text:style-name="code">“add”</text:span>) and the <text:span text:style-name="T15">args</text:span> to the argument list (<text:span text:style-name="code">[3]</text:span>). This allows messages to be received generically without prior knowledge of their API, much like <text:span text:style-name="T27">Smalltalk</text:span><text:span text:style-name="T22">’s</text:span><text:span text:style-name="code"><text:span text:style-name="code"> </text:span></text:span><text:span text:style-name="code"><text:span text:style-name="T22">doesNotUnderstand</text:span></text:span><text:span text:style-name="code"><text:span text:style-name="code">:</text:span></text:span> or Java’s <text:span text:style-name="code">Proxy</text:span>. Messages are sent generically using “<text:span text:style-name="code">E.call(…)</text:span>”, much like Smalltalk’s <text:span text:style-name="code">perform:</text:span>, Java’s “reflection”, or Scheme's <text:span text:style-name="code">apply</text:span>.</text:p>
      <text:p text:style-name="Standard">This Caretaker<text:span text:style-name="Footnote_20_Symbol"><text:note text:id="ftn4" text:note-class="footnote"><text:note-citation>4</text:note-citation><text:note-body><text:p text:style-name="Footnote">The simple Caretaker shown here depends on Alice assuming that Carol will not provide Carol's clients with direct access to herself. <text:line-break/>See <text:a xlink:type="simple" xlink:href="http://www.erights.org/elib/capability/deadman.html"><text:span text:style-name="Internet_20_link">www.erights.org/</text:span></text:a><text:a xlink:type="simple" xlink:href="http://www.erights.org/elib/capability/deadman.html"><text:span text:style-name="T29">elib</text:span></text:a><text:a xlink:type="simple" xlink:href="http://www.erights.org/elib/capability/deadman.html"><text:span text:style-name="Internet_20_link">/capability/</text:span></text:a><text:a xlink:type="simple" xlink:href="http://www.erights.org/elib/capability/deadman.html"><text:span text:style-name="T29">deadman.html</text:span></text:a> for a more general treatment of revocation in <text:span text:style-name="T11">E</text:span>.</text:p></text:note-body></text:note></text:span> provides a temporal restriction of authority. Similar patterns provide other restrictions, such as <text:span text:style-name="T3">filtering facets</text:span> that let only certain messages through. Even in systems not designed to support access abstraction, many simple patterns happen naturally. Under Unix, Alice might provide a filtering facet as a process reading a socket Bob can write. The facet process would access Carol using Alice’s permissions.</text:p>
      <text:h text:style-name="heading2" text:outline-level="2">Analysis and Blind Spots</text:h>
      <text:p text:style-name="p1a">Given Redell’s existence proof in 1974, what are we to make of subsequent arguments that revocation is infeasible in capability systems? Of those who made this impossibility claim, as far as we are aware, <text:span text:style-name="T3">none</text:span> pointed to a flaw in Redell’s reasoning. The key is the difference between permission and authority analysis. ([Chander01] analyzes, in our terms, only permission.) By such an analysis, Bob was never given permission to access Carol, so there was no access to Carol to be revoked! Bob was given permission to access <text:span text:style-name="code">carol2</text:span>, and he still has it. No permissions were revoked. </text:p>
      <text:p text:style-name="quote">A security officer investigating an incident needs to know who has access to a compromised object.</text:p>
      <text:p text:style-name="quote-attrib">—Karger and Herbert [Karger84]</text:p>
      <text:p text:style-name="Standard">In their paper, Karger and Herbert propose to give a security officer a list of all subjects who are, in our terms, permitted to access Carol. This list will not include Bob’s access to Carol, since this indirect access is represented only by the system’s protection state taken together with the behavior of objects playing by the rules. Within their system, Alice, by restricting the authority given to Bob as she should, has inadvertently thwarted the security officer’s ability to get a meaningful answer to his query.</text:p>
      <text:p text:style-name="P19">To render a permission-only analysis useless, a threat model need not include either malice or accident; it need only include subjects following security best practices.</text:p>
      <text:p text:style-name="Standard">An arrangement-only bound on permission or authority would include the possibility of the Caretaker giving Bob direct access to Carol—precisely what the Caretaker was constructed not to do. Only by reasoning about behaviors can Alice see that the Caretaker is a “smart reference”. Just as <text:span text:style-name="code">pointMaker</text:span> extends our vocabulary of data types, raising the abstraction level at which we express solutions, so does the Caretaker extend our vocabulary for expressing access control. Alice (or her programmer) should use arrangement-only analysis for reasoning about what potential adversaries may do. But Alice also interacts with many objects, like the Caretaker, <text:span text:style-name="T3">because</text:span> she has some confidence she understands their actual behavior.</text:p>
      <text:h text:style-name="heading2" text:outline-level="2">Access Abstraction</text:h>
      <text:p text:style-name="p1a">The object-capability model does not describe access control as a separate concern, to be bolted on to computation organized by other means. Rather it is a model of modular computation with no separate access control mechanisms. All its support for access control is well enough motivated by the pursuit of abstraction and modularity. <text:span text:style-name="T27">Parnas</text:span>’ principle of <text:span text:style-name="T3">information hiding</text:span> [Parnas72] in effect says our abstractions should hand out information only on a <text:span text:style-name="T3">need to know</text:span> basis. POLA simply adds that authority should be handed out only on a <text:span text:style-name="T3">need to do</text:span> basis [Crockford97]. Modularity and security each require both of these principles.</text:p>
      <text:p text:style-name="Standard">The <text:span text:style-name="T3">object-capability paradigm</text:span>, in the air by 1967 [<text:span text:style-name="T27">Wilkes79</text:span>, <text:span text:style-name="T27">Fabry74</text:span>], and well established by 1973 [Redell74, Hewitt73, Morris73, Wulf74, Wulf81], adds the observation that the abstraction mechanisms provided by the base model are not just for procedural, data, and control abstractions, but also for <text:span text:style-name="T3">access abstractions</text:span>, such as <text:span text:style-name="T30">Redell’s</text:span> Caretaker. (These are “communications abstractions” in [Tribble95].)</text:p>
      <text:p text:style-name="Standard">Access abstraction is pervasive in actual capability practice, including filtering facets, unprivileged transparent remote messaging systems [Donnelley76, Sansom86, <text:span text:style-name="T27">Doorn96</text:span>, Miller00], reference monitors [<text:span text:style-name="T27">Rajunas89</text:span>], transfer, escrow, and trade of exclusive rights [Miller96, Miller00], and recent patterns like the <text:span text:style-name="T27">Powerbox</text:span> [Wagner02, Stiegler02]. Further, every non-security-oriented abstraction that usefully encapsulates its internal state provides, in effect, restricted authority to affect that internal state, as mediated by the logic of the abstraction.</text:p>
      <text:p text:style-name="Standard">The base system is also a security enforcing system, providing abstractions for controlling access. When all code is either trusted or untrusted, one can only extend the expressiveness of a protection system by adding code to the base, making everyone fully vulnerable to its possible misbehavior. By contrast, only Alice relies on the behavior of her Caretaker, and only to limit authority flowing between Bob and Carol. The risks to everyone, even Alice, from its misbehavior are limited because the Caretaker itself has limited authority. Alice can often bound her risk even from bugs in her own security enforcing programs.</text:p>
      <text:h text:style-name="heading1" text:outline-level="1">Confinement</text:h>
      <text:p text:style-name="P20">… a program can create a controlled environment within which another, possibly untrustworthy program, can be run safely… call the first program a customer and the second a service. … [the service] may leak, i.e. transmit …<text:span text:style-name="T12"> </text:span>the input data which the customer gives it. … We will call the problem of constraining a service [from leaking data] the confinement problem.</text:p>
      <text:p text:style-name="quote-attrib">—Lampson [Lampson73]</text:p>
      <text:p text:style-name="p1a">Once upon a time, in the days before wireless, you (a human customer) could buy a box containing a calculator (the service) from a manufacturer you might not trust. Although you might worry whether the calculations are correct, you can at least enter your financial data confident that the calculator <text:span text:style-name="T5">cannot</text:span> leak your secrets back to its manufacturer. How did the box solve the confinement problem? By letting you see that it comes with no strings attached. When the only causation to worry about would be carried by wires, the visible absence of wires emerging from the box—the isolation of the subgraph—is adequate evidence of confinement.</text:p>
      <text:p text:style-name="Standard">Here, we use this same technique to achieve confinement, substituting capabilities for wires. The presentation here is a simplification of confinement in actual object-capability systems [<text:span text:style-name="T5">Hardy86</text:span>, Shapiro99, <text:span text:style-name="T27">Shapiro00</text:span>, Wagner02, Yee03].</text:p>
      <text:p text:style-name="Standard">To solve confinement, assume that the manufacturer, Max, and customer, Cassie, have mutual access to a <text:span text:style-name="code">[Factory, </text:span><text:span text:style-name="T22">factoryMaker]</text:span> pair created by the following code. Assume that <text:span text:style-name="T5">Cassie</text:span> trusts that this pair of objects behaves according to this code.<text:span text:style-name="Footnote_20_Symbol"><text:note text:id="ftn5" text:note-class="footnote"><text:note-citation>5</text:note-citation><text:note-body><text:p text:style-name="Footnote">Given <text:span text:style-name="T6">mutual</text:span> trust in this pair, our same logic solves an important mutual suspicion problem. <text:span text:style-name="T5">Max</text:span> knows <text:span text:style-name="T5">Cassie</text:span> cannot “open the case”—cannot examine or modify his code.</text:p></text:note-body></text:note></text:span></text:p>
      <text:p text:style-name="code"><text:span text:style-name="keyword">def</text:span><text:span text:style-name="code"> [</text:span><text:span text:style-name="code"><text:span text:style-name="code_20_variable_20_Char">Factory</text:span></text:span><text:span text:style-name="code">, </text:span><text:span text:style-name="code"><text:span text:style-name="code_20_variable_20_Char">factoryMaker</text:span></text:span><text:span text:style-name="code">] := {<text:line-break/> <text:s text:c="3"/></text:span><text:span text:style-name="T18">interface</text:span><text:span text:style-name="code"> </text:span><text:span text:style-name="code_20_variable_20_Char">Factory</text:span><text:span text:style-name="code"> </text:span><text:span text:style-name="T18">guards</text:span><text:span text:style-name="code"> </text:span><text:span text:style-name="T21">FactoryStamp</text:span><text:span text:style-name="code"> {…}<text:line-break/><text:line-break/> <text:s text:c="3"/></text:span><text:span text:style-name="T18">def</text:span><text:span text:style-name="code"> </text:span><text:span text:style-name="code_20_object_20_Char">factoryMaker</text:span><text:span text:style-name="code"> {<text:line-break/> <text:s text:c="7"/></text:span><text:span text:style-name="T18">to</text:span><text:span text:style-name="code"> </text:span><text:span text:style-name="code_20_method_20_Char">make</text:span><text:span text:style-name="code">(</text:span><text:span text:style-name="code_20_variable_20_Char">code</text:span><text:span text:style-name="code"> :String) :Factory {<text:line-break/> <text:s text:c="11"/></text:span><text:change text:change-id="ct93720776"/><text:span text:style-name="T18">def</text:span><text:span text:style-name="code"> </text:span><text:span text:style-name="code_20_object_20_Char">factory</text:span><text:span text:style-name="code"> </text:span><text:span text:style-name="T18">implements</text:span><text:span text:style-name="code"> FactoryStamp {<text:line-break/> <text:s text:c="15"/></text:span><text:span text:style-name="T18">to</text:span><text:span text:style-name="code"> </text:span><text:span text:style-name="code"><text:span text:style-name="code_20_method_20_Char">new</text:span></text:span><text:span text:style-name="code">(</text:span><text:span text:style-name="code_20_variable_20_Char">state</text:span><text:span text:style-name="code">) :any {<text:line-break/> <text:s text:c="19"/></text:span><text:change text:change-id="ct93721864"/><text:change-start text:change-id="ct93722000"/><text:span text:style-name="code"><text:span text:style-name="keyword">return</text:span></text:span><text:change-end text:change-id="ct93722000"/><text:change-start text:change-id="ct93722136"/><text:span text:style-name="code"> </text:span><text:change-end text:change-id="ct93722136"/><text:span text:style-name="T26">loader</text:span><text:span text:style-name="code">.load(code, state)<text:line-break/> <text:s text:c="3"/></text:span><text:change text:change-id="ct93722432"/><text:change-start text:change-id="ct93722760"/><text:span text:style-name="code"><text:s/></text:span><text:change-end text:change-id="ct93722760"/><text:span text:style-name="code"><text:s text:c="3"/></text:span><text:change text:change-id="ct93723088"/><text:change-start text:change-id="ct93723416"/><text:span text:style-name="code"><text:s/></text:span><text:change-end text:change-id="ct93723416"/><text:span text:style-name="code"><text:s text:c="3"/></text:span><text:change text:change-id="ct93723744"/><text:change-start text:change-id="ct93724072"/><text:span text:style-name="code"><text:s/></text:span><text:change-end text:change-id="ct93724072"/><text:span text:style-name="code"><text:s text:c="3"/>}</text:span><text:change-start text:change-id="ct93725296"/><text:span text:style-name="code"><text:line-break/> <text:s text:c="11"/>}<text:line-break/> <text:s text:c="11"/></text:span><text:span text:style-name="code"><text:span text:style-name="keyword">return</text:span></text:span><text:span text:style-name="code"> factory<text:line-break/> <text:s text:c="7"/>}<text:line-break/> <text:s text:c="3"/></text:span><text:change-end text:change-id="ct93725296"/><text:change-start text:change-id="ct93725592"/><text:span text:style-name="code">}</text:span><text:change-end text:change-id="ct93725592"/><text:span text:style-name="code"><text:line-break/> <text:s text:c="3"/>[Factory, factoryMaker]<text:line-break/>}</text:span></text:p>
      <text:p text:style-name="Standard">The <text:span text:style-name="keyword">interface</text:span> .. <text:span text:style-name="keyword">guards</text:span> expression evaluates to a (<text:span text:style-name="T3">trademark guard</text:span>, <text:span text:style-name="T3">stamp</text:span><text:span text:style-name="T4">) pair</text:span> representing a new <text:span text:style-name="T3">trademark</text:span>, similar in purpose to an interface type. This syntax also defines variables to hold these objects, here named <text:span text:style-name="code">Factory</text:span> and <text:span text:style-name="code">FactoryStamp</text:span>. Here we use the <text:span text:style-name="code">FactoryStamp</text:span> to mark instances of <text:span text:style-name="code">factory</text:span>, and nothing else, as carrying this trademark. We use the <text:span text:style-name="code">Factory</text:span> guard in soft type declarations, like “<text:span text:style-name="code">:Factory</text:span>” above, to ensure that only objects carrying this trademark may pass. The block of code above evaluates to a <text:span text:style-name="code">[Factory, </text:span><text:span text:style-name="T22">factoryMaker]</text:span> pair. Only the <text:span text:style-name="code">factoryMaker</text:span> of a pair can make objects, instances of <text:span text:style-name="code">factory</text:span>, which will pass the <text:span text:style-name="code">Factory</text:span> guard of that pair.<text:note text:id="ftn6" text:note-class="footnote"><text:note-citation>6</text:note-citation><text:note-body><text:p text:style-name="Footnote">Such trademarking can be implemented in DVH and in our model of object-capability computation [Morris73, Miller87, Tribble95, <text:span text:style-name="T5">Rees96</text:span>], so object-capability systems which provide trademarking primitively [Wulf81, Hardy85, Shapiro99, Yee03] are still within our model.</text:p></text:note-body></text:note></text:p>
      <text:p text:style-name="Standard">Max uses a <text:span text:style-name="code">factoryMaker</text:span> to package his proprietary calculator program in a box he sends to <text:span text:style-name="T5">Cassie</text:span>.</text:p>
      <text:p text:style-name="code"><text:span text:style-name="keyword">def</text:span><text:span text:style-name="code"> </text:span><text:span text:style-name="T21">calculatorFactory</text:span><text:span text:style-name="code"> := </text:span><text:span text:style-name="T22">factoryMaker.make</text:span><text:span text:style-name="code">(“…code…”)<text:line-break/>cassie</text:span><text:span text:style-name="T22">.acceptProduct</text:span><text:span text:style-name="code">(calculatorFactory)</text:span></text:p>
      <text:p text:style-name="Standard">In section 5.2 Cassie uses a “<text:span text:style-name="code">:Factory</text:span>” declaration on the parameter of her <text:span text:style-name="T22">acceptProduct</text:span><text:span text:style-name="T27"> method </text:span>to ensure that she receives only an instance of the above <text:span text:style-name="code">factory</text:span> definition. Inspection of the factory code shows that a factory's state contains only <text:span text:style-name="T5">data</text:span> (here, a String) and no capabilities—no access to the world outside itself. <text:span text:style-name="T5">Cassie</text:span> may therefore use the factory to make as many live calculators as she wants, confident that each calculator has only that access beyond itself that <text:span text:style-name="T5">Cassie</text:span> authorizes. They <text:span text:style-name="T5">cannot</text:span> even talk to each other unless <text:span text:style-name="T5">Cassie</text:span> allows them to.</text:p>
      <text:p text:style-name="Standard">With lambda evaluation, a new subject’s code and state both come from the same parent. To solve the confinement problem, we combine code from <text:span text:style-name="T5">Max</text:span> with state from <text:span text:style-name="T5">Cassie</text:span> to give birth to a new calculator, and we enable <text:span text:style-name="T5">Cassie</text:span> to verify that she is the only state-providing parent. This state is an example of Lampson’s “controlled environment”. To Cassie, the calculator is a <text:span text:style-name="T3">controlled subject</text:span><text:span text:style-name="T4">—one Cassie knows is born into an environment controlled by her. By contrast, should </text:span><text:span text:style-name="T16">Max</text:span><text:span text:style-name="T4"> introduce </text:span><text:span text:style-name="T16">Cassie</text:span><text:span text:style-name="T4"> to an already instantiated calculation service, </text:span><text:span text:style-name="T16">Cassie</text:span><text:span text:style-name="T4"> would not be able to tell whether it has prior connectivity. (Extending our analogy, suppose </text:span><text:span text:style-name="T16">Max</text:span><text:span text:style-name="T4"> offers the calculation service from his web site.) The calculation service would be an </text:span><text:span text:style-name="T3">uncontrolled subject</text:span><text:span text:style-name="T4"> to her.</text:span></text:p>
      <text:p text:style-name="Standard">We wish to reiterate that by “confinement”, we refer to the overt subset of Lampson's problem, where the customer accepts only code (“a program”) from the manufacturer and instantiates it in a controlled environment. We do not propose to confine information or authority given to uncontrolled subjects.</text:p>
      <text:h text:style-name="heading2" text:outline-level="2">A Non-Discretionary Model</text:h>
      <text:p text:style-name="p1a">Capabilities are normally thought to be <text:span text:style-name="T3">discretionary</text:span><text:span text:style-name="T4">, and to be unable to enforce confinement. Our</text:span> confinement logic above relies on the <text:span text:style-name="T4">non-discretionary</text:span> nature of object-capabilities. What does it mean for an access control system to be discretionary?</text:p>
      <text:p text:style-name="P20">“Our discussion … rested on an unstated assumption: the principal that creates a file or other object in a computer system has unquestioned authority to authorize access to it by other principals. …We may characterize this control pattern as <text:span text:style-name="T31">discretionary</text:span>.” [emphasis in the original]</text:p>
      <text:p text:style-name="quote-attrib">—Saltzer and Schroeder [Saltzer75]</text:p>
      <text:p text:style-name="Standard">Object-capability systems have no principals. A human user, together with his shell and “home directory” of references, participates, in effect, as just another subject. With the substitution of “subject” for “principal”, we will use this classic definition of “discretionary”. </text:p>
      <text:p text:style-name="Standard">By this definition, <text:span text:style-name="T6">object-capabilities are not discretionary</text:span>. In our model, in DVH, and in most actual capability system implementations, even if Alice creates Carol, Alice may still only authorize Bob to access Carol if Alice has authority to access Bob. If capabilities were discretionary, they would indeed be unable to enforce confinement. To illustrate the power of confinement, we use it below to enforce the *-properties.</text:p>
      <text:h text:style-name="heading2" text:outline-level="2">The *-Properties</text:h>
      <text:p text:style-name="P20">Boebert made clear in [[Boebert84]] that an unmodified or classic capability system cannot enforce the *-property or solve the confinement problem. </text:p>
      <text:p text:style-name="quote-attrib">—Gong [Gong89]</text:p>
      <text:p text:style-name="Standard">Briefly, the *-properties taken together allow subjects with lower (such as “secret”) clearance to communicate to subjects with higher (such as “top secret”) clearance, but prohibit communication in the reverse direction [Bell74]. KeySafe is a concrete and realistic design for enforcing the *-properties on KeyKOS, a pure object-capability system [Rajunas89]. However, claims that capabilities cannot enforce the *-properties continue [Gong89, <text:span text:style-name="T5">Kain87</text:span>, Wallach97, Saraswat03], citing [Boebert84] as their support. Recently, referring to [Boebert84], Boebert writes:</text:p>
      <text:p text:style-name="P20">The paper … remains, no more than an offhand remark. … The historical significance of the paper is that it prompted<text:span text:style-name="T12"> </text:span>the writing of [[<text:span text:style-name="T12">Kain87</text:span>]]</text:p>
      <text:p text:style-name="quote-attrib">—Boebert [Boebert03]</text:p>
      <text:p text:style-name="Standard">Boebert here defers to Kain and Landwehr’s paper [<text:span text:style-name="T5">Kain87</text:span>]. Regarding object-capability systems, Kain and Landwehr’s paper makes essentially the same impossibility claims, which they support only by citing and summarizing Boebert. To lay this matter to rest, we show how Cassie solves Boebert's challenge problem—how she provides a one way communication channel to subjects she doesn't trust, say Q and Bond, who she considers to have secret and top secret clearance respectively. Can Cassie prevent Boebert's attack, in which Q and Bond use the rights Cassie provides to build a reverse channel?</text:p>
      <text:p text:style-name="Standard">Completing our earlier confinement example, Cassie accepts a calculator factory from <text:span text:style-name="T5">Max using this method</text:span>.</text:p>
      <text:p text:style-name="code"><text:span text:style-name="keyword">to</text:span><text:span text:style-name="code"> </text:span><text:span text:style-name="T20">acceptProduct</text:span><text:span text:style-name="code">(</text:span><text:span text:style-name="T21">calcFactory</text:span><text:span text:style-name="code"> :Factory) :void {<text:line-break/> <text:s text:c="3"/></text:span><text:span text:style-name="keyword">var</text:span><text:span text:style-name="code"> </text:span><text:span text:style-name="code_20_variable_20_Char">diode</text:span><text:span text:style-name="code"> :int := 0<text:line-break/> <text:s text:c="3"/></text:span><text:span text:style-name="keyword">def</text:span><text:span text:style-name="code"> </text:span><text:span text:style-name="T19">diodeWriter</text:span><text:span text:style-name="code"> {<text:line-break/> <text:s text:c="7"/></text:span><text:span text:style-name="keyword">to</text:span><text:span text:style-name="code"> </text:span><text:span text:style-name="code_20_method_20_Char">write</text:span><text:span text:style-name="code">(</text:span><text:span text:style-name="code_20_variable_20_Char">val</text:span><text:span text:style-name="code"> :int) :void { diode := val }<text:line-break/> <text:s text:c="3"/>}<text:line-break/> <text:s text:c="3"/></text:span><text:span text:style-name="keyword">def</text:span><text:span text:style-name="code"> </text:span><text:span text:style-name="T19">diodeReader</text:span><text:span text:style-name="code"> {<text:line-break/> <text:s text:c="7"/></text:span><text:span text:style-name="keyword">to</text:span><text:span text:style-name="code"> </text:span><text:span text:style-name="code_20_method_20_Char">read</text:span><text:span text:style-name="code">() :int { </text:span><text:change text:change-id="ct93731520"/><text:change-start text:change-id="ct93734480"/><text:span text:style-name="code"><text:span text:style-name="keyword">return</text:span></text:span><text:span text:style-name="code"> </text:span><text:change-end text:change-id="ct93734480"/><text:span text:style-name="code">diode }<text:line-break/> <text:s text:c="3"/>}<text:line-break/> <text:s text:c="3"/></text:span><text:span text:style-name="keyword">def</text:span><text:span text:style-name="code"> </text:span><text:span text:style-name="code_20_variable_20_Char">q</text:span><text:span text:style-name="code"> := </text:span><text:span text:style-name="T22">calcFactory.new</text:span><text:span text:style-name="code">([“</text:span><text:span text:style-name="T22">writeUp</text:span><text:span text:style-name="code">” =&gt; diodeWriter, </text:span><text:span text:style-name="code"><text:span text:style-name="code">…</text:span></text:span><text:span text:style-name="code">])<text:line-break/> <text:s text:c="3"/></text:span><text:span text:style-name="keyword">def</text:span><text:span text:style-name="code"> </text:span><text:span text:style-name="code_20_variable_20_Char">bond</text:span><text:span text:style-name="code"> := calcFactory.new([“</text:span><text:span text:style-name="T22">readDown</text:span><text:span text:style-name="code">” =&gt; diodeReader, </text:span><text:span text:style-name="code"><text:span text:style-name="code">…</text:span></text:span><text:span text:style-name="code">])<text:line-break/> <text:s text:c="3"/>…<text:line-break/>}</text:span></text:p>
      <text:p text:style-name="Standard">Cassie creates two calculators to serve as Q and Bond. She builds a data diode by defining a <text:span text:style-name="code">diodeWriter</text:span>, a <text:span text:style-name="code">diodeReader</text:span>, and an assignable <text:span text:style-name="code">diode</text:span> variable they share. She gives Q and Bond access to each other only through the data diode. Applied to Cassie's arrangement, Boebert's attack starts by observing that Q can send a capability as an argument in a message to the <text:span text:style-name="code">diodeWriter</text:span>. An arrangement-only analysis of bounds on permissions or authority supports Boebert’s case—the data diode might introduce this argument to Bond. Only by examining the behavior of the data diode can we see the tighter bounds it was built to enforce. It transmits <text:span text:style-name="T5">data</text:span> (here, integers) in only one direction and capabilities in neither. (Q cannot even read what he just wrote!) Cassie relies on the behavior of the factory and data diode abstractions to enforce the *-properties and prevent Boebert’s attack. (See [Miller03] for further detail.)</text:p>
      <text:h text:style-name="heading2" text:outline-level="2">The Arena and Terms of Entry</text:h>
      <text:p text:style-name="p1a">Policies like the *-properties are generally assumed to govern a computer system as a whole, to be enforced in collaboration with a human sys-<text:span text:style-name="T27">admin</text:span> or security officer. In a capability system, this is a matter of <text:span text:style-name="T3">initial conditions</text:span>. If the owner of the system wishes such a policy to govern the entire system, she can run such code when the system is first generated, and when new users join. But what happens after the big bang? Let’s say Alice meets Bob, who is an <text:span text:style-name="T16">uncontrolled</text:span><text:span text:style-name="T4"> subject</text:span> to her. Alice can still enforce “additive” policies on Bob, e.g., she can give him revocable access to Carol, and then revoke it. But she cannot enforce a policy on Bob that requires removing prior rights from Bob, for that would violate Bob’s security!</text:p>
      <text:p text:style-name="Standard">Instead, as we see in the example above, acting as Lampson's “customer”, she sets up an <text:span text:style-name="T3">arena</text:span>—Lampson’s “controlled environment”—with initial conditions she determines, governed by her rules, and over which she is the sys-admin. If her rules can be enforced on <text:span text:style-name="T5">uncontrolled</text:span> subjects, she can admit Bob onto her arena as a player. If her rules require the players not to have some rights, she must set <text:span text:style-name="T3">terms of entry</text:span><text:span text:style-name="T4">.</text:span> “Please leave your cellphones at the door.” A prospective participant (<text:span text:style-name="T5">Max</text:span>) provides a player (<text:span text:style-name="code">calcFactory</text:span>) to represent his interests within the arena, where this player can pass the security check at the gate (here, <text:span text:style-name="code">:Factory</text:span>). No rights were taken away from anyone; participation was voluntary.</text:p>
      <text:p text:style-name="Standard">The arena technique corresponds to <text:span text:style-name="T3">meta-linguistic abstraction</text:span>—an arena is a virtual machine built within a virtual machine [Abelson86, <text:span text:style-name="T27">Safra86</text:span>]. The resulting system can be described according to either level of abstraction—by the rules of the base level object-capability system or by the rules of the arena. The subjects built by the admitted factories are also subjects within the arena. At the base level, we would say Q has permission to send messages to <text:span text:style-name="code">diodeWriter</text:span> and authority to send integers to Bond. At the arena level of description, we would say a data diode is a primitive part of the arena’s protection state, and say Q has permission to send integers to Bond. Any base level <text:span text:style-name="T5">uncontrolled</text:span> subjects admitted into the arena are devices of the arena—they have mysterious connections to the arena's external world.</text:p>
      <text:p text:style-name="Standard">When the only inputs to a problem are data (here, code), any system capable of universal computation can solve any solvable problem, so questions of absolute possibility become useless for comparisons. Conventional language comparisons face the same dilemma, and language designers have learned to ask instead an engineering question: <text:span text:style-name="T3">Is this a good machine on which to build other machines?</text:span> How well did we do on Boebert's challenge? The code admitted was neither inspected nor transformed. Each arena level subject was also a base level subject. The behavior interposed by <text:span text:style-name="T5">Cassie</text:span> between the subjects was very thin. Mostly, we reused the security properties of the base level object-capability system to build the security properties of our new arena level machine.</text:p>
      <text:h text:style-name="heading2" text:outline-level="2">Mutually Suspicious Composition</text:h>
      <text:p text:style-name="p1a">When mutually suspicious interests build a diversity of abstractions to express a diversity of co-existing policies, how do these extensions interact?</text:p>
      <text:p text:style-name="Standard">Let's say that Q builds a <text:span text:style-name="T5">gizmo</text:span> that might have bugs, so Q creates a Caretaker to give the <text:span text:style-name="T5">gizmo</text:span> revocable access to his <text:span text:style-name="code">diodeWriter</text:span>. Q's policy relies on the behavior of his Caretaker but not necessarily on Cassie's <text:span text:style-name="code">diodeWriter</text:span>. To Cassie, Q's <text:span text:style-name="T5">gizmo</text:span> and Caretaker are part of Q's subgraph and indistinguishable from Q. Cassie's policy relies on the behavior of her <text:span text:style-name="code">diodeWriter</text:span>, but not on Q's Caretaker. They each do a partially behavioral analysis over the same graph, each from their own subjective perspective. This scenario shows how diverse expressions of policy often compose correctly even when none of the interested parties are aware this is happening.</text:p>
      <text:h text:style-name="heading1" text:outline-level="1">Conclusion</text:h>
      <text:p text:style-name="p1a">Just as we should not expect a base programming language to provide us all the data types we need for computation, we should not expect a base access control system to provide us all the elements we need to express our protection policies. Both issues deserve the same kind of answer: We use the base to build abstractions, extending the vocabulary we use to express our solutions. In<text:span text:style-name="T4"> evaluating a protection model, one must examine how well it supports the extension of its own expressiveness by abstraction and composition</text:span>.</text:p>
      <text:p text:style-name="Standard">Security in computational systems emerges from the interaction between primitive protection mechanisms and the behavior of security enforcing programs. As we have shown here, such programs are able to enforce restrictions on more general, untrusted programs by building on and abstracting more primitive protection mechanisms. To our knowledge, the object-capability model is the only protection model whose semantics can be readily expressed in programming language terms: approximately, lambda calculus with local side effects. This provides the necessary common semantic framework for reasoning about permission and program behavior together. Because security-enforcing programs are often simple, the required program analysis should frequently prove tractable, <text:span text:style-name="T3">provided</text:span><text:span text:style-name="T4"> they are built on effective primitives</text:span>.</text:p>
      <text:p text:style-name="Standard">By recognizing that program behavior can contribute towards access control, a lost paradigm for protection—abstraction—is restored to us, and a semantic basis for extensible protection is established. Diverse interests can each build abstractions to express their policies regarding new object types, new applications, new requirements, and each other, and these policies can co-exist and interact. This extensibility is well outside the scope of <text:s/>traditional access graph analyses.</text:p>
      <text:p text:style-name="Standard">Analyses based on the evolution of protection state are conservative approximations. A successful verification demonstrating the enforcement of a policy using only the protection graph (as in [Shapiro00]) is robust, in the sense that it does <text:span text:style-name="T3">not</text:span><text:span text:style-name="T4"> rely on the cooperative behavior of programs. Verification </text:span><text:span text:style-name="T3">failures</text:span><text:span text:style-name="T4"> are </text:span><text:span text:style-name="T3">not</text:span><text:span text:style-name="T4"> robust – they may indicate a failure in the protection model, but they can also result from what might be called “failures of conservatism”—failures in which the policy is enforceable but the verification model has been simplified in a way that prevents successful verification.</text:span></text:p>
      <text:p text:style-name="Standard">We have shown by example how object-capability practitioners set tight bounds on authority by building abstractions and reasoning about their behavior, using conceptual tools similar to that used by object programmers to reason about any abstraction. We have shown, using only techniques easily implementable in Dennis and van Horn's 1966 Supervisor, how actual object-capability systems have used abstraction to solve problems that analyses using only protection state have “proven” impossible for capabilities.</text:p>
      <text:p text:style-name="Standard">The object-capability paradigm, with its pervasive, fine-grained, and extensible support for the principle of least authority, enables mutually suspicious interests to cooperate more <text:span text:style-name="T27">intimately</text:span> while being less vulnerable to each other. When more cooperation may be practiced with less vulnerability, we may find we have a more cooperative world.</text:p>
      <text:h text:style-name="P21" text:outline-level="1">Acknowledgments</text:h>
      <text:p text:style-name="p1a">We thank Darius Bacon, Tyler Close, K. Eric Drexler, Bill Frantz, Norm Hardy, Chris Hibbert, David <text:span text:style-name="T27">Hopwood</text:span>, Tad Hogg, Ken Kahn, Alan Karp, Terence Kelly, Lorens <text:span text:style-name="T27">Kockum</text:span>, Charles Landau, Mark Lillibridge, Chip Morningstar, Greg Nelson, Jonathan Rees, <text:span text:style-name="T27">Vijay</text:span> <text:span text:style-name="T27">Saraswat</text:span>, Terry Stanley, Marc <text:span text:style-name="T27">Stiegler</text:span>, E. Dean <text:span text:style-name="T27">Tribble</text:span>, Bill Tulloh, <text:span text:style-name="T27">Kazunori Ueda, David Wagner, Bryce Wilcox-O'Hearn</text:span>, the cap-talk and e-<text:span text:style-name="T27">lang</text:span> discussion lists, and especially <text:span text:style-name="T27">Ka</text:span>-Ping <text:span text:style-name="T27">Yee</text:span>, our co-author on [Miller03], whose writing had substantial influence on this paper.</text:p>
      <text:h text:style-name="heading1" text:outline-level="1">References</text:h>
      <text:p text:style-name="P6">[Abelson86] H. Abelson, G. Sussman. <text:span text:style-name="T3">Structure and Interpretation of Computer Programs</text:span>. MIT Press, 1986.</text:p>
      <text:p text:style-name="P6">[Bell74] D.E. Bell, L. LaPadula. “Secure Computer Systems<text:span text:style-name="T32">”</text:span> ESD-TR-83-278, Mitre Corporation, vI and II (Nov 1973), vIII (Apr 1974).</text:p>
      <text:p text:style-name="P6">[Bishop79] M. Bishop, L. Snyder. “The Transfer of Information and Authority in a Protection System<text:span text:style-name="T32">”</text:span> SOSP 1979 , p. 45–54. </text:p>
      <text:p text:style-name="referenceitem"><text:span text:style-name="T33">[Boebert84] W.</text:span><text:span text:style-name="T34"> </text:span><text:span text:style-name="T33">E.</text:span><text:span text:style-name="T34"> </text:span><text:span text:style-name="T33">Boebert.</text:span><text:span text:style-name="T34"> “</text:span><text:span text:style-name="T33">On the Inability of an Unmodified Capability Machine to Enforce the *-Property</text:span><text:span text:style-name="T34">”</text:span><text:span text:style-name="T33"> </text:span><text:span text:style-name="T35">Proceedings of 7th DoD/NBS Computer Security Conference</text:span><text:span text:style-name="T33">, September 1984, p. 291–293. </text:span><text:a xlink:type="simple" xlink:href="http://zesty.ca/capmyths/boebert.html"><text:span text:style-name="T36">http</text:span></text:a><text:a xlink:type="simple" xlink:href="http://zesty.ca/capmyths/boebert.html"><text:span text:style-name="T37">://</text:span></text:a><text:a xlink:type="simple" xlink:href="http://zesty.ca/capmyths/boebert.html"><text:span text:style-name="T36">zesty.ca</text:span></text:a><text:a xlink:type="simple" xlink:href="http://zesty.ca/capmyths/boebert.html"><text:span text:style-name="T37">/</text:span></text:a><text:a xlink:type="simple" xlink:href="http://zesty.ca/capmyths/boebert.html"><text:span text:style-name="T36">capmyths</text:span></text:a><text:a xlink:type="simple" xlink:href="http://zesty.ca/capmyths/boebert.html"><text:span text:style-name="T37">/</text:span></text:a><text:a xlink:type="simple" xlink:href="http://zesty.ca/capmyths/boebert.html"><text:span text:style-name="T36">boebert.html</text:span></text:a></text:p>
      <text:p text:style-name="referenceitem"><text:span text:style-name="T33">[Boebert03] (Comments on [Miller03]) <text:line-break/></text:span><text:a xlink:type="simple" xlink:href="http://www.eros-os.org/pipermail/cap-talk/2003-March/001133.html"><text:span text:style-name="T38">http://</text:span></text:a><text:a xlink:type="simple" xlink:href="http://www.eros-os.org/pipermail/cap-talk/2003-March/001133.html"><text:span text:style-name="T39">www.eros</text:span></text:a><text:a xlink:type="simple" xlink:href="http://www.eros-os.org/pipermail/cap-talk/2003-March/001133.html"><text:span text:style-name="T38">-</text:span></text:a><text:a xlink:type="simple" xlink:href="http://www.eros-os.org/pipermail/cap-talk/2003-March/001133.html"><text:span text:style-name="T39">os.org</text:span></text:a><text:a xlink:type="simple" xlink:href="http://www.eros-os.org/pipermail/cap-talk/2003-March/001133.html"><text:span text:style-name="T38">/pipermail/cap-talk/2003-March/001133.html</text:span></text:a><text:span text:style-name="T33"> </text:span></text:p>
      <text:p text:style-name="referenceitem"><text:span text:style-name="T33">[Cartwright91] R. Cartwright, M. Fagan, “Soft Typing”, </text:span><text:span text:style-name="T35">Proceedings of the SIGPLAN '91 Conference on Programming Language Design and Implementation</text:span>.</text:p>
      <text:p text:style-name="P6">[Chander01] A.<text:span text:style-name="T32"> </text:span>Chander, D.<text:span text:style-name="T32"> </text:span>Dean, J.<text:span text:style-name="T32"> </text:span>C.<text:span text:style-name="T32"> </text:span>Mitchell. “A State-Transition Model of Trust Management and Access Control”<text:span text:style-name="T32"> </text:span><text:span text:style-name="T3">Proceedings of the 14th Computer Security Foundations Workshop</text:span>, June 2001, p. 27–43.</text:p>
      <text:p text:style-name="P6">[Crockford97] Douglas Crockford, personal communications, 1997.</text:p>
      <text:p text:style-name="P6">[Dennis66] J.B. Dennis, E.C. Van Horn. “Programming Semantics for Multiprogrammed Computations<text:span text:style-name="T32">”</text:span> <text:span text:style-name="T3">Communications of the ACM</text:span>, 9(3):143–155, March 1966. </text:p>
      <text:p text:style-name="referenceitem"><text:span text:style-name="T33">[Donnelley76] J. E. </text:span><text:span text:style-name="T40">Donnelley.</text:span><text:span text:style-name="T33"> “A Distributed Capability Computing System</text:span><text:span text:style-name="T34">”</text:span><text:span text:style-name="T33"> </text:span><text:span text:style-name="T35">Third International Conference on Computer Communication</text:span><text:span text:style-name="T33">, Toronto, Canada, 1976. </text:span></text:p>
      <text:p text:style-name="referenceitem"><text:span text:style-name="T33">[Doorn96] L. van </text:span><text:span text:style-name="T40">Doorn</text:span><text:span text:style-name="T33">, M. </text:span><text:span text:style-name="T40">Abadi</text:span><text:span text:style-name="T33">, M. Burrows, E. P. </text:span><text:span text:style-name="T40">Wobber.</text:span><text:span text:style-name="T33"> “Secure Network Objects</text:span><text:span text:style-name="T34">”</text:span><text:span text:style-name="T33"> </text:span><text:span text:style-name="T35">Proceedings of the 1996 IEEE Symposium on Security and Privacy</text:span><text:span text:style-name="T33">, p. 211–221. </text:span></text:p>
      <text:p text:style-name="P6">[Fabry74] R. S. Fabry. “Capability-based addressing<text:span text:style-name="T32">”</text:span> <text:span text:style-name="T3">Communications of the ACM</text:span>, 17(7), 1974, p. 403–412.</text:p>
      <text:p text:style-name="referenceitem"><text:span text:style-name="T33">[Goldberg76] A. Goldberg, A. Kay. </text:span><text:span text:style-name="T35">Smalltalk-72 instruction manual</text:span><text:span text:style-name="T33">. Technical Report SSL 76-6, Learning Research Group, Xerox Palo, Alto Research Center, 1976.<text:line-break/></text:span><text:a xlink:type="simple" xlink:href="http://www.spies.com/~aek/pdf/xerox/alto/Smalltalk72_Manual.pdf"><text:span text:style-name="T38">http://</text:span></text:a><text:a xlink:type="simple" xlink:href="http://www.spies.com/~aek/pdf/xerox/alto/Smalltalk72_Manual.pdf"><text:span text:style-name="T39">www.spies.com</text:span></text:a><text:a xlink:type="simple" xlink:href="http://www.spies.com/~aek/pdf/xerox/alto/Smalltalk72_Manual.pdf"><text:span text:style-name="T38">/~</text:span></text:a><text:a xlink:type="simple" xlink:href="http://www.spies.com/~aek/pdf/xerox/alto/Smalltalk72_Manual.pdf"><text:span text:style-name="T39">aek</text:span></text:a><text:a xlink:type="simple" xlink:href="http://www.spies.com/~aek/pdf/xerox/alto/Smalltalk72_Manual.pdf"><text:span text:style-name="T38">/</text:span></text:a><text:a xlink:type="simple" xlink:href="http://www.spies.com/~aek/pdf/xerox/alto/Smalltalk72_Manual.pdf"><text:span text:style-name="T39">pdf</text:span></text:a><text:a xlink:type="simple" xlink:href="http://www.spies.com/~aek/pdf/xerox/alto/Smalltalk72_Manual.pdf"><text:span text:style-name="T38">/xerox/alto/Smalltalk72_</text:span></text:a><text:a xlink:type="simple" xlink:href="http://www.spies.com/~aek/pdf/xerox/alto/Smalltalk72_Manual.pdf"><text:span text:style-name="T39">Manual.pdf</text:span></text:a></text:p>
      <text:p text:style-name="P6">[Gong89] L.<text:span text:style-name="T32"> </text:span>Gong.<text:span text:style-name="T32"> “</text:span>A Secure Identity-Based Capability System<text:span text:style-name="T32">”</text:span> <text:span text:style-name="T3">Proceedings of the 1989 IEEE Symposium on Security and Privacy</text:span>, p. 56–65. </text:p>
      <text:p text:style-name="referenceitem"><text:span text:style-name="T33">[Hardy85] N.</text:span><text:span text:style-name="T34"> </text:span><text:span text:style-name="T33">Hardy.</text:span><text:span text:style-name="T34"> “</text:span><text:span text:style-name="T33">The KeyKOS Architecture</text:span><text:span text:style-name="T41">” </text:span><text:span text:style-name="T35">ACM Operating Systems Review</text:span><text:span text:style-name="T33">, September 1985, p. 8–25.</text:span><text:span text:style-name="T34"> </text:span><text:a xlink:type="simple" xlink:href="http://www.agorics.com/Library/KeyKos/architecture.html"><text:span text:style-name="T37">http://</text:span></text:a><text:a xlink:type="simple" xlink:href="http://www.agorics.com/Library/KeyKos/architecture.html"><text:span text:style-name="T36">www.agorics.com</text:span></text:a><text:a xlink:type="simple" xlink:href="http://www.agorics.com/Library/KeyKos/architecture.html"><text:span text:style-name="T37">/Library/</text:span></text:a><text:a xlink:type="simple" xlink:href="http://www.agorics.com/Library/KeyKos/architecture.html"><text:span text:style-name="T36">KeyKos</text:span></text:a><text:a xlink:type="simple" xlink:href="http://www.agorics.com/Library/KeyKos/architecture.html"><text:span text:style-name="T37">/</text:span></text:a><text:a xlink:type="simple" xlink:href="http://www.agorics.com/Library/KeyKos/architecture.html"><text:span text:style-name="T36">architecture.html</text:span></text:a></text:p>
      <text:p text:style-name="referenceitem"><text:span text:style-name="T33">[Hardy86] N. Hardy. </text:span><text:span text:style-name="T35">U.S. Patent 4,584,639: Computer Security System</text:span><text:span text:style-name="T33">, </text:span></text:p>
      <text:p text:style-name="P6">[Harrison76] M.A. Harrison, M.L. Ruzzo, and J.D. Ullman. “Protection in operating systems<text:span text:style-name="T32">”</text:span> <text:span text:style-name="T3">Communications of the ACM</text:span>, 19(8) p. 461–471, 1976.</text:p>
      <text:p text:style-name="P6">[Hewitt73] C. Hewitt, P. Bishop, R. <text:span text:style-name="T27">Stieger.</text:span> “A Universal Modular Actor Formalism for Artificial Intelligence<text:span text:style-name="T32">”</text:span> <text:span text:style-name="T3">Proceedings of the 1973 International Joint Conference on Artificial Intelligence</text:span>, p. 235–246. </text:p>
      <text:p text:style-name="P6">[Jones76] A. K. Jones, R. J. Lipton, L. Snyder. “A Linear Time Algorithm for Deciding Security<text:span text:style-name="T32">”</text:span> <text:span text:style-name="T3">FOCS</text:span><text:span text:style-name="T4">,</text:span> 1976, p. 33–41.</text:p>
      <text:p text:style-name="P6">[Kahn88] K. <text:span text:style-name="T42">Kahn</text:span>, M. S. Miller. “Language Design and Open Systems<text:span text:style-name="T32">”</text:span>, <text:span text:style-name="T3">Ecology of Computation</text:span><text:span text:style-name="T4">, Bernardo </text:span><text:span text:style-name="T43">Huberman</text:span><text:span text:style-name="T4"> (ed.), </text:span><text:span text:style-name="T27">Elsevier</text:span> Science Publishers, North-Holland, 1988.</text:p>
      <text:p text:style-name="P6">[Kain87] R. Y. Kain, C. E. Landwehr. “On Access Checking in Capability-Based Systems<text:span text:style-name="T32">”</text:span> <text:span text:style-name="T3">IEEE Symposium on Security and Privacy</text:span>, 1987.</text:p>
      <text:p text:style-name="P6">[Karger84] P. A. Karger, A. J. Herbert. “An Augmented Capability Architecture to Support Lattice Security and Traceability of Access<text:span text:style-name="T32">”</text:span> <text:span text:style-name="T44">Proc.</text:span><text:span text:style-name="T3"> of the 1984 IEEE Symposium on Security and Privacy</text:span>, p. 2–12.</text:p>
      <text:p text:style-name="referenceitem"><text:span text:style-name="T33">[Kelsey98] R. Kelsey, (ed.), W. Clinger, (ed.), J. Rees, (ed.), “Revised^5 Report on the Algorithmic Language Scheme</text:span><text:span text:style-name="T34">”</text:span><text:span text:style-name="T33">ACM </text:span><text:span text:style-name="T40">Sigplan</text:span><text:span text:style-name="T33"> Notices, 1998. </text:span></text:p>
      <text:p text:style-name="P6">[Lampson73] B. W. Lampson, <text:span text:style-name="T32">“</text:span>A Note on the Confinement Problem<text:span text:style-name="T32">”</text:span> <text:span text:style-name="T3">CACM on Operating Systems</text:span>, 16(10), October, 1973. </text:p>
      <text:p text:style-name="P6">[Miller87] M. S. Miller, D. G. Bobrow, E. D. Tribble, J. Levy, <text:span text:style-name="T32">“</text:span>Logical Secrets<text:span text:style-name="T32">”</text:span> <text:span text:style-name="T3">Concurrent </text:span><text:span text:style-name="T44">Prolog</text:span><text:span text:style-name="T3">: Collected Papers</text:span>, E. Shapiro (ed.), MIT Press, Cambridge, MA, 1987.</text:p>
      <text:p text:style-name="P6">[Miller96] M. S. Miller, D. Krieger, N. Hardy, C. <text:span text:style-name="T27">Hibbert</text:span>, E. D. Tribble. “<text:span text:style-name="T4">An Automatic Auction in ATM Network Bandwidth”</text:span>. <text:span text:style-name="T3">Market-based Control, A Paradigm for Distributed Resource Allocation</text:span>, S. H. Clearwater (ed.), World Scientific, Palo Alto, CA, 1996.</text:p>
      <text:p text:style-name="referenceitem"><text:span text:style-name="T33">[Miller00] M. S. Miller, C. </text:span><text:span text:style-name="T40">Morningstar</text:span><text:span text:style-name="T33">, B. Frantz. </text:span><text:span text:style-name="T34">“</text:span><text:span text:style-name="T33">Capability-based Financial Instruments</text:span><text:span text:style-name="T34">”</text:span><text:span text:style-name="T33"> </text:span><text:span text:style-name="T35">Proceedings Financial Cryptography 2000</text:span><text:span text:style-name="T33">, Springer Verlag.<text:line-break/></text:span><text:a xlink:type="simple" xlink:href="http://www.erights.org/elib/capability/ode/index.html"><text:span text:style-name="T37">http://www.erights.org/elib/capability/ode/index.html</text:span></text:a></text:p>
      <text:p text:style-name="referenceitem"><text:span text:style-name="T33">[Miller03] M. S. Miller, K. -P. Yee, J. S. Shapiro, </text:span><text:span text:style-name="T34">“</text:span><text:span text:style-name="T33">Capability Myths Demolished</text:span><text:span text:style-name="T34">”</text:span><text:span text:style-name="T33">, HP Labs Technical Report, in preparation. </text:span><text:a xlink:type="simple" xlink:href="http://zesty.ca/capmyths/usenix.pdf"><text:span text:style-name="T38">http://zesty.ca/capmyths/</text:span></text:a><text:a xlink:type="simple" xlink:href="http://zesty.ca/capmyths/usenix.pdf"><text:span text:style-name="T39">usenix.pdf</text:span></text:a></text:p>
      <text:p text:style-name="referenceitem"><text:span text:style-name="T33">[Morris73] J. H. Morris. </text:span><text:span text:style-name="T34">“</text:span><text:span text:style-name="T33">Protection in Programming Languages</text:span><text:span text:style-name="T34">”</text:span><text:span text:style-name="T33"> </text:span><text:span text:style-name="T35">CACM</text:span><text:span text:style-name="T33"> 16(1) p. 15–21, 1973. </text:span><text:a xlink:type="simple" xlink:href="http://www.erights.org/history/morris73.pdf"><text:span text:style-name="T38">http://www.erights.org/history/morris73.pdf</text:span></text:a><text:span text:style-name="T33">. </text:span></text:p>
      <text:p text:style-name="referenceitem"><text:span text:style-name="T33">[Motwani00] R. </text:span><text:span text:style-name="T40">Motwani</text:span><text:span text:style-name="T33">, R. </text:span><text:span text:style-name="T40">Panigrahy</text:span><text:span text:style-name="T33">, V. Saraswat, S. </text:span><text:span text:style-name="T40">Venkatasubramanian.</text:span><text:span text:style-name="T33"> “On the Decidability of Accessibility Problems</text:span><text:span text:style-name="T34">”</text:span><text:span text:style-name="T33"> AT&amp;T Labs – Research. <text:line-break/></text:span><text:a xlink:type="simple" xlink:href="http://www.research.att.com/~suresh/Papers/java.pdf"><text:span text:style-name="T38">http://</text:span></text:a><text:a xlink:type="simple" xlink:href="http://www.research.att.com/~suresh/Papers/java.pdf"><text:span text:style-name="T39">www.research.att.com</text:span></text:a><text:a xlink:type="simple" xlink:href="http://www.research.att.com/~suresh/Papers/java.pdf"><text:span text:style-name="T38">/~</text:span></text:a><text:a xlink:type="simple" xlink:href="http://www.research.att.com/~suresh/Papers/java.pdf"><text:span text:style-name="T39">suresh</text:span></text:a><text:a xlink:type="simple" xlink:href="http://www.research.att.com/~suresh/Papers/java.pdf"><text:span text:style-name="T38">/Papers/</text:span></text:a><text:a xlink:type="simple" xlink:href="http://www.research.att.com/~suresh/Papers/java.pdf"><text:span text:style-name="T39">java.pdf</text:span></text:a></text:p>
      <text:p text:style-name="P6">[Neumann80] P. G. Neumann, R. S. Boyer, R. J. <text:span text:style-name="T27">Feiertag</text:span>, K. N. Levitt, L. Robinson. <text:span text:style-name="T3">A Provably Secure Operating System: The System, Its Applications, and Proofs</text:span><text:span text:style-name="T4">, CSL-116, Computer Science Laboratory, SRI International, Inc., May 1980.</text:span></text:p>
      <text:p text:style-name="referenceitem"><text:span text:style-name="T33">[Parnas72] D. Parnas. </text:span><text:span text:style-name="T34">“</text:span><text:span text:style-name="T33">On the Criteria To Be Used in Decomposing Systems into Modules</text:span><text:span text:style-name="T34">”</text:span><text:span text:style-name="T33"> </text:span><text:span text:style-name="T35">CACM</text:span><text:span text:style-name="T33"> 15(12), December 1972. </text:span><text:a xlink:type="simple" xlink:href="http://www.acm.org/classics/may96/"><text:span text:style-name="T38">http://</text:span></text:a><text:a xlink:type="simple" xlink:href="http://www.acm.org/classics/may96/"><text:span text:style-name="T39">www.acm.org</text:span></text:a><text:a xlink:type="simple" xlink:href="http://www.acm.org/classics/may96/"><text:span text:style-name="T38">/classics/may96/</text:span></text:a><text:span text:style-name="T33">. </text:span></text:p>
      <text:p text:style-name="referenceitem"><text:span text:style-name="T33">[Rajunas89] S. A. </text:span><text:span text:style-name="T40">Rajunas.</text:span><text:span text:style-name="T33"> </text:span><text:span text:style-name="T34">“</text:span><text:span text:style-name="T33">The KeyKOS/</text:span><text:span text:style-name="T40">KeySAFE</text:span><text:span text:style-name="T33"> System Design</text:span><text:span text:style-name="T34">”</text:span><text:span text:style-name="T33"> Key Logic, Inc., SEC009-01, March, 1989.</text:span></text:p>
      <text:p text:style-name="P6">[Redell74] D.<text:span text:style-name="T32"> </text:span>D.<text:span text:style-name="T32"> </text:span><text:span text:style-name="T27">Redell.</text:span><text:span text:style-name="T32"> </text:span><text:span text:style-name="T3">Naming and Protection in </text:span><text:span text:style-name="T44">Extendible</text:span><text:span text:style-name="T3"> Operating Systems</text:span>.<text:span text:style-name="T32"> </text:span>Project MAC TR-140, MIT, November 1974.<text:span text:style-name="T32"> </text:span>(Ph. D. thesis.) </text:p>
      <text:p text:style-name="referenceitem"><text:span text:style-name="T33">[Rees96] J. Rees, </text:span><text:span text:style-name="T35">A Security Kernel Based on the Lambda-Calculus</text:span><text:span text:style-name="T45">. MIT AI Memo No. 1564. </text:span><text:span text:style-name="T33">MIT, Cambridge, MA, 1996. </text:span><text:a xlink:type="simple" xlink:href="http://mumble.net/jar/pubs/secureos/"><text:span text:style-name="T38">http://</text:span></text:a><text:a xlink:type="simple" xlink:href="http://mumble.net/jar/pubs/secureos/"><text:span text:style-name="T39">mumble.net</text:span></text:a><text:a xlink:type="simple" xlink:href="http://mumble.net/jar/pubs/secureos/"><text:span text:style-name="T38">/jar/pubs/</text:span></text:a><text:a xlink:type="simple" xlink:href="http://mumble.net/jar/pubs/secureos/"><text:span text:style-name="T39">secureos</text:span></text:a><text:a xlink:type="simple" xlink:href="http://mumble.net/jar/pubs/secureos/"><text:span text:style-name="T38">/</text:span></text:a></text:p>
      <text:p text:style-name="P6"><text:change-start text:change-id="ct93736472"/>[Roy02] P. Van Roy, S. Haridi, “Concepts, Techniques, and Models of Computer Programming” MIT Press, in preparation. <text:a xlink:type="simple" xlink:href="http://www.info.ucl.ac.be/people/PVR/book.html">http://www.info.ucl.ac.be/people/PVR/book.html</text:a></text:p>
      <text:p text:style-name="P6"><text:change-end text:change-id="ct93736472"/>[Safra86] M. Safra, E. Y. Shapiro. <text:span text:style-name="T3">Meta Interpreters for Real</text:span>. Information Processing86, H. -J. <text:span text:style-name="T27">Kugler</text:span> (ed.), North-Holland, Amsterdam, p. 271–278, 1986.</text:p>
      <text:p text:style-name="referenceitem"><text:span text:style-name="T33">[Saltzer75] J.</text:span><text:span text:style-name="T34"> </text:span><text:span text:style-name="T33">H.</text:span><text:span text:style-name="T34"> </text:span><text:span text:style-name="T33">Saltzer, M.</text:span><text:span text:style-name="T34"> </text:span><text:span text:style-name="T33">D.</text:span><text:span text:style-name="T34"> </text:span><text:span text:style-name="T33">Schroeder.</text:span><text:span text:style-name="T34"> “</text:span><text:span text:style-name="T33">The Protection of Information in Computer Systems</text:span><text:span text:style-name="T41">” </text:span><text:span text:style-name="T35">Proceedings of the IEEE</text:span><text:span text:style-name="T33"> </text:span><text:span text:style-name="T46">63</text:span><text:span text:style-name="T33">(9), September 1975, p. 1278–1308.</text:span></text:p>
      <text:p text:style-name="P6">[Sansom86] R. D. <text:span text:style-name="T27">Sansom</text:span>, D. P. Julian, R. <text:span text:style-name="T27">Rashid.</text:span> <text:span text:style-name="T32">“</text:span>Extending a Capability Based System Into a Network Environment<text:span text:style-name="T32">”</text:span> <text:span text:style-name="T3">Research sponsored by DOD</text:span>, 1986, p. 265–274. </text:p>
      <text:p text:style-name="referenceitem"><text:span text:style-name="T33">[Saraswat03] V. Saraswat, R. </text:span><text:span text:style-name="T40">Jagadeesan.</text:span><text:span text:style-name="T33"> “Static support for capability-based programming in Java</text:span><text:span text:style-name="T34">”</text:span><text:span text:style-name="T33"> </text:span><text:a xlink:type="simple" xlink:href="http://www.cse.psu.edu/~saraswat/neighborhood.pdf"><text:span text:style-name="T38">http://</text:span></text:a><text:a xlink:type="simple" xlink:href="http://www.cse.psu.edu/~saraswat/neighborhood.pdf"><text:span text:style-name="T39">www.cse.psu.edu</text:span></text:a><text:a xlink:type="simple" xlink:href="http://www.cse.psu.edu/~saraswat/neighborhood.pdf"><text:span text:style-name="T38">/~</text:span></text:a><text:a xlink:type="simple" xlink:href="http://www.cse.psu.edu/~saraswat/neighborhood.pdf"><text:span text:style-name="T39">saraswat</text:span></text:a><text:a xlink:type="simple" xlink:href="http://www.cse.psu.edu/~saraswat/neighborhood.pdf"><text:span text:style-name="T38">/</text:span></text:a><text:a xlink:type="simple" xlink:href="http://www.cse.psu.edu/~saraswat/neighborhood.pdf"><text:span text:style-name="T39">neighborhood.pdf</text:span></text:a></text:p>
      <text:p text:style-name="P6">[Shapiro99] J.<text:span text:style-name="T32"> </text:span>S.<text:span text:style-name="T32"> </text:span>Shapiro, J.<text:span text:style-name="T32"> </text:span>M.<text:span text:style-name="T32"> </text:span>Smith, D.<text:span text:style-name="T32"> </text:span>J.<text:span text:style-name="T32"> </text:span>Farber.<text:span text:style-name="T32"> “</text:span>EROS: A Fast Capability System<text:span text:style-name="T32">” </text:span><text:span text:style-name="T3">Proceedings of the 17th ACM Symposium on Operating Systems Principles</text:span>, December 1999, p. 170–185. </text:p>
      <text:p text:style-name="P6">[Shapiro00] J.<text:span text:style-name="T32"> </text:span>S.<text:span text:style-name="T32"> </text:span>Shapiro, S.<text:span text:style-name="T32"> </text:span>Weber.<text:span text:style-name="T32"> “</text:span>Verifying the EROS Confinement Mechanism<text:span text:style-name="T32">” </text:span><text:span text:style-name="T3">Proceedings of the 2000 IEEE Symposium on Security and Privacy</text:span>, p. 166–176. </text:p>
      <text:p text:style-name="referenceitem"><text:span text:style-name="T33">[Sitaker00] K.</text:span><text:span text:style-name="T34"> </text:span><text:span text:style-name="T40">Sitaker.</text:span><text:span text:style-name="T34"> </text:span><text:span text:style-name="T35">Thoughts on Capability Security on the Web</text:span><text:span text:style-name="T33">.</text:span><text:span text:style-name="T34"> <text:line-break/></text:span><text:a xlink:type="simple" xlink:href="http://lists.canonical.org/pipermail/kragen-tol/2000-August/000619.html"><text:span text:style-name="T37">http://</text:span></text:a><text:a xlink:type="simple" xlink:href="http://lists.canonical.org/pipermail/kragen-tol/2000-August/000619.html"><text:span text:style-name="T36">lists.canonical.org</text:span></text:a><text:a xlink:type="simple" xlink:href="http://lists.canonical.org/pipermail/kragen-tol/2000-August/000619.html"><text:span text:style-name="T37">/</text:span></text:a><text:a xlink:type="simple" xlink:href="http://lists.canonical.org/pipermail/kragen-tol/2000-August/000619.html"><text:span text:style-name="T36">pipermail</text:span></text:a><text:a xlink:type="simple" xlink:href="http://lists.canonical.org/pipermail/kragen-tol/2000-August/000619.html"><text:span text:style-name="T37">/</text:span></text:a><text:a xlink:type="simple" xlink:href="http://lists.canonical.org/pipermail/kragen-tol/2000-August/000619.html"><text:span text:style-name="T36">kragen</text:span></text:a><text:a xlink:type="simple" xlink:href="http://lists.canonical.org/pipermail/kragen-tol/2000-August/000619.html"><text:span text:style-name="T37">-</text:span></text:a><text:a xlink:type="simple" xlink:href="http://lists.canonical.org/pipermail/kragen-tol/2000-August/000619.html"><text:span text:style-name="T36">tol</text:span></text:a><text:a xlink:type="simple" xlink:href="http://lists.canonical.org/pipermail/kragen-tol/2000-August/000619.html"><text:span text:style-name="T37">/2000-August/000619.html</text:span></text:a></text:p>
      <text:p text:style-name="referenceitem"><text:span text:style-name="T33">[Stiegler02] M. Stiegler, M. Miller. “A Capability Based Client: The DarpaBrowser</text:span><text:span text:style-name="T34">”</text:span><text:span text:style-name="T33"> <text:line-break/></text:span><text:a xlink:type="simple" xlink:href="http://www.combex.com/papers/darpa-report/index.html"><text:span text:style-name="T37">http://www.combex.com/papers/darpa-report/index.html</text:span></text:a></text:p>
      <text:p text:style-name="referenceitem"><text:span text:style-name="T33">[Tanenbaum86] A.</text:span><text:span text:style-name="T34"> </text:span><text:span text:style-name="T33">S.</text:span><text:span text:style-name="T34"> </text:span><text:span text:style-name="T40">Tanenbaum</text:span><text:span text:style-name="T33">, S.</text:span><text:span text:style-name="T34"> </text:span><text:span text:style-name="T33">J.</text:span><text:span text:style-name="T34"> </text:span><text:span text:style-name="T40">Mullender</text:span><text:span text:style-name="T33">, R.</text:span><text:span text:style-name="T34"> </text:span><text:span text:style-name="T33">van </text:span><text:span text:style-name="T40">Renesse.</text:span><text:span text:style-name="T33"> “Using Sparse Capabilities in a Distributed Operating System</text:span><text:span text:style-name="T41">” </text:span><text:span text:style-name="T35">Proceedings of 6th International Conference on Distributed Computing Systems</text:span><text:span text:style-name="T33">, 1986, p. 558–563.</text:span></text:p>
      <text:p text:style-name="referenceitem"><text:span text:style-name="T33">[Tribble95] E. D. Tribble, M. S. Miller, N. Hardy, D. Krieger, “Joule: Distributed Application Foundations</text:span><text:span text:style-name="T34">”</text:span><text:span text:style-name="T33">, 1995. <text:s/></text:span><text:a xlink:type="simple" xlink:href="http://www.agorics.com/joule.html"><text:span text:style-name="T38">http://www.agorics.com/joule.html</text:span></text:a></text:p>
      <text:p text:style-name="referenceitem"><text:change text:change-id="ct93828536"/><text:span text:style-name="T33">[Wagner02] D.</text:span><text:span text:style-name="T34"> </text:span><text:span text:style-name="T33">Wagner, D.</text:span><text:span text:style-name="T34"> </text:span><text:span text:style-name="T33">Tribble.</text:span><text:span text:style-name="T34"> </text:span><text:span text:style-name="T35">A Security Analysis of the </text:span><text:span text:style-name="T47">Combex</text:span><text:span text:style-name="T35"> </text:span><text:span text:style-name="T47">DarpaBrowser</text:span><text:span text:style-name="T35"> Architecture</text:span><text:span text:style-name="T33">.</text:span><text:span text:style-name="T34"> </text:span><text:a xlink:type="simple" xlink:href="http://www.combex.com/papers/darpa-review/index.html"><text:span text:style-name="T37">http://www.combex.com/papers/darpa-review/index.html</text:span></text:a></text:p>
      <text:p text:style-name="P22"><text:span text:style-name="T33">[Wallach97] D.</text:span><text:span text:style-name="T34"> </text:span><text:span text:style-name="T33">S.</text:span><text:span text:style-name="T34"> </text:span><text:span text:style-name="T40">Wallach</text:span><text:span text:style-name="T33">, D.</text:span><text:span text:style-name="T34"> </text:span><text:span text:style-name="T40">Balfanz</text:span><text:span text:style-name="T33">, D.</text:span><text:span text:style-name="T34"> </text:span><text:span text:style-name="T33">Dean, E.</text:span><text:span text:style-name="T34"> </text:span><text:span text:style-name="T33">W.</text:span><text:span text:style-name="T34"> </text:span><text:span text:style-name="T40">Felten.</text:span><text:span text:style-name="T33"> “Extensible Security Architectures for Java</text:span><text:span text:style-name="T48">”</text:span><text:span text:style-name="T33"> </text:span><text:span text:style-name="T35">Proceedings of the 16th Symposium on Operating Systems Principles</text:span><text:span text:style-name="T33">, 1997, p. 116–128. </text:span><text:a xlink:type="simple" xlink:href="http://www.cs.princeton.edu/sip/pub/sosp97.html"><text:span text:style-name="T37">http://</text:span></text:a><text:a xlink:type="simple" xlink:href="http://www.cs.princeton.edu/sip/pub/sosp97.html"><text:span text:style-name="T36">www.cs.princeton.edu</text:span></text:a><text:a xlink:type="simple" xlink:href="http://www.cs.princeton.edu/sip/pub/sosp97.html"><text:span text:style-name="T37">/sip/pub/sosp97.html</text:span></text:a></text:p>
      <text:p text:style-name="P23">[Wilkes79] M. V. Wilkes, R. M. Needham. <text:span text:style-name="T3">The Cambridge CAP Computer and its Operating System</text:span>. Elsevier North Holland, 1979.</text:p>
      <text:p text:style-name="P23">[Wulf74] William A. Wulf, Ellis S. Cohen, William M. <text:span text:style-name="T27">Corwin</text:span>, Anita K. Jones, Roy Levin, C. Pierson, and Fred J. Pollack. “HYDRA: The Kernel of a Multiprocessor Operating System<text:span text:style-name="T49">”</text:span> <text:span text:style-name="T3">Communications of the ACM</text:span>, <text:span text:style-name="T1">17</text:span><text:span text:style-name="T50">(6):337-345, 1974</text:span></text:p>
      <text:p text:style-name="P23">[Wulf81] W. A. Wulf, R. Levin, S. P. <text:span text:style-name="T27">Harbison.</text:span> <text:span text:style-name="T3">HYDRA/</text:span><text:span text:style-name="T44">C.mmp</text:span><text:span text:style-name="T3">: An Experimental Computer System</text:span>, McGraw Hill, 1981.</text:p>
      <text:p text:style-name="referenceitem"><text:span text:style-name="T33">[Yee03] K.-P.</text:span><text:span text:style-name="T34"> </text:span><text:span text:style-name="T33">Yee, M.</text:span><text:span text:style-name="T34"> </text:span><text:span text:style-name="T33">S.</text:span><text:span text:style-name="T34"> </text:span><text:span text:style-name="T33">Miller. </text:span><text:span text:style-name="T35">Auditors: An Extensible, Dynamic Code Verification Mechanism</text:span><text:span text:style-name="T33">.</text:span><text:span text:style-name="T34"> </text:span><text:a xlink:type="simple" xlink:href="http://www.erights.org/elang/kernel/auditors/index.html"><text:span text:style-name="T51">http://</text:span></text:a><text:a xlink:type="simple" xlink:href="http://www.erights.org/elang/kernel/auditors/index.html"><text:span text:style-name="T52">www.erights.org</text:span></text:a><text:a xlink:type="simple" xlink:href="http://www.erights.org/elang/kernel/auditors/index.html"><text:span text:style-name="T51">/</text:span></text:a><text:a xlink:type="simple" xlink:href="http://www.erights.org/elang/kernel/auditors/index.html"><text:span text:style-name="T52">elang</text:span></text:a><text:a xlink:type="simple" xlink:href="http://www.erights.org/elang/kernel/auditors/index.html"><text:span text:style-name="T51">/kernel/auditors/</text:span></text:a><text:a xlink:type="simple" xlink:href="http://www.erights.org/elang/kernel/auditors/index.html"><text:span text:style-name="T52">index.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Courier1" svg:font-family="Courier" style:font-family-generic="modern" style:font-pitch="fixed"/>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Tahoma1"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hyphenation-ladder-count="no-limit" fo:text-indent="0.1575in" style:auto-text-indent="false" style:writing-mode="lr-tb"/>
      <style:text-properties style:use-window-font-color="true" style:font-name="Times" fo:font-size="10pt" fo:language="en" fo:country="US" style:font-name-asian="Times New Roman" style:font-size-asian="10pt" style:font-name-complex="Times" style:font-size-complex="9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left="0in" fo:margin-right="0in" fo:margin-top="0in" fo:margin-bottom="0.0835in" fo:text-indent="0in" style:auto-text-indent="false" style:text-autospace="none" style:punctuation-wrap="simple" style:vertical-align="baseline"/>
      <style:text-properties style:font-name="Times New Roman" style:font-name-complex="Times New Roman"/>
    </style:style>
    <style:style style:name="Text_20_body_20_indent" style:display-name="Text body indent" style:family="paragraph" style:parent-style-name="Standard"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5in" fo:margin-bottom="0.1in" fo:line-height="0.222in" fo:keep-together="always" fo:hyphenation-ladder-count="no-limit" fo:text-indent="0in" style:auto-text-indent="false" fo:break-before="page" fo:keep-with-next="always">
        <style:tab-stops>
          <style:tab-stop style:position="0.1972in"/>
        </style:tab-stops>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class="text">
      <style:paragraph-properties fo:margin-left="0in" fo:margin-right="0in" fo:margin-top="0.361in" fo:margin-bottom="0.1945in" fo:line-height="0.1945in" fo:keep-together="always" fo:hyphenation-ladder-count="no-limit" fo:text-indent="0in" style:auto-text-indent="false" fo:keep-with-next="always">
        <style:tab-stops>
          <style:tab-stop style:position="0.3154in"/>
        </style:tab-stops>
      </style:paragraph-properties>
      <style:text-properties fo:font-weight="bold" style:font-weight-asian="bold" style:font-weight-complex="bold" fo:hyphenate="false" fo:hyphenation-remain-char-count="2" fo:hyphenation-push-char-count="2"/>
    </style:style>
    <style:style style:name="Heading_20_3" style:display-name="Heading 3" style:family="paragraph" style:parent-style-name="Standard" style:next-style-name="Standard" style:class="text">
      <style:paragraph-properties fo:margin-left="0in" fo:margin-right="0in" fo:margin-top="0.3055in" fo:margin-bottom="0.1528in" fo:line-height="0.1665in" fo:keep-together="always" fo:hyphenation-ladder-count="no-limit" fo:text-indent="0in" style:auto-text-indent="false" fo:keep-with-next="always">
        <style:tab-stops>
          <style:tab-stop style:position="0.3543in"/>
        </style:tab-stops>
      </style:paragraph-properties>
      <style:text-properties fo:font-weight="bold" style:font-weight-asian="bold" style:font-weight-complex="bold" fo:hyphenate="false" fo:hyphenation-remain-char-count="2" fo:hyphenation-push-char-count="2"/>
    </style:style>
    <style:style style:name="Heading_20_4" style:display-name="Heading 4"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2pt" fo:font-weight="bold" style:font-size-asian="12pt" style:font-weight-asian="bold" style:font-name-complex="Arial" style:font-size-complex="12pt" style:font-weight-complex="bold"/>
    </style:style>
    <style:style style:name="Heading_20_5" style:display-name="Heading 5" style:family="paragraph" style:parent-style-name="Standard" style:next-style-name="Standard"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style:font-name="Times New Roman" fo:font-size="11pt" fo:font-style="italic" style:font-size-asian="11pt" style:font-style-asian="italic" style:font-name-complex="Times New Roman" style:font-size-complex="11pt" style:font-style-complex="italic"/>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text-properties style:font-name="Arial" style:font-name-complex="Arial"/>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style:font-name="Arial" fo:font-style="italic" style:font-style-asian="italic" style:font-name-complex="Arial"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 fo:font-style="italic" fo:font-weight="bold" style:font-style-asian="italic" style:font-weight-asian="bold" style:font-name-complex="Arial" style:font-style-complex="italic" style:font-weight-complex="bold"/>
    </style:style>
    <style:style style:name="List" style:family="paragraph" style:parent-style-name="Standard" style:class="list">
      <style:paragraph-properties fo:margin-left="0.25in" fo:margin-right="0in" fo:text-indent="-0.25in" style:auto-text-indent="false" style:text-autospace="none" style:punctuation-wrap="simple" style:vertical-align="baseline"/>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style:text-properties fo:font-weight="bold" style:font-weight-asian="bold"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181in" fo:margin-right="0in" fo:line-height="0.1528in" fo:hyphenation-ladder-count="1" fo:text-indent="-0.1181in" style:auto-text-indent="false">
        <style:tab-stops>
          <style:tab-stop style:position="0in"/>
        </style:tab-stops>
      </style:paragraph-properties>
      <style:text-properties fo:hyphenate="true" fo:hyphenation-remain-char-count="2" fo:hyphenation-push-char-count="2"/>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Standard" style:next-style-name="author">
      <style:paragraph-properties fo:margin-top="0in" fo:margin-bottom="0.3193in" fo:text-align="center" style:justify-single-word="false" fo:keep-together="always" fo:hyphenation-ladder-count="no-limit" fo:break-before="page" fo:keep-with-next="always">
        <style:tab-stops>
          <style:tab-stop style:position="0.1972in"/>
        </style:tab-stops>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author" style:family="paragraph" style:parent-style-name="Standard" style:next-style-name="address">
      <style:paragraph-properties fo:margin-top="0in" fo:margin-bottom="0.1528in" fo:text-align="center" style:justify-single-word="false"/>
    </style:style>
    <style:style style:name="address" style:family="paragraph" style:parent-style-name="Standard" style:next-style-name="email">
      <style:paragraph-properties fo:text-align="center" style:justify-single-word="false"/>
    </style:style>
    <style:style style:name="email" style:family="paragraph" style:parent-style-name="Standard" style:next-style-name="abstract">
      <style:paragraph-properties fo:text-align="center" style:justify-single-word="false"/>
      <style:text-properties style:font-name="Courier" style:font-name-complex="Courier"/>
    </style:style>
    <style:style style:name="heading1" style:family="paragraph" style:parent-style-name="Standard" style:next-style-name="p1a" style:default-outline-level="1">
      <style:paragraph-properties fo:margin-left="0in" fo:margin-right="0in" fo:margin-top="0.1902in" fo:margin-bottom="0.1in" fo:keep-together="always" fo:hyphenation-ladder-count="no-limit" fo:text-indent="0in" style:auto-text-indent="false" fo:keep-with-next="always">
        <style:tab-stops>
          <style:tab-stop style:position="-0.1846in"/>
        </style:tab-stops>
      </style:paragraph-properties>
      <style:text-properties fo:font-size="12pt" fo:font-weight="bold" style:font-size-asian="12pt" style:font-weight-asian="bold" style:font-size-complex="12pt" style:font-weight-complex="bold" fo:hyphenate="false" fo:hyphenation-remain-char-count="2" fo:hyphenation-push-char-count="2"/>
    </style:style>
    <style:style style:name="heading2" style:family="paragraph" style:parent-style-name="Standard" style:next-style-name="p1a" style:default-outline-level="2">
      <style:paragraph-properties fo:margin-left="0in" fo:margin-right="0in" fo:margin-top="0.1201in" fo:margin-bottom="0.1in" fo:keep-together="always" fo:hyphenation-ladder-count="no-limit" fo:text-indent="0in" style:auto-text-indent="false" fo:keep-with-next="always">
        <style:tab-stops>
          <style:tab-stop style:position="-0.1457in"/>
        </style:tab-stops>
      </style:paragraph-properties>
      <style:text-properties fo:font-weight="bold" style:font-weight-asian="bold" style:font-weight-complex="bold" fo:hyphenate="false" fo:hyphenation-remain-char-count="2" fo:hyphenation-push-char-count="2"/>
    </style:style>
    <style:style style:name="heading3" style:family="paragraph" style:parent-style-name="Standard" style:next-style-name="p1a" style:list-style-name="WW8Num32">
      <style:paragraph-properties fo:margin-left="-1.4075in" fo:margin-right="0in" fo:margin-top="0.222in" fo:margin-bottom="0in" fo:keep-together="always" fo:hyphenation-ladder-count="no-limit" fo:text-indent="0in" style:auto-text-indent="false" fo:keep-with-next="always">
        <style:tab-stops>
          <style:tab-stop style:position="-0.0528in"/>
          <style:tab-stop style:position="0.25in"/>
        </style:tab-stops>
      </style:paragraph-properties>
      <style:text-properties fo:font-weight="bold" style:font-weight-asian="bold" style:font-weight-complex="bold" fo:hyphenate="false" fo:hyphenation-remain-char-count="2" fo:hyphenation-push-char-count="2"/>
    </style:style>
    <style:style style:name="equation" style:family="paragraph" style:parent-style-name="Standard" style:next-style-name="Standard">
      <style:paragraph-properties fo:margin-left="0.1575in" fo:margin-right="0in" fo:margin-top="0.0835in" fo:margin-bottom="0.0835in" fo:text-align="center" style:justify-single-word="false" fo:text-indent="0.1575in" style:auto-text-indent="false">
        <style:tab-stops>
          <style:tab-stop style:position="4.1736in"/>
        </style:tab-stops>
      </style:paragraph-properties>
    </style:style>
    <style:style style:name="figure_20_legend_20_Char_20_Char_20_Char_20_Char_20_Char_20_Char" style:display-name="figure legend Char Char Char Char Char Char" style:family="paragraph" style:parent-style-name="Standard" style:next-style-name="Standard">
      <style:paragraph-properties fo:margin-left="0in" fo:margin-right="0in" fo:margin-top="0.0835in" fo:margin-bottom="0.1665in" fo:keep-together="always" fo:text-indent="0in" style:auto-text-indent="false" fo:keep-with-next="always"/>
    </style:style>
    <style:style style:name="table_20_title" style:display-name="table title" style:family="paragraph" style:parent-style-name="Standard" style:next-style-name="Standard">
      <style:paragraph-properties fo:margin-left="0in" fo:margin-right="0in" fo:margin-top="0.1665in" fo:margin-bottom="0.0835in" fo:keep-together="always" fo:text-indent="0in" style:auto-text-indent="false" fo:keep-with-next="always"/>
      <style:text-properties fo:language="de" fo:country="DE"/>
    </style:style>
    <style:style style:name="p1a" style:family="paragraph" style:parent-style-name="Standard" style:next-style-name="Standard">
      <style:paragraph-properties fo:margin-left="0in" fo:margin-right="0in" fo:text-indent="0in" style:auto-text-indent="false"/>
    </style:style>
    <style:style style:name="abstract" style:family="paragraph" style:parent-style-name="p1a" style:next-style-name="heading1">
      <style:paragraph-properties fo:margin-left="0.3937in" fo:margin-right="0.3937in" fo:margin-top="0.4165in" fo:margin-bottom="0.0835in" fo:text-indent="0in" style:auto-text-indent="false"/>
    </style:style>
    <style:style style:name="referenceitem" style:family="paragraph" style:parent-style-name="Standard">
      <style:paragraph-properties fo:margin-left="0.1575in" fo:margin-right="0in" fo:text-indent="-0.1575in" style:auto-text-indent="false"/>
      <style:text-properties fo:font-size="9pt"/>
    </style:style>
    <style:style style:name="Running_20_head_20_-_20_left" style:display-name="Running head - left" style:family="paragraph" style:parent-style-name="Standard">
      <style:paragraph-properties fo:margin-left="0in" fo:margin-right="0in" fo:margin-top="0in" fo:margin-bottom="0.1665in" fo:text-align="start" style:justify-single-word="false" fo:text-indent="0in" style:auto-text-indent="false">
        <style:tab-stops>
          <style:tab-stop style:position="0.472in"/>
          <style:tab-stop style:position="4.3311in" style:type="right"/>
          <style:tab-stop style:position="4.8035in" style:type="right"/>
        </style:tab-stops>
      </style:paragraph-properties>
    </style:style>
    <style:style style:name="Running_20_head_20_-_20_right" style:display-name="Running head - right" style:family="paragraph" style:parent-style-name="Running_20_head_20_-_20_left">
      <style:paragraph-properties fo:text-align="end" style:justify-single-word="false"/>
    </style:style>
    <style:style style:name="Item" style:family="paragraph" style:parent-style-name="Standard" style:next-style-name="Standard" style:list-style-name="WW8StyleNum">
      <style:paragraph-properties fo:margin-left="0.1575in" fo:margin-right="0in" fo:text-indent="-0.1575in" style:auto-text-indent="false">
        <style:tab-stops>
          <style:tab-stop style:position="0in"/>
          <style:tab-stop style:position="0.1575in"/>
        </style:tab-stops>
      </style:paragraph-properties>
    </style:style>
    <style:style style:name="Bullet_20_Item" style:display-name="Bullet Item" style:family="paragraph" style:parent-style-name="Item"/>
    <style:style style:name="Numbered_20_Item" style:display-name="Numbered Item" style:family="paragraph" style:parent-style-name="Item" style:list-style-name="WW8StyleNum1"/>
    <style:style style:name="code" style:family="paragraph" style:parent-style-name="Standard" style:auto-update="true">
      <style:paragraph-properties fo:margin-left="0.3201in" fo:margin-right="0in" fo:margin-top="0.0835in" fo:margin-bottom="0.0835in" fo:text-align="start" style:justify-single-word="false" fo:keep-together="always" fo:hyphenation-ladder-count="no-limit" fo:text-indent="0in" style:auto-text-indent="false" fo:background-color="transparent">
        <style:tab-stops>
          <style:tab-stop style:position="0.9453in"/>
          <style:tab-stop style:position="1.0634in"/>
          <style:tab-stop style:position="1.1811in"/>
          <style:tab-stop style:position="1.2992in"/>
          <style:tab-stop style:position="1.4173in"/>
          <style:tab-stop style:position="1.5354in"/>
          <style:tab-stop style:position="1.6535in"/>
          <style:tab-stop style:position="1.772in"/>
        </style:tab-stops>
        <style:background-image/>
      </style:paragraph-properties>
      <style:text-properties style:font-name="Courier" fo:font-size="9pt" fo:letter-spacing="-0.0028in" style:font-size-asian="9pt" style:font-name-complex="Courier" style:font-size-complex="8pt" fo:hyphenate="false" fo:hyphenation-remain-char-count="2" fo:hyphenation-push-char-count="2"/>
    </style:style>
    <style:style style:name="Fußnotentext.Footnote" style:family="paragraph" style:parent-style-name="Standard">
      <style:paragraph-properties fo:margin-left="0.1181in" fo:margin-right="0in" fo:text-indent="-0.1181in" style:auto-text-indent="false">
        <style:tab-stops>
          <style:tab-stop style:position="0in"/>
        </style:tab-stops>
      </style:paragraph-properties>
    </style:style>
    <style:style style:name="heading4" style:family="paragraph" style:parent-style-name="Standard" style:next-style-name="p1a" style:list-style-name="WW8Num32">
      <style:paragraph-properties fo:margin-left="-1.9075in" fo:margin-right="0in" fo:margin-top="0.222in" fo:margin-bottom="0in" fo:text-indent="0in" style:auto-text-indent="false">
        <style:tab-stops>
          <style:tab-stop style:position="0.25in"/>
        </style:tab-stops>
      </style:paragraph-properties>
      <style:text-properties fo:font-style="italic" style:font-style-asian="italic" style:font-style-complex="italic"/>
    </style:style>
    <style:style style:name="WW-Document_20_Map" style:display-name="WW-Document Map" style:family="paragraph" style:parent-style-name="Standard">
      <style:paragraph-properties fo:background-color="#000080">
        <style:background-image/>
      </style:paragraph-properties>
      <style:text-properties style:font-name="Tahoma" style:font-name-complex="Tahoma"/>
    </style:style>
    <style:style style:name="code_20_Char_20_Char_20_Char_20_Char_20_Char" style:display-name="code Char Char Char Char Char" style:family="paragraph" style:parent-style-name="Text_20_body">
      <style:paragraph-properties fo:margin-left="0in" fo:margin-right="0in" fo:text-indent="0.1575in" style:auto-text-indent="false"/>
      <style:text-properties style:font-name="Courier New" style:font-name-complex="Courier New"/>
    </style:style>
    <style:style style:name="quote" style:family="paragraph" style:parent-style-name="p1a">
      <style:paragraph-properties fo:margin-left="0.4917in" fo:margin-right="0in" fo:margin-top="0.0799in" fo:margin-bottom="0in" fo:text-align="justify" style:justify-single-word="false" fo:text-indent="0in" style:auto-text-indent="false"/>
      <style:text-properties fo:font-style="italic" style:font-style-asian="italic" style:font-style-complex="italic"/>
    </style:style>
    <style:style style:name="References" style:family="paragraph" style:parent-style-name="Standard" style:list-style-name="WW8StyleNum2">
      <style:paragraph-properties fo:margin-left="0.1874in" fo:margin-right="0in" fo:text-indent="-0.1874in" style:auto-text-indent="false" style:text-autospace="none" style:punctuation-wrap="simple" style:vertical-align="baseline"/>
    </style:style>
    <style:style style:name="Block_20_Quote" style:display-name="Block Quote" style:family="paragraph" style:parent-style-name="Text_20_body">
      <style:paragraph-properties fo:margin-left="0.3in" fo:margin-right="0.3in" fo:text-indent="0in" style:auto-text-indent="false"/>
      <style:text-properties fo:font-style="italic" style:font-style-asian="italic" style:font-style-complex="italic"/>
    </style:style>
    <style:style style:name="WW-List_20_Bullet" style:display-name="WW-List Bullet" style:family="paragraph" style:parent-style-name="Standard">
      <style:paragraph-properties fo:margin-left="0in" fo:margin-right="0in" fo:margin-top="0in" fo:margin-bottom="0.0555in" fo:text-align="end" style:justify-single-word="false" fo:text-indent="0in" style:auto-text-indent="false" style:text-autospace="none" style:punctuation-wrap="simple" style:vertical-align="baseline">
        <style:tab-stops>
          <style:tab-stop style:position="3.3398in" style:type="right"/>
        </style:tab-stops>
      </style:paragraph-properties>
      <style:text-properties style:font-name="Times New Roman" style:font-name-complex="Times New Roman"/>
    </style:style>
    <style:style style:name="WW-Normal_20__28_Web_29_" style:display-name="WW-Normal (Web)" style:family="paragraph" style:parent-style-name="Standard">
      <style:paragraph-properties fo:margin-left="0in" fo:margin-right="0in" fo:margin-top="0.1945in" fo:margin-bottom="0.1945in" fo:text-align="start" style:justify-single-word="false" fo:text-indent="0in" style:auto-text-indent="false"/>
      <style:text-properties style:font-name="Times New Roman" fo:font-size="12pt" style:font-size-asian="12pt" style:font-name-complex="Times New Roman" style:font-size-complex="12pt"/>
    </style:style>
    <style:style style:name="code_20_method" style:display-name="code method" style:family="paragraph" style:parent-style-name="code">
      <style:text-properties fo:font-weight="bold" style:font-weight-asian="bold" style:font-weight-complex="bold"/>
    </style:style>
    <style:style style:name="code_20_object" style:display-name="code object" style:family="paragraph" style:parent-style-name="code">
      <style:text-properties fo:font-style="italic" fo:font-weight="bold" style:font-style-asian="italic" style:font-weight-asian="bold" style:font-style-complex="italic" style:font-weight-complex="bold"/>
    </style:style>
    <style:style style:name="code_20_variable" style:display-name="code variable" style:family="paragraph" style:parent-style-name="code">
      <style:text-properties fo:font-style="italic" style:font-style-asian="italic" style:font-style-complex="italic"/>
    </style:style>
    <style:style style:name="code_20_Char_20_Char_20_Char_20_Char" style:display-name="code Char Char Char Char" style:family="paragraph" style:parent-style-name="Standard">
      <style:paragraph-properties fo:margin-left="0.4917in" fo:margin-right="0in" fo:margin-top="0.0835in" fo:margin-bottom="0.0835in" fo:text-align="start" style:justify-single-word="false" fo:keep-together="always" fo:text-indent="0in" style:auto-text-indent="false">
        <style:tab-stops>
          <style:tab-stop style:position="0.4535in"/>
          <style:tab-stop style:position="0.5717in"/>
          <style:tab-stop style:position="0.6898in"/>
          <style:tab-stop style:position="0.8075in"/>
          <style:tab-stop style:position="0.9256in"/>
          <style:tab-stop style:position="1.0437in"/>
          <style:tab-stop style:position="1.1618in"/>
          <style:tab-stop style:position="1.2807in"/>
        </style:tab-stops>
      </style:paragraph-properties>
      <style:text-properties style:font-name="Courier" fo:font-size="8pt" style:font-size-asian="8pt" style:font-name-complex="Courier" style:font-size-complex="8pt"/>
    </style:style>
    <style:style style:name="left_20_code" style:display-name="left code" style:family="paragraph" style:parent-style-name="code">
      <style:paragraph-properties fo:margin-left="0in" fo:margin-right="0in" fo:text-indent="0in" style:auto-text-indent="false"/>
    </style:style>
    <style:style style:name="Bullet" style:family="paragraph" style:parent-style-name="Standard">
      <style:paragraph-properties fo:background-color="transparent">
        <style:tab-stops/>
        <style:background-image/>
      </style:paragraph-properties>
    </style:style>
    <style:style style:name="quote-attrib" style:family="paragraph" style:parent-style-name="Standard" style:auto-update="true">
      <style:paragraph-properties fo:margin-top="0in" fo:margin-bottom="0.0799in" fo:text-align="end" style:justify-single-word="false"/>
    </style:style>
    <style:style style:name="plax" style:family="paragraph" style:parent-style-name="Standard" style:auto-update="true">
      <style:paragraph-properties fo:margin-left="0in" fo:margin-right="0in" fo:text-indent="0in" style:auto-text-indent="false"/>
    </style:style>
    <style:style style:name="Footnote_20_Symbol" style:display-name="Footnote Symbol" style:family="text" style:parent-style-name="WW-Default_20_Paragraph_20_Font">
      <style:text-properties style:text-position="super 58%" fo:font-size="10pt" fo:background-color="transparent" style:font-size-asian="6pt" style:font-size-complex="6pt"/>
    </style:style>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1z0" style:family="text">
      <style:text-properties style:font-name="Symbol" style:font-name-complex="Symbol"/>
    </style:style>
    <style:style style:name="WW8Num2z3" style:family="text">
      <style:text-properties style:font-name="Times New Roman" style:font-name-complex="Times New Roman"/>
    </style:style>
    <style:style style:name="WW8Num4z0" style:family="text">
      <style:text-properties style:font-name="Symbol" fo:font-size="9pt" style:font-size-asian="9pt" style:font-name-complex="Symbol" style:font-size-complex="9pt"/>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5z0" style:family="text">
      <style:text-properties style:font-name="Symbol" fo:font-size="9pt" style:font-size-asian="9pt" style:font-name-complex="Symbol" style:font-size-complex="9pt"/>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0z0" style:family="text">
      <style:text-properties style:font-name="Symbol" fo:font-size="9pt" style:font-size-asian="9pt" style:font-name-complex="Symbol" style:font-size-complex="9pt"/>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9pt" style:font-size-asian="9pt" style:font-name-complex="Symbol" style:font-size-complex="9pt"/>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5z3" style:family="text">
      <style:text-properties style:font-name="Symbol" style:font-name-complex="Symbol"/>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text-properties style:font-name="Symbol" fo:font-size="9pt" style:font-size-asian="9pt" style:font-name-complex="Symbol" style:font-size-complex="9pt"/>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 style:font-name-complex="Symbol"/>
    </style:style>
    <style:style style:name="WW8Num30z0" style:family="text">
      <style:text-properties style:font-name="Symbol" fo:font-size="9pt" style:font-size-asian="9pt" style:font-name-complex="Symbol" style:font-size-complex="9pt"/>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32z0" style:family="text">
      <style:text-properties style:font-name="Symbol"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4z0" style:family="text">
      <style:text-properties style:font-name="Symbol" fo:font-size="9pt" style:font-size-asian="9pt" style:font-name-complex="Symbol" style:font-size-complex="9pt"/>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4z3" style:family="text">
      <style:text-properties style:font-name="Symbol" style:font-name-complex="Symbol"/>
    </style:style>
    <style:style style:name="WW8Num35z0" style:family="text">
      <style:text-properties style:font-name="Symbol" fo:font-size="9pt" style:font-size-asian="9pt" style:font-name-complex="Symbol" style:font-size-complex="9pt"/>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5z3" style:family="text">
      <style:text-properties style:font-name="Symbol" style:font-name-complex="Symbol"/>
    </style:style>
    <style:style style:name="WW8NumSt4z0" style:family="text">
      <style:text-properties style:font-name="Symbol" style:font-name-complex="Symbol"/>
    </style:style>
    <style:style style:name="WW-Default_20_Paragraph_20_Font" style:display-name="WW-Default Paragraph Font" style:family="text"/>
    <style:style style:name="Body_20_Text_20_Char" style:display-name="Body Text Char" style:family="text" style:parent-style-name="WW-Default_20_Paragraph_20_Font">
      <style:text-properties fo:language="en" fo:country="US"/>
    </style:style>
    <style:style style:name="code_20_Char_20_Char_20_Char_20_Char_20_Char_20_Char" style:display-name="code Char Char Char Char Char Char" style:family="text" style:parent-style-name="Body_20_Text_20_Char">
      <style:text-properties style:font-name="Courier New" fo:font-size="9pt" style:font-size-asian="9pt" style:font-name-complex="Courier New" style:font-size-complex="9pt"/>
    </style:style>
    <style:style style:name="figure_20_legend_20_Char_20_Char_20_Char_20_Char_20_Char_20_Char_20_Char" style:display-name="figure legend Char Char Char Char Char Char Char" style:family="text" style:parent-style-name="WW-Default_20_Paragraph_20_Font">
      <style:text-properties style:font-name="Times" fo:font-size="9pt" fo:language="en" fo:country="US" style:font-size-asian="9pt" style:font-name-complex="Times" style:font-size-complex="9pt"/>
    </style:style>
    <style:style style:name="code" style:family="text" style:parent-style-name="WW-Default_20_Paragraph_20_Font">
      <style:text-properties style:font-name="Courier" fo:font-size="9pt" fo:letter-spacing="-0.0043in" fo:language="en" fo:country="US" fo:background-color="transparent" style:font-size-asian="9pt" style:font-name-complex="Courier" style:font-size-complex="8pt" style:language-complex="ar" style:country-complex="SA"/>
    </style:style>
    <style:style style:name="code_20_method_20_Char" style:display-name="code method Char" style:family="text" style:parent-style-name="code">
      <style:text-properties fo:font-weight="bold" style:font-weight-asian="bold" style:font-weight-complex="bold"/>
    </style:style>
    <style:style style:name="code_20_object_20_Char" style:display-name="code object Char" style:family="text" style:parent-style-name="code">
      <style:text-properties fo:font-style="italic" fo:font-weight="bold" style:font-style-asian="italic" style:font-weight-asian="bold" style:font-style-complex="italic" style:font-weight-complex="bold"/>
    </style:style>
    <style:style style:name="code_20_variable_20_Char" style:display-name="code variable Char" style:family="text" style:parent-style-name="code">
      <style:text-properties fo:font-style="italic" style:font-style-asian="italic" style:font-style-complex="italic"/>
    </style:style>
    <style:style style:name="keyword" style:family="text" style:parent-style-name="code">
      <style:text-properties style:text-underline-style="solid" style:text-underline-width="auto" style:text-underline-color="font-color" fo:background-color="transparen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5in"/>
      </text:outline-level-style>
      <text:outline-level-style text:level="2" style:num-suffix="." style:num-format="1" text:display-levels="2">
        <style:list-level-properties text:min-label-width="0.5in"/>
      </text:outline-level-style>
      <text:outline-level-style text:level="3" style:num-format=""/>
      <text:outline-level-style text:level="4" text:style-name="WW8Num2z3" style:num-format="1" text:start-value="0"/>
      <text:outline-level-style text:level="5" text:style-name="WW8Num2z3" style:num-format="1" text:start-value="0"/>
      <text:outline-level-style text:level="6" text:style-name="WW8Num2z3" style:num-format="1" text:start-value="0"/>
      <text:outline-level-style text:level="7" text:style-name="WW8Num2z3" style:num-format="1" text:start-value="0"/>
      <text:outline-level-style text:level="8" text:style-name="WW8Num2z3" style:num-format="1" text:start-value="0"/>
      <text:outline-level-style text:level="9" text:style-name="WW8Num2z3" style:num-format="1" text:start-value="0"/>
      <text:outline-level-style text:level="10" style:num-format=""/>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 text:start-value="0"/>
      <text:list-level-style-number text:level="2" style:num-format="" text:start-value="0"/>
      <text:list-level-style-number text:level="3" style:num-format="" text:start-value="0"/>
      <text:list-level-style-number text:level="4" text:style-name="WW8Num2z3" style:num-format="1" text:start-value="0"/>
      <text:list-level-style-number text:level="5" text:style-name="WW8Num2z3" style:num-format="1" text:start-value="0"/>
      <text:list-level-style-number text:level="6" text:style-name="WW8Num2z3" style:num-format="1" text:start-value="0"/>
      <text:list-level-style-number text:level="7" text:style-name="WW8Num2z3" style:num-format="1" text:start-value="0"/>
      <text:list-level-style-number text:level="8" text:style-name="WW8Num2z3" style:num-format="1" text:start-value="0"/>
      <text:list-level-style-number text:level="9" text:style-name="WW8Num2z3" style:num-format="1" text:start-value="0"/>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prefix="*" style:num-format="1"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in" text:min-label-width="0.0083in"/>
        <style:text-properties style:font-name="Symbol"/>
      </text:list-level-style-bullet>
      <text:list-level-style-bullet text:level="2" text:style-name="WW8Num4z1" style:num-suffix="." text:bullet-char="o">
        <style:list-level-properties text:space-before="0.9075in" text:min-label-width="0.25in"/>
        <style:text-properties style:font-name="Courier New"/>
      </text:list-level-style-bullet>
      <text:list-level-style-bullet text:level="3" text:style-name="WW8Num4z2" style:num-suffix="." text:bullet-char="">
        <style:list-level-properties text:space-before="1.4075in" text:min-label-width="0.25in"/>
        <style:text-properties style:font-name="Wingdings"/>
      </text:list-level-style-bullet>
      <text:list-level-style-bullet text:level="4" text:style-name="WW8Num4z3" style:num-suffix="." text:bullet-char="">
        <style:list-level-properties text:space-before="1.9075in" text:min-label-width="0.25in"/>
        <style:text-properties style:font-name="Symbol"/>
      </text:list-level-style-bullet>
      <text:list-level-style-bullet text:level="5" text:style-name="WW8Num4z1" style:num-suffix="." text:bullet-char="o">
        <style:list-level-properties text:space-before="2.4075in" text:min-label-width="0.25in"/>
        <style:text-properties style:font-name="Courier New"/>
      </text:list-level-style-bullet>
      <text:list-level-style-bullet text:level="6" text:style-name="WW8Num4z2" style:num-suffix="." text:bullet-char="">
        <style:list-level-properties text:space-before="2.9075in" text:min-label-width="0.25in"/>
        <style:text-properties style:font-name="Wingdings"/>
      </text:list-level-style-bullet>
      <text:list-level-style-bullet text:level="7" text:style-name="WW8Num4z3" style:num-suffix="." text:bullet-char="">
        <style:list-level-properties text:space-before="3.4075in" text:min-label-width="0.25in"/>
        <style:text-properties style:font-name="Symbol"/>
      </text:list-level-style-bullet>
      <text:list-level-style-bullet text:level="8" text:style-name="WW8Num4z1" style:num-suffix="." text:bullet-char="o">
        <style:list-level-properties text:space-before="3.9075in" text:min-label-width="0.25in"/>
        <style:text-properties style:font-name="Courier New"/>
      </text:list-level-style-bullet>
      <text:list-level-style-bullet text:level="9" text:style-name="WW8Num4z2" style:num-suffix="." text:bullet-char="">
        <style:list-level-properties text:space-before="4.40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
      <text:list-level-style-number text:level="1" style:num-suffix="." style:num-format="1">
        <style:list-level-properties text:min-label-width="0.5in"/>
      </text:list-level-style-number>
      <text:list-level-style-number text:level="2" style:num-suffix="." style:num-format="1" text:display-levels="2">
        <style:list-level-properties text:min-label-width="0.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6">
      <text:list-level-style-number text:level="1" style:num-suffix="." style:num-format="1">
        <style:list-level-properties text:min-label-width="0.5in"/>
      </text:list-level-style-number>
      <text:list-level-style-number text:level="2" style:num-suffix="." style:num-format="1" text:display-levels="2">
        <style:list-level-properties text:min-label-width="0.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7">
      <text:list-level-style-number text:level="1" style:num-suffix="." style:num-format="1">
        <style:list-level-properties text:min-label-width="0.5in"/>
      </text:list-level-style-number>
      <text:list-level-style-number text:level="2" style:num-suffix="." style:num-format="1" text:display-levels="2">
        <style:list-level-properties text:min-label-width="0.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4075in" text:min-label-width="0.25in"/>
        <style:text-properties style:font-name="Symbol"/>
      </text:list-level-style-bullet>
      <text:list-level-style-bullet text:level="2" text:style-name="WW8Num8z1" style:num-suffix="." text:bullet-char="o">
        <style:list-level-properties text:space-before="0.9075in" text:min-label-width="0.25in"/>
        <style:text-properties style:font-name="Courier New"/>
      </text:list-level-style-bullet>
      <text:list-level-style-bullet text:level="3" text:style-name="WW8Num8z2" style:num-suffix="." text:bullet-char="">
        <style:list-level-properties text:space-before="1.4075in" text:min-label-width="0.25in"/>
        <style:text-properties style:font-name="Wingdings"/>
      </text:list-level-style-bullet>
      <text:list-level-style-bullet text:level="4" text:style-name="WW8Num8z0" style:num-suffix="." text:bullet-char="">
        <style:list-level-properties text:space-before="1.9075in" text:min-label-width="0.25in"/>
        <style:text-properties style:font-name="Symbol"/>
      </text:list-level-style-bullet>
      <text:list-level-style-bullet text:level="5" text:style-name="WW8Num8z1" style:num-suffix="." text:bullet-char="o">
        <style:list-level-properties text:space-before="2.4075in" text:min-label-width="0.25in"/>
        <style:text-properties style:font-name="Courier New"/>
      </text:list-level-style-bullet>
      <text:list-level-style-bullet text:level="6" text:style-name="WW8Num8z2" style:num-suffix="." text:bullet-char="">
        <style:list-level-properties text:space-before="2.9075in" text:min-label-width="0.25in"/>
        <style:text-properties style:font-name="Wingdings"/>
      </text:list-level-style-bullet>
      <text:list-level-style-bullet text:level="7" text:style-name="WW8Num8z0" style:num-suffix="." text:bullet-char="">
        <style:list-level-properties text:space-before="3.4075in" text:min-label-width="0.25in"/>
        <style:text-properties style:font-name="Symbol"/>
      </text:list-level-style-bullet>
      <text:list-level-style-bullet text:level="8" text:style-name="WW8Num8z1" style:num-suffix="." text:bullet-char="o">
        <style:list-level-properties text:space-before="3.9075in" text:min-label-width="0.25in"/>
        <style:text-properties style:font-name="Courier New"/>
      </text:list-level-style-bullet>
      <text:list-level-style-bullet text:level="9" text:style-name="WW8Num8z2" style:num-suffix="." text:bullet-char="">
        <style:list-level-properties text:space-before="4.40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 text:consecutive-numbering="true">
      <text:list-level-style-bullet text:level="1" text:style-name="WW8Num9z0" style:num-suffix="." text:bullet-char="">
        <style:list-level-properties text:space-before="0.4075in" text:min-label-width="0.25in"/>
        <style:text-properties style:font-name="Symbol"/>
      </text:list-level-style-bullet>
      <text:list-level-style-bullet text:level="2" text:style-name="WW8Num9z1" style:num-suffix="." text:bullet-char="o">
        <style:list-level-properties text:space-before="0.9075in" text:min-label-width="0.25in"/>
        <style:text-properties style:font-name="Courier New"/>
      </text:list-level-style-bullet>
      <text:list-level-style-bullet text:level="3" text:style-name="WW8Num9z2" style:num-suffix="." text:bullet-char="">
        <style:list-level-properties text:space-before="1.4075in" text:min-label-width="0.25in"/>
        <style:text-properties style:font-name="Wingdings"/>
      </text:list-level-style-bullet>
      <text:list-level-style-bullet text:level="4" text:style-name="WW8Num9z0" style:num-suffix="." text:bullet-char="">
        <style:list-level-properties text:space-before="1.9075in" text:min-label-width="0.25in"/>
        <style:text-properties style:font-name="Symbol"/>
      </text:list-level-style-bullet>
      <text:list-level-style-bullet text:level="5" text:style-name="WW8Num9z1" style:num-suffix="." text:bullet-char="o">
        <style:list-level-properties text:space-before="2.4075in" text:min-label-width="0.25in"/>
        <style:text-properties style:font-name="Courier New"/>
      </text:list-level-style-bullet>
      <text:list-level-style-bullet text:level="6" text:style-name="WW8Num9z2" style:num-suffix="." text:bullet-char="">
        <style:list-level-properties text:space-before="2.9075in" text:min-label-width="0.25in"/>
        <style:text-properties style:font-name="Wingdings"/>
      </text:list-level-style-bullet>
      <text:list-level-style-bullet text:level="7" text:style-name="WW8Num9z0" style:num-suffix="." text:bullet-char="">
        <style:list-level-properties text:space-before="3.4075in" text:min-label-width="0.25in"/>
        <style:text-properties style:font-name="Symbol"/>
      </text:list-level-style-bullet>
      <text:list-level-style-bullet text:level="8" text:style-name="WW8Num9z1" style:num-suffix="." text:bullet-char="o">
        <style:list-level-properties text:space-before="3.9075in" text:min-label-width="0.25in"/>
        <style:text-properties style:font-name="Courier New"/>
      </text:list-level-style-bullet>
      <text:list-level-style-bullet text:level="9" text:style-name="WW8Num9z2" style:num-suffix="." text:bullet-char="">
        <style:list-level-properties text:space-before="4.40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
      <text:list-level-style-number text:level="1" style:num-suffix="." style:num-format="1">
        <style:list-level-properties text:min-label-width="0.5in"/>
      </text:list-level-style-number>
      <text:list-level-style-number text:level="2" style:num-suffix="." style:num-format="1" text:display-levels="2">
        <style:list-level-properties text:min-label-width="0.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WW8Num11z0" style:num-suffix="." text:bullet-char="">
        <style:list-level-properties text:space-before="0.6457in" text:min-label-width="0.25in"/>
        <style:text-properties style:font-name="Symbol"/>
      </text:list-level-style-bullet>
      <text:list-level-style-bullet text:level="2" text:style-name="WW8Num11z1" style:num-suffix="." text:bullet-char="o">
        <style:list-level-properties text:space-before="1.1457in" text:min-label-width="0.25in"/>
        <style:text-properties style:font-name="Courier New"/>
      </text:list-level-style-bullet>
      <text:list-level-style-bullet text:level="3" text:style-name="WW8Num11z2" style:num-suffix="." text:bullet-char="">
        <style:list-level-properties text:space-before="1.6457in" text:min-label-width="0.25in"/>
        <style:text-properties style:font-name="Wingdings"/>
      </text:list-level-style-bullet>
      <text:list-level-style-bullet text:level="4" text:style-name="WW8Num11z0" style:num-suffix="." text:bullet-char="">
        <style:list-level-properties text:space-before="2.1457in" text:min-label-width="0.25in"/>
        <style:text-properties style:font-name="Symbol"/>
      </text:list-level-style-bullet>
      <text:list-level-style-bullet text:level="5" text:style-name="WW8Num11z1" style:num-suffix="." text:bullet-char="o">
        <style:list-level-properties text:space-before="2.6457in" text:min-label-width="0.25in"/>
        <style:text-properties style:font-name="Courier New"/>
      </text:list-level-style-bullet>
      <text:list-level-style-bullet text:level="6" text:style-name="WW8Num11z2" style:num-suffix="." text:bullet-char="">
        <style:list-level-properties text:space-before="3.1457in" text:min-label-width="0.25in"/>
        <style:text-properties style:font-name="Wingdings"/>
      </text:list-level-style-bullet>
      <text:list-level-style-bullet text:level="7" text:style-name="WW8Num11z0" style:num-suffix="." text:bullet-char="">
        <style:list-level-properties text:space-before="3.6457in" text:min-label-width="0.25in"/>
        <style:text-properties style:font-name="Symbol"/>
      </text:list-level-style-bullet>
      <text:list-level-style-bullet text:level="8" text:style-name="WW8Num11z1" style:num-suffix="." text:bullet-char="o">
        <style:list-level-properties text:space-before="4.1457in" text:min-label-width="0.25in"/>
        <style:text-properties style:font-name="Courier New"/>
      </text:list-level-style-bullet>
      <text:list-level-style-bullet text:level="9" text:style-name="WW8Num11z2" style:num-suffix="." text:bullet-char="">
        <style:list-level-properties text:space-before="4.6457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bullet text:level="1" text:style-name="WW8Num13z0" style:num-suffix="." text:bullet-char="">
        <style:list-level-properties text:space-before="0.4075in" text:min-label-width="0.25in"/>
        <style:text-properties style:font-name="Symbol"/>
      </text:list-level-style-bullet>
      <text:list-level-style-bullet text:level="2" text:style-name="WW8Num13z1" style:num-suffix="." text:bullet-char="o">
        <style:list-level-properties text:space-before="0.9075in" text:min-label-width="0.25in"/>
        <style:text-properties style:font-name="Courier New"/>
      </text:list-level-style-bullet>
      <text:list-level-style-bullet text:level="3" text:style-name="WW8Num13z2" style:num-suffix="." text:bullet-char="">
        <style:list-level-properties text:space-before="1.4075in" text:min-label-width="0.25in"/>
        <style:text-properties style:font-name="Wingdings"/>
      </text:list-level-style-bullet>
      <text:list-level-style-bullet text:level="4" text:style-name="WW8Num13z0" style:num-suffix="." text:bullet-char="">
        <style:list-level-properties text:space-before="1.9075in" text:min-label-width="0.25in"/>
        <style:text-properties style:font-name="Symbol"/>
      </text:list-level-style-bullet>
      <text:list-level-style-bullet text:level="5" text:style-name="WW8Num13z1" style:num-suffix="." text:bullet-char="o">
        <style:list-level-properties text:space-before="2.4075in" text:min-label-width="0.25in"/>
        <style:text-properties style:font-name="Courier New"/>
      </text:list-level-style-bullet>
      <text:list-level-style-bullet text:level="6" text:style-name="WW8Num13z2" style:num-suffix="." text:bullet-char="">
        <style:list-level-properties text:space-before="2.9075in" text:min-label-width="0.25in"/>
        <style:text-properties style:font-name="Wingdings"/>
      </text:list-level-style-bullet>
      <text:list-level-style-bullet text:level="7" text:style-name="WW8Num13z0" style:num-suffix="." text:bullet-char="">
        <style:list-level-properties text:space-before="3.4075in" text:min-label-width="0.25in"/>
        <style:text-properties style:font-name="Symbol"/>
      </text:list-level-style-bullet>
      <text:list-level-style-bullet text:level="8" text:style-name="WW8Num13z1" style:num-suffix="." text:bullet-char="o">
        <style:list-level-properties text:space-before="3.9075in" text:min-label-width="0.25in"/>
        <style:text-properties style:font-name="Courier New"/>
      </text:list-level-style-bullet>
      <text:list-level-style-bullet text:level="9" text:style-name="WW8Num13z2" style:num-suffix="." text:bullet-char="">
        <style:list-level-properties text:space-before="4.40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
      <text:list-level-style-number text:level="1" style:num-format="1" text:start-value="2">
        <style:list-level-properties text:min-label-width="0.2917in"/>
      </text:list-level-style-number>
      <text:list-level-style-number text:level="2" style:num-format="1" text:start-value="3" text:display-levels="2">
        <style:list-level-properties text:min-label-width="0.291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15">
      <text:list-level-style-bullet text:level="1" text:style-name="WW8Num15z0" style:num-suffix="." text:bullet-char="">
        <style:list-level-properties text:space-before="0.2in" text:min-label-width="0.0083in"/>
        <style:text-properties style:font-name="Symbol"/>
      </text:list-level-style-bullet>
      <text:list-level-style-bullet text:level="2" text:style-name="WW8Num15z1" style:num-suffix="." text:bullet-char="o">
        <style:list-level-properties text:space-before="1.1457in" text:min-label-width="0.25in"/>
        <style:text-properties style:font-name="Courier New"/>
      </text:list-level-style-bullet>
      <text:list-level-style-bullet text:level="3" text:style-name="WW8Num15z2" style:num-suffix="." text:bullet-char="">
        <style:list-level-properties text:space-before="1.6457in" text:min-label-width="0.25in"/>
        <style:text-properties style:font-name="Wingdings"/>
      </text:list-level-style-bullet>
      <text:list-level-style-bullet text:level="4" text:style-name="WW8Num15z3" style:num-suffix="." text:bullet-char="">
        <style:list-level-properties text:space-before="2.1457in" text:min-label-width="0.25in"/>
        <style:text-properties style:font-name="Symbol"/>
      </text:list-level-style-bullet>
      <text:list-level-style-bullet text:level="5" text:style-name="WW8Num15z1" style:num-suffix="." text:bullet-char="o">
        <style:list-level-properties text:space-before="2.6457in" text:min-label-width="0.25in"/>
        <style:text-properties style:font-name="Courier New"/>
      </text:list-level-style-bullet>
      <text:list-level-style-bullet text:level="6" text:style-name="WW8Num15z2" style:num-suffix="." text:bullet-char="">
        <style:list-level-properties text:space-before="3.1457in" text:min-label-width="0.25in"/>
        <style:text-properties style:font-name="Wingdings"/>
      </text:list-level-style-bullet>
      <text:list-level-style-bullet text:level="7" text:style-name="WW8Num15z3" style:num-suffix="." text:bullet-char="">
        <style:list-level-properties text:space-before="3.6457in" text:min-label-width="0.25in"/>
        <style:text-properties style:font-name="Symbol"/>
      </text:list-level-style-bullet>
      <text:list-level-style-bullet text:level="8" text:style-name="WW8Num15z1" style:num-suffix="." text:bullet-char="o">
        <style:list-level-properties text:space-before="4.1457in" text:min-label-width="0.25in"/>
        <style:text-properties style:font-name="Courier New"/>
      </text:list-level-style-bullet>
      <text:list-level-style-bullet text:level="9" text:style-name="WW8Num15z2" style:num-suffix="." text:bullet-char="">
        <style:list-level-properties text:space-before="4.6457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
      <text:list-level-style-bullet text:level="1" text:style-name="WW8Num16z0" style:num-suffix="." text:bullet-char="">
        <style:list-level-properties text:space-before="0.4075in" text:min-label-width="0.25in"/>
        <style:text-properties style:font-name="Symbol"/>
      </text:list-level-style-bullet>
      <text:list-level-style-bullet text:level="2" text:style-name="WW8Num16z1" style:num-suffix="." text:bullet-char="o">
        <style:list-level-properties text:space-before="0.9075in" text:min-label-width="0.25in"/>
        <style:text-properties style:font-name="Courier New"/>
      </text:list-level-style-bullet>
      <text:list-level-style-bullet text:level="3" text:style-name="WW8Num16z2" style:num-suffix="." text:bullet-char="">
        <style:list-level-properties text:space-before="1.4075in" text:min-label-width="0.25in"/>
        <style:text-properties style:font-name="Wingdings"/>
      </text:list-level-style-bullet>
      <text:list-level-style-bullet text:level="4" text:style-name="WW8Num16z0" style:num-suffix="." text:bullet-char="">
        <style:list-level-properties text:space-before="1.9075in" text:min-label-width="0.25in"/>
        <style:text-properties style:font-name="Symbol"/>
      </text:list-level-style-bullet>
      <text:list-level-style-bullet text:level="5" text:style-name="WW8Num16z1" style:num-suffix="." text:bullet-char="o">
        <style:list-level-properties text:space-before="2.4075in" text:min-label-width="0.25in"/>
        <style:text-properties style:font-name="Courier New"/>
      </text:list-level-style-bullet>
      <text:list-level-style-bullet text:level="6" text:style-name="WW8Num16z2" style:num-suffix="." text:bullet-char="">
        <style:list-level-properties text:space-before="2.9075in" text:min-label-width="0.25in"/>
        <style:text-properties style:font-name="Wingdings"/>
      </text:list-level-style-bullet>
      <text:list-level-style-bullet text:level="7" text:style-name="WW8Num16z0" style:num-suffix="." text:bullet-char="">
        <style:list-level-properties text:space-before="3.4075in" text:min-label-width="0.25in"/>
        <style:text-properties style:font-name="Symbol"/>
      </text:list-level-style-bullet>
      <text:list-level-style-bullet text:level="8" text:style-name="WW8Num16z1" style:num-suffix="." text:bullet-char="o">
        <style:list-level-properties text:space-before="3.9075in" text:min-label-width="0.25in"/>
        <style:text-properties style:font-name="Courier New"/>
      </text:list-level-style-bullet>
      <text:list-level-style-bullet text:level="9" text:style-name="WW8Num16z2" style:num-suffix="." text:bullet-char="">
        <style:list-level-properties text:space-before="4.40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consecutive-numbering="true">
      <text:list-level-style-bullet text:level="1" text:style-name="WW8Num17z0" style:num-suffix="." text:bullet-char="">
        <style:list-level-properties text:space-before="0.4075in" text:min-label-width="0.25in"/>
        <style:text-properties style:font-name="Symbol"/>
      </text:list-level-style-bullet>
      <text:list-level-style-bullet text:level="2" text:style-name="WW8Num17z1" style:num-suffix="." text:bullet-char="o">
        <style:list-level-properties text:space-before="0.9075in" text:min-label-width="0.25in"/>
        <style:text-properties style:font-name="Courier New"/>
      </text:list-level-style-bullet>
      <text:list-level-style-bullet text:level="3" text:style-name="WW8Num17z2" style:num-suffix="." text:bullet-char="">
        <style:list-level-properties text:space-before="1.4075in" text:min-label-width="0.25in"/>
        <style:text-properties style:font-name="Wingdings"/>
      </text:list-level-style-bullet>
      <text:list-level-style-bullet text:level="4" text:style-name="WW8Num17z0" style:num-suffix="." text:bullet-char="">
        <style:list-level-properties text:space-before="1.9075in" text:min-label-width="0.25in"/>
        <style:text-properties style:font-name="Symbol"/>
      </text:list-level-style-bullet>
      <text:list-level-style-bullet text:level="5" text:style-name="WW8Num17z1" style:num-suffix="." text:bullet-char="o">
        <style:list-level-properties text:space-before="2.4075in" text:min-label-width="0.25in"/>
        <style:text-properties style:font-name="Courier New"/>
      </text:list-level-style-bullet>
      <text:list-level-style-bullet text:level="6" text:style-name="WW8Num17z2" style:num-suffix="." text:bullet-char="">
        <style:list-level-properties text:space-before="2.9075in" text:min-label-width="0.25in"/>
        <style:text-properties style:font-name="Wingdings"/>
      </text:list-level-style-bullet>
      <text:list-level-style-bullet text:level="7" text:style-name="WW8Num17z0" style:num-suffix="." text:bullet-char="">
        <style:list-level-properties text:space-before="3.4075in" text:min-label-width="0.25in"/>
        <style:text-properties style:font-name="Symbol"/>
      </text:list-level-style-bullet>
      <text:list-level-style-bullet text:level="8" text:style-name="WW8Num17z1" style:num-suffix="." text:bullet-char="o">
        <style:list-level-properties text:space-before="3.9075in" text:min-label-width="0.25in"/>
        <style:text-properties style:font-name="Courier New"/>
      </text:list-level-style-bullet>
      <text:list-level-style-bullet text:level="9" text:style-name="WW8Num17z2" style:num-suffix="." text:bullet-char="">
        <style:list-level-properties text:space-before="4.40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consecutive-numbering="true">
      <text:list-level-style-bullet text:level="1" text:style-name="WW8Num18z0" style:num-suffix="." text:bullet-char="">
        <style:list-level-properties text:space-before="0.4075in" text:min-label-width="0.25in"/>
        <style:text-properties style:font-name="Symbol"/>
      </text:list-level-style-bullet>
      <text:list-level-style-bullet text:level="2" text:style-name="WW8Num18z1" style:num-suffix="." text:bullet-char="o">
        <style:list-level-properties text:space-before="0.9075in" text:min-label-width="0.25in"/>
        <style:text-properties style:font-name="Courier New"/>
      </text:list-level-style-bullet>
      <text:list-level-style-bullet text:level="3" text:style-name="WW8Num18z2" style:num-suffix="." text:bullet-char="">
        <style:list-level-properties text:space-before="1.4075in" text:min-label-width="0.25in"/>
        <style:text-properties style:font-name="Wingdings"/>
      </text:list-level-style-bullet>
      <text:list-level-style-bullet text:level="4" text:style-name="WW8Num18z0" style:num-suffix="." text:bullet-char="">
        <style:list-level-properties text:space-before="1.9075in" text:min-label-width="0.25in"/>
        <style:text-properties style:font-name="Symbol"/>
      </text:list-level-style-bullet>
      <text:list-level-style-bullet text:level="5" text:style-name="WW8Num18z1" style:num-suffix="." text:bullet-char="o">
        <style:list-level-properties text:space-before="2.4075in" text:min-label-width="0.25in"/>
        <style:text-properties style:font-name="Courier New"/>
      </text:list-level-style-bullet>
      <text:list-level-style-bullet text:level="6" text:style-name="WW8Num18z2" style:num-suffix="." text:bullet-char="">
        <style:list-level-properties text:space-before="2.9075in" text:min-label-width="0.25in"/>
        <style:text-properties style:font-name="Wingdings"/>
      </text:list-level-style-bullet>
      <text:list-level-style-bullet text:level="7" text:style-name="WW8Num18z0" style:num-suffix="." text:bullet-char="">
        <style:list-level-properties text:space-before="3.4075in" text:min-label-width="0.25in"/>
        <style:text-properties style:font-name="Symbol"/>
      </text:list-level-style-bullet>
      <text:list-level-style-bullet text:level="8" text:style-name="WW8Num18z1" style:num-suffix="." text:bullet-char="o">
        <style:list-level-properties text:space-before="3.9075in" text:min-label-width="0.25in"/>
        <style:text-properties style:font-name="Courier New"/>
      </text:list-level-style-bullet>
      <text:list-level-style-bullet text:level="9" text:style-name="WW8Num18z2" style:num-suffix="." text:bullet-char="">
        <style:list-level-properties text:space-before="4.40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20">
      <text:list-level-style-bullet text:level="1" text:style-name="WW8Num20z0" style:num-suffix="." text:bullet-char="">
        <style:list-level-properties text:space-before="0.3799in" text:min-label-width="0.2244in"/>
        <style:text-properties style:font-name="Symbol"/>
      </text:list-level-style-bullet>
      <text:list-level-style-bullet text:level="2" text:style-name="WW8Num20z1" style:num-suffix="." text:bullet-char="o">
        <style:list-level-properties text:space-before="1.1457in" text:min-label-width="0.25in"/>
        <style:text-properties style:font-name="Courier New"/>
      </text:list-level-style-bullet>
      <text:list-level-style-bullet text:level="3" text:style-name="WW8Num20z2" style:num-suffix="." text:bullet-char="">
        <style:list-level-properties text:space-before="1.6457in" text:min-label-width="0.25in"/>
        <style:text-properties style:font-name="Wingdings"/>
      </text:list-level-style-bullet>
      <text:list-level-style-bullet text:level="4" text:style-name="WW8Num20z3" style:num-suffix="." text:bullet-char="">
        <style:list-level-properties text:space-before="2.1457in" text:min-label-width="0.25in"/>
        <style:text-properties style:font-name="Symbol"/>
      </text:list-level-style-bullet>
      <text:list-level-style-bullet text:level="5" text:style-name="WW8Num20z1" style:num-suffix="." text:bullet-char="o">
        <style:list-level-properties text:space-before="2.6457in" text:min-label-width="0.25in"/>
        <style:text-properties style:font-name="Courier New"/>
      </text:list-level-style-bullet>
      <text:list-level-style-bullet text:level="6" text:style-name="WW8Num20z2" style:num-suffix="." text:bullet-char="">
        <style:list-level-properties text:space-before="3.1457in" text:min-label-width="0.25in"/>
        <style:text-properties style:font-name="Wingdings"/>
      </text:list-level-style-bullet>
      <text:list-level-style-bullet text:level="7" text:style-name="WW8Num20z3" style:num-suffix="." text:bullet-char="">
        <style:list-level-properties text:space-before="3.6457in" text:min-label-width="0.25in"/>
        <style:text-properties style:font-name="Symbol"/>
      </text:list-level-style-bullet>
      <text:list-level-style-bullet text:level="8" text:style-name="WW8Num20z1" style:num-suffix="." text:bullet-char="o">
        <style:list-level-properties text:space-before="4.1457in" text:min-label-width="0.25in"/>
        <style:text-properties style:font-name="Courier New"/>
      </text:list-level-style-bullet>
      <text:list-level-style-bullet text:level="9" text:style-name="WW8Num20z2" style:num-suffix="." text:bullet-char="">
        <style:list-level-properties text:space-before="4.6457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WW8Num21z0" style:num-suffix="." text:bullet-char="">
        <style:list-level-properties text:space-before="0.4075in" text:min-label-width="0.25in"/>
        <style:text-properties style:font-name="Symbol"/>
      </text:list-level-style-bullet>
      <text:list-level-style-bullet text:level="2" text:style-name="WW8Num21z1" style:num-suffix="." text:bullet-char="o">
        <style:list-level-properties text:space-before="0.9075in" text:min-label-width="0.25in"/>
        <style:text-properties style:font-name="Courier New"/>
      </text:list-level-style-bullet>
      <text:list-level-style-bullet text:level="3" text:style-name="WW8Num21z2" style:num-suffix="." text:bullet-char="">
        <style:list-level-properties text:space-before="1.4075in" text:min-label-width="0.25in"/>
        <style:text-properties style:font-name="Wingdings"/>
      </text:list-level-style-bullet>
      <text:list-level-style-bullet text:level="4" text:style-name="WW8Num21z0" style:num-suffix="." text:bullet-char="">
        <style:list-level-properties text:space-before="1.9075in" text:min-label-width="0.25in"/>
        <style:text-properties style:font-name="Symbol"/>
      </text:list-level-style-bullet>
      <text:list-level-style-bullet text:level="5" text:style-name="WW8Num21z1" style:num-suffix="." text:bullet-char="o">
        <style:list-level-properties text:space-before="2.4075in" text:min-label-width="0.25in"/>
        <style:text-properties style:font-name="Courier New"/>
      </text:list-level-style-bullet>
      <text:list-level-style-bullet text:level="6" text:style-name="WW8Num21z2" style:num-suffix="." text:bullet-char="">
        <style:list-level-properties text:space-before="2.9075in" text:min-label-width="0.25in"/>
        <style:text-properties style:font-name="Wingdings"/>
      </text:list-level-style-bullet>
      <text:list-level-style-bullet text:level="7" text:style-name="WW8Num21z0" style:num-suffix="." text:bullet-char="">
        <style:list-level-properties text:space-before="3.4075in" text:min-label-width="0.25in"/>
        <style:text-properties style:font-name="Symbol"/>
      </text:list-level-style-bullet>
      <text:list-level-style-bullet text:level="8" text:style-name="WW8Num21z1" style:num-suffix="." text:bullet-char="o">
        <style:list-level-properties text:space-before="3.9075in" text:min-label-width="0.25in"/>
        <style:text-properties style:font-name="Courier New"/>
      </text:list-level-style-bullet>
      <text:list-level-style-bullet text:level="9" text:style-name="WW8Num21z2" style:num-suffix="." text:bullet-char="">
        <style:list-level-properties text:space-before="4.40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
      <text:list-level-style-number text:level="1" style:num-suffix="." style:num-format="1">
        <style:list-level-properties text:min-label-width="0.5in"/>
      </text:list-level-style-number>
      <text:list-level-style-number text:level="2" style:num-suffix="." style:num-format="1" text:display-levels="2">
        <style:list-level-properties text:min-label-width="0.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space-before="0.4075in" text:min-label-width="0.25in"/>
        <style:text-properties style:font-name="Symbol"/>
      </text:list-level-style-bullet>
      <text:list-level-style-bullet text:level="2" text:style-name="WW8Num23z1" style:num-suffix="." text:bullet-char="o">
        <style:list-level-properties text:space-before="0.9075in" text:min-label-width="0.25in"/>
        <style:text-properties style:font-name="Courier New"/>
      </text:list-level-style-bullet>
      <text:list-level-style-bullet text:level="3" text:style-name="WW8Num23z2" style:num-suffix="." text:bullet-char="">
        <style:list-level-properties text:space-before="1.4075in" text:min-label-width="0.25in"/>
        <style:text-properties style:font-name="Wingdings"/>
      </text:list-level-style-bullet>
      <text:list-level-style-bullet text:level="4" text:style-name="WW8Num23z0" style:num-suffix="." text:bullet-char="">
        <style:list-level-properties text:space-before="1.9075in" text:min-label-width="0.25in"/>
        <style:text-properties style:font-name="Symbol"/>
      </text:list-level-style-bullet>
      <text:list-level-style-bullet text:level="5" text:style-name="WW8Num23z1" style:num-suffix="." text:bullet-char="o">
        <style:list-level-properties text:space-before="2.4075in" text:min-label-width="0.25in"/>
        <style:text-properties style:font-name="Courier New"/>
      </text:list-level-style-bullet>
      <text:list-level-style-bullet text:level="6" text:style-name="WW8Num23z2" style:num-suffix="." text:bullet-char="">
        <style:list-level-properties text:space-before="2.9075in" text:min-label-width="0.25in"/>
        <style:text-properties style:font-name="Wingdings"/>
      </text:list-level-style-bullet>
      <text:list-level-style-bullet text:level="7" text:style-name="WW8Num23z0" style:num-suffix="." text:bullet-char="">
        <style:list-level-properties text:space-before="3.4075in" text:min-label-width="0.25in"/>
        <style:text-properties style:font-name="Symbol"/>
      </text:list-level-style-bullet>
      <text:list-level-style-bullet text:level="8" text:style-name="WW8Num23z1" style:num-suffix="." text:bullet-char="o">
        <style:list-level-properties text:space-before="3.9075in" text:min-label-width="0.25in"/>
        <style:text-properties style:font-name="Courier New"/>
      </text:list-level-style-bullet>
      <text:list-level-style-bullet text:level="9" text:style-name="WW8Num23z2" style:num-suffix="." text:bullet-char="">
        <style:list-level-properties text:space-before="4.40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WW8Num24z0" style:num-suffix="." text:bullet-char="">
        <style:list-level-properties text:space-before="0.4075in" text:min-label-width="0.25in"/>
        <style:text-properties style:font-name="Symbol"/>
      </text:list-level-style-bullet>
      <text:list-level-style-bullet text:level="2" text:style-name="WW8Num24z1" style:num-suffix="." text:bullet-char="o">
        <style:list-level-properties text:space-before="0.9075in" text:min-label-width="0.25in"/>
        <style:text-properties style:font-name="Courier New"/>
      </text:list-level-style-bullet>
      <text:list-level-style-bullet text:level="3" text:style-name="WW8Num24z2" style:num-suffix="." text:bullet-char="">
        <style:list-level-properties text:space-before="1.4075in" text:min-label-width="0.25in"/>
        <style:text-properties style:font-name="Wingdings"/>
      </text:list-level-style-bullet>
      <text:list-level-style-bullet text:level="4" text:style-name="WW8Num24z0" style:num-suffix="." text:bullet-char="">
        <style:list-level-properties text:space-before="1.9075in" text:min-label-width="0.25in"/>
        <style:text-properties style:font-name="Symbol"/>
      </text:list-level-style-bullet>
      <text:list-level-style-bullet text:level="5" text:style-name="WW8Num24z1" style:num-suffix="." text:bullet-char="o">
        <style:list-level-properties text:space-before="2.4075in" text:min-label-width="0.25in"/>
        <style:text-properties style:font-name="Courier New"/>
      </text:list-level-style-bullet>
      <text:list-level-style-bullet text:level="6" text:style-name="WW8Num24z2" style:num-suffix="." text:bullet-char="">
        <style:list-level-properties text:space-before="2.9075in" text:min-label-width="0.25in"/>
        <style:text-properties style:font-name="Wingdings"/>
      </text:list-level-style-bullet>
      <text:list-level-style-bullet text:level="7" text:style-name="WW8Num24z0" style:num-suffix="." text:bullet-char="">
        <style:list-level-properties text:space-before="3.4075in" text:min-label-width="0.25in"/>
        <style:text-properties style:font-name="Symbol"/>
      </text:list-level-style-bullet>
      <text:list-level-style-bullet text:level="8" text:style-name="WW8Num24z1" style:num-suffix="." text:bullet-char="o">
        <style:list-level-properties text:space-before="3.9075in" text:min-label-width="0.25in"/>
        <style:text-properties style:font-name="Courier New"/>
      </text:list-level-style-bullet>
      <text:list-level-style-bullet text:level="9" text:style-name="WW8Num24z2" style:num-suffix="." text:bullet-char="">
        <style:list-level-properties text:space-before="4.40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WW8Num25z0" style:num-suffix="." text:bullet-char="">
        <style:list-level-properties text:space-before="0.3799in" text:min-label-width="0.2244in"/>
        <style:text-properties style:font-name="Symbol"/>
      </text:list-level-style-bullet>
      <text:list-level-style-bullet text:level="2" text:style-name="WW8Num25z1" style:num-suffix="." text:bullet-char="o">
        <style:list-level-properties text:space-before="1.1457in" text:min-label-width="0.25in"/>
        <style:text-properties style:font-name="Courier New"/>
      </text:list-level-style-bullet>
      <text:list-level-style-bullet text:level="3" text:style-name="WW8Num25z2" style:num-suffix="." text:bullet-char="">
        <style:list-level-properties text:space-before="1.6457in" text:min-label-width="0.25in"/>
        <style:text-properties style:font-name="Wingdings"/>
      </text:list-level-style-bullet>
      <text:list-level-style-bullet text:level="4" text:style-name="WW8Num25z3" style:num-suffix="." text:bullet-char="">
        <style:list-level-properties text:space-before="2.1457in" text:min-label-width="0.25in"/>
        <style:text-properties style:font-name="Symbol"/>
      </text:list-level-style-bullet>
      <text:list-level-style-bullet text:level="5" text:style-name="WW8Num25z1" style:num-suffix="." text:bullet-char="o">
        <style:list-level-properties text:space-before="2.6457in" text:min-label-width="0.25in"/>
        <style:text-properties style:font-name="Courier New"/>
      </text:list-level-style-bullet>
      <text:list-level-style-bullet text:level="6" text:style-name="WW8Num25z2" style:num-suffix="." text:bullet-char="">
        <style:list-level-properties text:space-before="3.1457in" text:min-label-width="0.25in"/>
        <style:text-properties style:font-name="Wingdings"/>
      </text:list-level-style-bullet>
      <text:list-level-style-bullet text:level="7" text:style-name="WW8Num25z3" style:num-suffix="." text:bullet-char="">
        <style:list-level-properties text:space-before="3.6457in" text:min-label-width="0.25in"/>
        <style:text-properties style:font-name="Symbol"/>
      </text:list-level-style-bullet>
      <text:list-level-style-bullet text:level="8" text:style-name="WW8Num25z1" style:num-suffix="." text:bullet-char="o">
        <style:list-level-properties text:space-before="4.1457in" text:min-label-width="0.25in"/>
        <style:text-properties style:font-name="Courier New"/>
      </text:list-level-style-bullet>
      <text:list-level-style-bullet text:level="9" text:style-name="WW8Num25z2" style:num-suffix="." text:bullet-char="">
        <style:list-level-properties text:space-before="4.6457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WW8Num26z0" style:num-suffix="." text:bullet-char="">
        <style:list-level-properties text:space-before="0.4075in" text:min-label-width="0.25in"/>
        <style:text-properties style:font-name="Symbol"/>
      </text:list-level-style-bullet>
      <text:list-level-style-bullet text:level="2" text:style-name="WW8Num26z1" style:num-suffix="." text:bullet-char="o">
        <style:list-level-properties text:space-before="0.9075in" text:min-label-width="0.25in"/>
        <style:text-properties style:font-name="Courier New"/>
      </text:list-level-style-bullet>
      <text:list-level-style-bullet text:level="3" text:style-name="WW8Num26z2" style:num-suffix="." text:bullet-char="">
        <style:list-level-properties text:space-before="1.4075in" text:min-label-width="0.25in"/>
        <style:text-properties style:font-name="Wingdings"/>
      </text:list-level-style-bullet>
      <text:list-level-style-bullet text:level="4" text:style-name="WW8Num26z0" style:num-suffix="." text:bullet-char="">
        <style:list-level-properties text:space-before="1.9075in" text:min-label-width="0.25in"/>
        <style:text-properties style:font-name="Symbol"/>
      </text:list-level-style-bullet>
      <text:list-level-style-bullet text:level="5" text:style-name="WW8Num26z1" style:num-suffix="." text:bullet-char="o">
        <style:list-level-properties text:space-before="2.4075in" text:min-label-width="0.25in"/>
        <style:text-properties style:font-name="Courier New"/>
      </text:list-level-style-bullet>
      <text:list-level-style-bullet text:level="6" text:style-name="WW8Num26z2" style:num-suffix="." text:bullet-char="">
        <style:list-level-properties text:space-before="2.9075in" text:min-label-width="0.25in"/>
        <style:text-properties style:font-name="Wingdings"/>
      </text:list-level-style-bullet>
      <text:list-level-style-bullet text:level="7" text:style-name="WW8Num26z0" style:num-suffix="." text:bullet-char="">
        <style:list-level-properties text:space-before="3.4075in" text:min-label-width="0.25in"/>
        <style:text-properties style:font-name="Symbol"/>
      </text:list-level-style-bullet>
      <text:list-level-style-bullet text:level="8" text:style-name="WW8Num26z1" style:num-suffix="." text:bullet-char="o">
        <style:list-level-properties text:space-before="3.9075in" text:min-label-width="0.25in"/>
        <style:text-properties style:font-name="Courier New"/>
      </text:list-level-style-bullet>
      <text:list-level-style-bullet text:level="9" text:style-name="WW8Num26z2" style:num-suffix="." text:bullet-char="">
        <style:list-level-properties text:space-before="4.40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list-level-style-number text:level="1" style:num-suffix="." style:num-format="1">
        <style:list-level-properties text:min-label-width="0.5in"/>
      </text:list-level-style-number>
      <text:list-level-style-number text:level="2" style:num-suffix="." style:num-format="1" text:display-levels="2">
        <style:list-level-properties text:min-label-width="0.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WW8Num28z0" style:num-suffix="." text:bullet-char="">
        <style:list-level-properties text:space-before="0.4075in" text:min-label-width="0.25in"/>
        <style:text-properties style:font-name="Symbol"/>
      </text:list-level-style-bullet>
      <text:list-level-style-bullet text:level="2" text:style-name="WW8Num28z1" style:num-suffix="." text:bullet-char="o">
        <style:list-level-properties text:space-before="0.9075in" text:min-label-width="0.25in"/>
        <style:text-properties style:font-name="Courier New"/>
      </text:list-level-style-bullet>
      <text:list-level-style-bullet text:level="3" text:style-name="WW8Num28z2" style:num-suffix="." text:bullet-char="">
        <style:list-level-properties text:space-before="1.4075in" text:min-label-width="0.25in"/>
        <style:text-properties style:font-name="Wingdings"/>
      </text:list-level-style-bullet>
      <text:list-level-style-bullet text:level="4" text:style-name="WW8Num28z0" style:num-suffix="." text:bullet-char="">
        <style:list-level-properties text:space-before="1.9075in" text:min-label-width="0.25in"/>
        <style:text-properties style:font-name="Symbol"/>
      </text:list-level-style-bullet>
      <text:list-level-style-bullet text:level="5" text:style-name="WW8Num28z1" style:num-suffix="." text:bullet-char="o">
        <style:list-level-properties text:space-before="2.4075in" text:min-label-width="0.25in"/>
        <style:text-properties style:font-name="Courier New"/>
      </text:list-level-style-bullet>
      <text:list-level-style-bullet text:level="6" text:style-name="WW8Num28z2" style:num-suffix="." text:bullet-char="">
        <style:list-level-properties text:space-before="2.9075in" text:min-label-width="0.25in"/>
        <style:text-properties style:font-name="Wingdings"/>
      </text:list-level-style-bullet>
      <text:list-level-style-bullet text:level="7" text:style-name="WW8Num28z0" style:num-suffix="." text:bullet-char="">
        <style:list-level-properties text:space-before="3.4075in" text:min-label-width="0.25in"/>
        <style:text-properties style:font-name="Symbol"/>
      </text:list-level-style-bullet>
      <text:list-level-style-bullet text:level="8" text:style-name="WW8Num28z1" style:num-suffix="." text:bullet-char="o">
        <style:list-level-properties text:space-before="3.9075in" text:min-label-width="0.25in"/>
        <style:text-properties style:font-name="Courier New"/>
      </text:list-level-style-bullet>
      <text:list-level-style-bullet text:level="9" text:style-name="WW8Num28z2" style:num-suffix="." text:bullet-char="">
        <style:list-level-properties text:space-before="4.40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9">
      <text:list-level-style-bullet text:level="1" text:style-name="WW8Num29z0" style:num-suffix="." text:bullet-char="">
        <style:list-level-properties text:min-label-width="0.6575in"/>
        <style:text-properties style:font-name="Symbol"/>
      </text:list-level-style-bullet>
      <text:list-level-style-bullet text:level="2" text:style-name="WW8Num29z1" style:num-suffix="." text:bullet-char="o">
        <style:list-level-properties text:space-before="0.9075in" text:min-label-width="0.25in"/>
        <style:text-properties style:font-name="Courier New"/>
      </text:list-level-style-bullet>
      <text:list-level-style-bullet text:level="3" text:style-name="WW8Num29z2" style:num-suffix="." text:bullet-char="">
        <style:list-level-properties text:space-before="1.4075in" text:min-label-width="0.25in"/>
        <style:text-properties style:font-name="Wingdings"/>
      </text:list-level-style-bullet>
      <text:list-level-style-bullet text:level="4" text:style-name="WW8Num29z3" style:num-suffix="." text:bullet-char="">
        <style:list-level-properties text:space-before="1.9075in" text:min-label-width="0.25in"/>
        <style:text-properties style:font-name="Symbol"/>
      </text:list-level-style-bullet>
      <text:list-level-style-bullet text:level="5" text:style-name="WW8Num29z1" style:num-suffix="." text:bullet-char="o">
        <style:list-level-properties text:space-before="2.4075in" text:min-label-width="0.25in"/>
        <style:text-properties style:font-name="Courier New"/>
      </text:list-level-style-bullet>
      <text:list-level-style-bullet text:level="6" text:style-name="WW8Num29z2" style:num-suffix="." text:bullet-char="">
        <style:list-level-properties text:space-before="2.9075in" text:min-label-width="0.25in"/>
        <style:text-properties style:font-name="Wingdings"/>
      </text:list-level-style-bullet>
      <text:list-level-style-bullet text:level="7" text:style-name="WW8Num29z3" style:num-suffix="." text:bullet-char="">
        <style:list-level-properties text:space-before="3.4075in" text:min-label-width="0.25in"/>
        <style:text-properties style:font-name="Symbol"/>
      </text:list-level-style-bullet>
      <text:list-level-style-bullet text:level="8" text:style-name="WW8Num29z1" style:num-suffix="." text:bullet-char="o">
        <style:list-level-properties text:space-before="3.9075in" text:min-label-width="0.25in"/>
        <style:text-properties style:font-name="Courier New"/>
      </text:list-level-style-bullet>
      <text:list-level-style-bullet text:level="9" text:style-name="WW8Num29z2" style:num-suffix="." text:bullet-char="">
        <style:list-level-properties text:space-before="4.40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style:num-suffix="." text:bullet-char="">
        <style:list-level-properties text:space-before="0.3799in" text:min-label-width="0.2244in"/>
        <style:text-properties style:font-name="Symbol"/>
      </text:list-level-style-bullet>
      <text:list-level-style-bullet text:level="2" text:style-name="WW8Num30z1" style:num-suffix="." text:bullet-char="o">
        <style:list-level-properties text:space-before="1.1457in" text:min-label-width="0.25in"/>
        <style:text-properties style:font-name="Courier New"/>
      </text:list-level-style-bullet>
      <text:list-level-style-bullet text:level="3" text:style-name="WW8Num30z2" style:num-suffix="." text:bullet-char="">
        <style:list-level-properties text:space-before="1.6457in" text:min-label-width="0.25in"/>
        <style:text-properties style:font-name="Wingdings"/>
      </text:list-level-style-bullet>
      <text:list-level-style-bullet text:level="4" text:style-name="WW8Num30z3" style:num-suffix="." text:bullet-char="">
        <style:list-level-properties text:space-before="2.1457in" text:min-label-width="0.25in"/>
        <style:text-properties style:font-name="Symbol"/>
      </text:list-level-style-bullet>
      <text:list-level-style-bullet text:level="5" text:style-name="WW8Num30z1" style:num-suffix="." text:bullet-char="o">
        <style:list-level-properties text:space-before="2.6457in" text:min-label-width="0.25in"/>
        <style:text-properties style:font-name="Courier New"/>
      </text:list-level-style-bullet>
      <text:list-level-style-bullet text:level="6" text:style-name="WW8Num30z2" style:num-suffix="." text:bullet-char="">
        <style:list-level-properties text:space-before="3.1457in" text:min-label-width="0.25in"/>
        <style:text-properties style:font-name="Wingdings"/>
      </text:list-level-style-bullet>
      <text:list-level-style-bullet text:level="7" text:style-name="WW8Num30z3" style:num-suffix="." text:bullet-char="">
        <style:list-level-properties text:space-before="3.6457in" text:min-label-width="0.25in"/>
        <style:text-properties style:font-name="Symbol"/>
      </text:list-level-style-bullet>
      <text:list-level-style-bullet text:level="8" text:style-name="WW8Num30z1" style:num-suffix="." text:bullet-char="o">
        <style:list-level-properties text:space-before="4.1457in" text:min-label-width="0.25in"/>
        <style:text-properties style:font-name="Courier New"/>
      </text:list-level-style-bullet>
      <text:list-level-style-bullet text:level="9" text:style-name="WW8Num30z2" style:num-suffix="." text:bullet-char="">
        <style:list-level-properties text:space-before="4.6457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number text:level="1"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bullet text:level="1" text:style-name="WW8Num32z0" style:num-suffix="." text:bullet-char="">
        <style:list-level-properties text:space-before="0.4075in" text:min-label-width="0.25in"/>
        <style:text-properties style:font-name="Symbol"/>
      </text:list-level-style-bullet>
      <text:list-level-style-bullet text:level="2" text:style-name="WW8Num32z1" style:num-suffix="." text:bullet-char="o">
        <style:list-level-properties text:space-before="0.9075in" text:min-label-width="0.25in"/>
        <style:text-properties style:font-name="Courier New"/>
      </text:list-level-style-bullet>
      <text:list-level-style-bullet text:level="3" text:style-name="WW8Num32z2" style:num-suffix="." text:bullet-char="">
        <style:list-level-properties text:space-before="1.4075in" text:min-label-width="0.25in"/>
        <style:text-properties style:font-name="Wingdings"/>
      </text:list-level-style-bullet>
      <text:list-level-style-bullet text:level="4" text:style-name="WW8Num32z0" style:num-suffix="." text:bullet-char="">
        <style:list-level-properties text:space-before="1.9075in" text:min-label-width="0.25in"/>
        <style:text-properties style:font-name="Symbol"/>
      </text:list-level-style-bullet>
      <text:list-level-style-bullet text:level="5" text:style-name="WW8Num32z1" style:num-suffix="." text:bullet-char="o">
        <style:list-level-properties text:space-before="2.4075in" text:min-label-width="0.25in"/>
        <style:text-properties style:font-name="Courier New"/>
      </text:list-level-style-bullet>
      <text:list-level-style-bullet text:level="6" text:style-name="WW8Num32z2" style:num-suffix="." text:bullet-char="">
        <style:list-level-properties text:space-before="2.9075in" text:min-label-width="0.25in"/>
        <style:text-properties style:font-name="Wingdings"/>
      </text:list-level-style-bullet>
      <text:list-level-style-bullet text:level="7" text:style-name="WW8Num32z0" style:num-suffix="." text:bullet-char="">
        <style:list-level-properties text:space-before="3.4075in" text:min-label-width="0.25in"/>
        <style:text-properties style:font-name="Symbol"/>
      </text:list-level-style-bullet>
      <text:list-level-style-bullet text:level="8" text:style-name="WW8Num32z1" style:num-suffix="." text:bullet-char="o">
        <style:list-level-properties text:space-before="3.9075in" text:min-label-width="0.25in"/>
        <style:text-properties style:font-name="Courier New"/>
      </text:list-level-style-bullet>
      <text:list-level-style-bullet text:level="9" text:style-name="WW8Num32z2" style:num-suffix="." text:bullet-char="">
        <style:list-level-properties text:space-before="4.40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number text:level="1" style:num-suffix="." style:num-format="1">
        <style:list-level-properties text:min-label-width="0.1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4">
      <text:list-level-style-bullet text:level="1" text:style-name="WW8Num34z0" style:num-suffix="." text:bullet-char="">
        <style:list-level-properties text:min-label-width="0.6575in"/>
        <style:text-properties style:font-name="Symbol"/>
      </text:list-level-style-bullet>
      <text:list-level-style-bullet text:level="2" text:style-name="WW8Num34z1" style:num-suffix="." text:bullet-char="o">
        <style:list-level-properties text:space-before="0.9075in" text:min-label-width="0.25in"/>
        <style:text-properties style:font-name="Courier New"/>
      </text:list-level-style-bullet>
      <text:list-level-style-bullet text:level="3" text:style-name="WW8Num34z2" style:num-suffix="." text:bullet-char="">
        <style:list-level-properties text:space-before="1.4075in" text:min-label-width="0.25in"/>
        <style:text-properties style:font-name="Wingdings"/>
      </text:list-level-style-bullet>
      <text:list-level-style-bullet text:level="4" text:style-name="WW8Num34z3" style:num-suffix="." text:bullet-char="">
        <style:list-level-properties text:space-before="1.9075in" text:min-label-width="0.25in"/>
        <style:text-properties style:font-name="Symbol"/>
      </text:list-level-style-bullet>
      <text:list-level-style-bullet text:level="5" text:style-name="WW8Num34z1" style:num-suffix="." text:bullet-char="o">
        <style:list-level-properties text:space-before="2.4075in" text:min-label-width="0.25in"/>
        <style:text-properties style:font-name="Courier New"/>
      </text:list-level-style-bullet>
      <text:list-level-style-bullet text:level="6" text:style-name="WW8Num34z2" style:num-suffix="." text:bullet-char="">
        <style:list-level-properties text:space-before="2.9075in" text:min-label-width="0.25in"/>
        <style:text-properties style:font-name="Wingdings"/>
      </text:list-level-style-bullet>
      <text:list-level-style-bullet text:level="7" text:style-name="WW8Num34z3" style:num-suffix="." text:bullet-char="">
        <style:list-level-properties text:space-before="3.4075in" text:min-label-width="0.25in"/>
        <style:text-properties style:font-name="Symbol"/>
      </text:list-level-style-bullet>
      <text:list-level-style-bullet text:level="8" text:style-name="WW8Num34z1" style:num-suffix="." text:bullet-char="o">
        <style:list-level-properties text:space-before="3.9075in" text:min-label-width="0.25in"/>
        <style:text-properties style:font-name="Courier New"/>
      </text:list-level-style-bullet>
      <text:list-level-style-bullet text:level="9" text:style-name="WW8Num34z2" style:num-suffix="." text:bullet-char="">
        <style:list-level-properties text:space-before="4.40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5">
      <text:list-level-style-bullet text:level="1" text:style-name="WW8Num35z0" style:num-suffix="." text:bullet-char="">
        <style:list-level-properties text:min-label-width="0.6575in"/>
        <style:text-properties style:font-name="Symbol"/>
      </text:list-level-style-bullet>
      <text:list-level-style-bullet text:level="2" text:style-name="WW8Num35z1" style:num-suffix="." text:bullet-char="o">
        <style:list-level-properties text:space-before="0.9075in" text:min-label-width="0.25in"/>
        <style:text-properties style:font-name="Courier New"/>
      </text:list-level-style-bullet>
      <text:list-level-style-bullet text:level="3" text:style-name="WW8Num35z2" style:num-suffix="." text:bullet-char="">
        <style:list-level-properties text:space-before="1.4075in" text:min-label-width="0.25in"/>
        <style:text-properties style:font-name="Wingdings"/>
      </text:list-level-style-bullet>
      <text:list-level-style-bullet text:level="4" text:style-name="WW8Num35z3" style:num-suffix="." text:bullet-char="">
        <style:list-level-properties text:space-before="1.9075in" text:min-label-width="0.25in"/>
        <style:text-properties style:font-name="Symbol"/>
      </text:list-level-style-bullet>
      <text:list-level-style-bullet text:level="5" text:style-name="WW8Num35z1" style:num-suffix="." text:bullet-char="o">
        <style:list-level-properties text:space-before="2.4075in" text:min-label-width="0.25in"/>
        <style:text-properties style:font-name="Courier New"/>
      </text:list-level-style-bullet>
      <text:list-level-style-bullet text:level="6" text:style-name="WW8Num35z2" style:num-suffix="." text:bullet-char="">
        <style:list-level-properties text:space-before="2.9075in" text:min-label-width="0.25in"/>
        <style:text-properties style:font-name="Wingdings"/>
      </text:list-level-style-bullet>
      <text:list-level-style-bullet text:level="7" text:style-name="WW8Num35z3" style:num-suffix="." text:bullet-char="">
        <style:list-level-properties text:space-before="3.4075in" text:min-label-width="0.25in"/>
        <style:text-properties style:font-name="Symbol"/>
      </text:list-level-style-bullet>
      <text:list-level-style-bullet text:level="8" text:style-name="WW8Num35z1" style:num-suffix="." text:bullet-char="o">
        <style:list-level-properties text:space-before="3.9075in" text:min-label-width="0.25in"/>
        <style:text-properties style:font-name="Courier New"/>
      </text:list-level-style-bullet>
      <text:list-level-style-bullet text:level="9" text:style-name="WW8Num35z2" style:num-suffix="." text:bullet-char="">
        <style:list-level-properties text:space-before="4.40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StyleNum">
      <text:list-level-style-number text:level="1" style:num-format="">
        <style:list-level-properties text:min-label-width="0.157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1">
        <style:list-level-properties text:min-label-width="0.157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2">
      <text:list-level-style-number text:level="1" style:num-suffix="." style:num-format="1">
        <style:list-level-properties text:min-label-width="0.1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usage="mirrored">
      <style:page-layout-properties fo:page-width="8.5in" fo:page-height="11in" style:num-format="1" style:print-orientation="portrait" fo:margin-top="2.1299in" fo:margin-bottom="2.1299in" fo:margin-left="1.7327in" fo:margin-right="1.7327in" style:writing-mode="lr-tb" style:layout-grid-color="#c0c0c0" style:layout-grid-lines="3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Footnote" style:page-layout-name="pm3"/>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Paradigm Lost: Abstraction Mechanisms for Access Control</dc:title>
    <meta:initial-creator>foobar</meta:initial-creator>
    <meta:creation-date>2003-07-30T11:36:00</meta:creation-date>
    <dc:date>2004-11-05T16:46:07</dc:date>
    <meta:printed-by>Mark Miller</meta:printed-by>
    <meta:print-date>2003-09-21T15:58:30</meta:print-date>
    <dc:language>en-US</dc:language>
    <meta:editing-cycles>4341</meta:editing-cycles>
    <meta:editing-duration>P7DT9H49M22S</meta:editing-duration>
    <meta:user-defined meta:name="Info 1"/>
    <meta:user-defined meta:name="Info 2"/>
    <meta:user-defined meta:name="Info 3"/>
    <meta:user-defined meta:name="Info 4"/>
    <meta:document-statistic meta:table-count="1" meta:image-count="0" meta:object-count="3" meta:page-count="22" meta:paragraph-count="249" meta:word-count="9042" meta:character-count="59099"/>
  </office:meta>
</office:document-meta>
</file>